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82ed70"/>
    </style:style>
    <style:style style:name="P2" style:family="paragraph" style:parent-style-name="Heading">
      <style:text-properties officeooo:paragraph-rsid="00ddba7b"/>
    </style:style>
    <style:style style:name="P3" style:family="paragraph" style:parent-style-name="Heading">
      <style:text-properties officeooo:paragraph-rsid="008c8414"/>
    </style:style>
    <style:style style:name="P4" style:family="paragraph" style:parent-style-name="Heading">
      <style:text-properties officeooo:paragraph-rsid="0127cdf2"/>
    </style:style>
    <style:style style:name="P5" style:family="paragraph" style:parent-style-name="Text_20_body">
      <style:paragraph-properties fo:text-align="justify" style:justify-single-word="false"/>
      <style:text-properties officeooo:rsid="0002a93d" officeooo:paragraph-rsid="0002a93d"/>
    </style:style>
    <style:style style:name="P6" style:family="paragraph" style:parent-style-name="Text_20_body">
      <style:paragraph-properties fo:text-align="justify" style:justify-single-word="false"/>
      <style:text-properties officeooo:rsid="000ae4ef" officeooo:paragraph-rsid="000ae4ef"/>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0c54f"/>
    </style:style>
    <style:style style:name="P9" style:family="paragraph" style:parent-style-name="Text_20_body">
      <style:paragraph-properties fo:text-align="justify" style:justify-single-word="false"/>
      <style:text-properties officeooo:paragraph-rsid="0017a97d"/>
    </style:style>
    <style:style style:name="P10" style:family="paragraph" style:parent-style-name="Text_20_body">
      <style:paragraph-properties fo:text-align="justify" style:justify-single-word="false"/>
      <style:text-properties officeooo:paragraph-rsid="002858b7"/>
    </style:style>
    <style:style style:name="P11" style:family="paragraph" style:parent-style-name="Text_20_body">
      <style:paragraph-properties fo:text-align="justify" style:justify-single-word="false"/>
      <style:text-properties officeooo:paragraph-rsid="002bc086"/>
    </style:style>
    <style:style style:name="P12" style:family="paragraph" style:parent-style-name="Text_20_body">
      <style:paragraph-properties fo:text-align="justify" style:justify-single-word="false"/>
      <style:text-properties officeooo:paragraph-rsid="0030beef"/>
    </style:style>
    <style:style style:name="P13" style:family="paragraph" style:parent-style-name="Text_20_body">
      <style:paragraph-properties fo:text-align="justify" style:justify-single-word="false"/>
      <style:text-properties officeooo:paragraph-rsid="0048d239"/>
    </style:style>
    <style:style style:name="P14" style:family="paragraph" style:parent-style-name="Text_20_body">
      <style:paragraph-properties fo:text-align="justify" style:justify-single-word="false"/>
      <style:text-properties officeooo:paragraph-rsid="004e2e9d"/>
    </style:style>
    <style:style style:name="P15" style:family="paragraph" style:parent-style-name="Text_20_body">
      <style:paragraph-properties fo:text-align="justify" style:justify-single-word="false"/>
      <style:text-properties officeooo:paragraph-rsid="00547e4d"/>
    </style:style>
    <style:style style:name="P16" style:family="paragraph" style:parent-style-name="Text_20_body">
      <style:paragraph-properties fo:text-align="justify" style:justify-single-word="false"/>
      <style:text-properties officeooo:paragraph-rsid="005495c1"/>
    </style:style>
    <style:style style:name="P17" style:family="paragraph" style:parent-style-name="Text_20_body">
      <style:paragraph-properties fo:text-align="justify" style:justify-single-word="false"/>
      <style:text-properties officeooo:paragraph-rsid="0057b706"/>
    </style:style>
    <style:style style:name="P18" style:family="paragraph" style:parent-style-name="Text_20_body">
      <style:paragraph-properties fo:text-align="justify" style:justify-single-word="false"/>
      <style:text-properties officeooo:paragraph-rsid="005bdcaf"/>
    </style:style>
    <style:style style:name="P19" style:family="paragraph" style:parent-style-name="Text_20_body">
      <style:paragraph-properties fo:text-align="justify" style:justify-single-word="false"/>
      <style:text-properties officeooo:paragraph-rsid="005e7954"/>
    </style:style>
    <style:style style:name="P20" style:family="paragraph" style:parent-style-name="Text_20_body">
      <style:paragraph-properties fo:text-align="justify" style:justify-single-word="false"/>
      <style:text-properties officeooo:paragraph-rsid="005ff3f5"/>
    </style:style>
    <style:style style:name="P21" style:family="paragraph" style:parent-style-name="Text_20_body">
      <style:paragraph-properties fo:text-align="justify" style:justify-single-word="false"/>
      <style:text-properties officeooo:paragraph-rsid="00675806"/>
    </style:style>
    <style:style style:name="P22" style:family="paragraph" style:parent-style-name="Text_20_body">
      <style:paragraph-properties fo:text-align="justify" style:justify-single-word="false"/>
      <style:text-properties officeooo:paragraph-rsid="00688cc2"/>
    </style:style>
    <style:style style:name="P23" style:family="paragraph" style:parent-style-name="Text_20_body">
      <style:paragraph-properties fo:text-align="justify" style:justify-single-word="false"/>
      <style:text-properties officeooo:paragraph-rsid="00747242"/>
    </style:style>
    <style:style style:name="P24" style:family="paragraph" style:parent-style-name="Text_20_body">
      <style:paragraph-properties fo:text-align="justify" style:justify-single-word="false"/>
      <style:text-properties officeooo:paragraph-rsid="007906ee"/>
    </style:style>
    <style:style style:name="P25" style:family="paragraph" style:parent-style-name="Text_20_body">
      <style:paragraph-properties fo:text-align="justify" style:justify-single-word="false"/>
      <style:text-properties officeooo:paragraph-rsid="007a2758"/>
    </style:style>
    <style:style style:name="P26" style:family="paragraph" style:parent-style-name="Text_20_body">
      <style:paragraph-properties fo:text-align="justify" style:justify-single-word="false"/>
      <style:text-properties officeooo:paragraph-rsid="007fa254"/>
    </style:style>
    <style:style style:name="P27" style:family="paragraph" style:parent-style-name="Text_20_body">
      <style:paragraph-properties fo:text-align="justify" style:justify-single-word="false"/>
      <style:text-properties officeooo:paragraph-rsid="00803712"/>
    </style:style>
    <style:style style:name="P28" style:family="paragraph" style:parent-style-name="Text_20_body">
      <style:paragraph-properties fo:text-align="justify" style:justify-single-word="false"/>
      <style:text-properties officeooo:paragraph-rsid="0082ed70"/>
    </style:style>
    <style:style style:name="P29" style:family="paragraph" style:parent-style-name="Text_20_body">
      <style:paragraph-properties fo:text-align="justify" style:justify-single-word="false"/>
      <style:text-properties officeooo:paragraph-rsid="0083876d"/>
    </style:style>
    <style:style style:name="P30" style:family="paragraph" style:parent-style-name="Text_20_body">
      <style:paragraph-properties fo:text-align="justify" style:justify-single-word="false"/>
      <style:text-properties officeooo:paragraph-rsid="0084a2d2"/>
    </style:style>
    <style:style style:name="P31" style:family="paragraph" style:parent-style-name="Text_20_body">
      <style:paragraph-properties fo:text-align="justify" style:justify-single-word="false"/>
      <style:text-properties officeooo:paragraph-rsid="0084ce87"/>
    </style:style>
    <style:style style:name="P32" style:family="paragraph" style:parent-style-name="Text_20_body">
      <style:paragraph-properties fo:text-align="justify" style:justify-single-word="false"/>
      <style:text-properties officeooo:paragraph-rsid="00877b5a"/>
    </style:style>
    <style:style style:name="P33" style:family="paragraph" style:parent-style-name="Text_20_body">
      <style:paragraph-properties fo:text-align="justify" style:justify-single-word="false"/>
      <style:text-properties officeooo:paragraph-rsid="008c8414"/>
    </style:style>
    <style:style style:name="P34" style:family="paragraph" style:parent-style-name="Text_20_body">
      <style:paragraph-properties fo:text-align="justify" style:justify-single-word="false"/>
      <style:text-properties officeooo:paragraph-rsid="008e6fd3"/>
    </style:style>
    <style:style style:name="P35" style:family="paragraph" style:parent-style-name="Text_20_body">
      <style:paragraph-properties fo:text-align="justify" style:justify-single-word="false"/>
      <style:text-properties officeooo:paragraph-rsid="008f896a"/>
    </style:style>
    <style:style style:name="P36" style:family="paragraph" style:parent-style-name="Text_20_body">
      <style:paragraph-properties fo:text-align="justify" style:justify-single-word="false"/>
      <style:text-properties officeooo:paragraph-rsid="00902063"/>
    </style:style>
    <style:style style:name="P37" style:family="paragraph" style:parent-style-name="Text_20_body">
      <style:paragraph-properties fo:text-align="justify" style:justify-single-word="false"/>
      <style:text-properties officeooo:paragraph-rsid="009201f6"/>
    </style:style>
    <style:style style:name="P38" style:family="paragraph" style:parent-style-name="Text_20_body">
      <style:paragraph-properties fo:text-align="justify" style:justify-single-word="false"/>
      <style:text-properties officeooo:paragraph-rsid="0093c77f"/>
    </style:style>
    <style:style style:name="P39" style:family="paragraph" style:parent-style-name="Text_20_body">
      <style:paragraph-properties fo:text-align="justify" style:justify-single-word="false"/>
      <style:text-properties officeooo:paragraph-rsid="00940f49"/>
    </style:style>
    <style:style style:name="P40" style:family="paragraph" style:parent-style-name="Text_20_body">
      <style:paragraph-properties fo:text-align="justify" style:justify-single-word="false"/>
      <style:text-properties officeooo:paragraph-rsid="009580fc"/>
    </style:style>
    <style:style style:name="P41" style:family="paragraph" style:parent-style-name="Text_20_body">
      <style:paragraph-properties fo:text-align="justify" style:justify-single-word="false"/>
      <style:text-properties officeooo:paragraph-rsid="00a8bae6"/>
    </style:style>
    <style:style style:name="P42" style:family="paragraph" style:parent-style-name="Text_20_body">
      <style:paragraph-properties fo:text-align="justify" style:justify-single-word="false"/>
      <style:text-properties officeooo:paragraph-rsid="00bb8ac3"/>
    </style:style>
    <style:style style:name="P43" style:family="paragraph" style:parent-style-name="Text_20_body">
      <style:paragraph-properties fo:text-align="justify" style:justify-single-word="false"/>
      <style:text-properties officeooo:paragraph-rsid="00bde533"/>
    </style:style>
    <style:style style:name="P44" style:family="paragraph" style:parent-style-name="Text_20_body">
      <style:paragraph-properties fo:text-align="justify" style:justify-single-word="false"/>
      <style:text-properties officeooo:paragraph-rsid="00daa79d"/>
    </style:style>
    <style:style style:name="P45" style:family="paragraph" style:parent-style-name="Text_20_body">
      <style:paragraph-properties fo:text-align="justify" style:justify-single-word="false"/>
      <style:text-properties officeooo:paragraph-rsid="00ddba7b"/>
    </style:style>
    <style:style style:name="P46" style:family="paragraph" style:parent-style-name="Text_20_body">
      <style:paragraph-properties fo:text-align="justify" style:justify-single-word="false"/>
      <style:text-properties officeooo:paragraph-rsid="00e06d92"/>
    </style:style>
    <style:style style:name="P47" style:family="paragraph" style:parent-style-name="Text_20_body">
      <style:paragraph-properties fo:text-align="justify" style:justify-single-word="false"/>
      <style:text-properties officeooo:paragraph-rsid="00eca351"/>
    </style:style>
    <style:style style:name="P48" style:family="paragraph" style:parent-style-name="Text_20_body">
      <style:paragraph-properties fo:text-align="justify" style:justify-single-word="false"/>
      <style:text-properties officeooo:paragraph-rsid="00f1f7f2"/>
    </style:style>
    <style:style style:name="P49" style:family="paragraph" style:parent-style-name="Text_20_body">
      <style:paragraph-properties fo:text-align="justify" style:justify-single-word="false"/>
      <style:text-properties officeooo:paragraph-rsid="00f45455"/>
    </style:style>
    <style:style style:name="P50" style:family="paragraph" style:parent-style-name="Text_20_body">
      <style:paragraph-properties fo:text-align="justify" style:justify-single-word="false"/>
      <style:text-properties officeooo:paragraph-rsid="00f596a1"/>
    </style:style>
    <style:style style:name="P51" style:family="paragraph" style:parent-style-name="Text_20_body">
      <style:paragraph-properties fo:text-align="justify" style:justify-single-word="false"/>
      <style:text-properties officeooo:paragraph-rsid="01081450"/>
    </style:style>
    <style:style style:name="P52" style:family="paragraph" style:parent-style-name="Text_20_body">
      <style:paragraph-properties fo:text-align="justify" style:justify-single-word="false"/>
      <style:text-properties officeooo:paragraph-rsid="01100d68"/>
    </style:style>
    <style:style style:name="P53" style:family="paragraph" style:parent-style-name="Text_20_body">
      <style:paragraph-properties fo:text-align="justify" style:justify-single-word="false"/>
      <style:text-properties officeooo:paragraph-rsid="0111dd3b"/>
    </style:style>
    <style:style style:name="P54" style:family="paragraph" style:parent-style-name="Text_20_body">
      <style:paragraph-properties fo:text-align="justify" style:justify-single-word="false"/>
      <style:text-properties officeooo:paragraph-rsid="01183568"/>
    </style:style>
    <style:style style:name="P55" style:family="paragraph" style:parent-style-name="Text_20_body">
      <style:paragraph-properties fo:text-align="justify" style:justify-single-word="false"/>
      <style:text-properties officeooo:paragraph-rsid="0134aca8"/>
    </style:style>
    <style:style style:name="P56" style:family="paragraph" style:parent-style-name="Text_20_body">
      <style:paragraph-properties fo:text-align="justify" style:justify-single-word="false"/>
      <style:text-properties officeooo:paragraph-rsid="01386c7a"/>
    </style:style>
    <style:style style:name="P57" style:family="paragraph" style:parent-style-name="Text_20_body">
      <style:paragraph-properties fo:text-align="justify" style:justify-single-word="false"/>
      <style:text-properties officeooo:paragraph-rsid="013956d0"/>
    </style:style>
    <style:style style:name="P58" style:family="paragraph" style:parent-style-name="Text_20_body">
      <style:paragraph-properties fo:text-align="justify" style:justify-single-word="false"/>
      <style:text-properties officeooo:rsid="00196b66" officeooo:paragraph-rsid="00196b66"/>
    </style:style>
    <style:style style:name="P59" style:family="paragraph" style:parent-style-name="Text_20_body">
      <style:paragraph-properties fo:text-align="justify" style:justify-single-word="false"/>
      <style:text-properties officeooo:rsid="001a35f4" officeooo:paragraph-rsid="001a35f4"/>
    </style:style>
    <style:style style:name="P60" style:family="paragraph" style:parent-style-name="Text_20_body">
      <style:paragraph-properties fo:text-align="justify" style:justify-single-word="false"/>
      <style:text-properties officeooo:rsid="001bcbb0" officeooo:paragraph-rsid="001bcbb0"/>
    </style:style>
    <style:style style:name="P61" style:family="paragraph" style:parent-style-name="Text_20_body">
      <style:paragraph-properties fo:text-align="justify" style:justify-single-word="false"/>
      <style:text-properties officeooo:rsid="001fea77" officeooo:paragraph-rsid="001fea77"/>
    </style:style>
    <style:style style:name="P62" style:family="paragraph" style:parent-style-name="Text_20_body">
      <style:paragraph-properties fo:text-align="justify" style:justify-single-word="false"/>
      <style:text-properties officeooo:rsid="00225b98" officeooo:paragraph-rsid="00225b98"/>
    </style:style>
    <style:style style:name="P63" style:family="paragraph" style:parent-style-name="Text_20_body">
      <style:paragraph-properties fo:text-align="justify" style:justify-single-word="false"/>
      <style:text-properties officeooo:rsid="0024a1ce" officeooo:paragraph-rsid="0024a1ce"/>
    </style:style>
    <style:style style:name="P64" style:family="paragraph" style:parent-style-name="Text_20_body">
      <style:text-properties officeooo:rsid="00258bb9" officeooo:paragraph-rsid="00258bb9"/>
    </style:style>
    <style:style style:name="P65" style:family="paragraph" style:parent-style-name="Text_20_body">
      <style:paragraph-properties fo:text-align="justify" style:justify-single-word="false"/>
      <style:text-properties officeooo:rsid="00258bb9" officeooo:paragraph-rsid="00258bb9"/>
    </style:style>
    <style:style style:name="P66" style:family="paragraph" style:parent-style-name="Text_20_body">
      <style:paragraph-properties fo:text-align="justify" style:justify-single-word="false"/>
      <style:text-properties officeooo:rsid="0026bfc0" officeooo:paragraph-rsid="0026bfc0"/>
    </style:style>
    <style:style style:name="P67" style:family="paragraph" style:parent-style-name="Text_20_body">
      <style:paragraph-properties fo:text-align="justify" style:justify-single-word="false"/>
      <style:text-properties officeooo:rsid="00297854" officeooo:paragraph-rsid="00297854"/>
    </style:style>
    <style:style style:name="P68" style:family="paragraph" style:parent-style-name="Text_20_body">
      <style:paragraph-properties fo:text-align="justify" style:justify-single-word="false"/>
      <style:text-properties officeooo:rsid="002bc086" officeooo:paragraph-rsid="002bc086"/>
    </style:style>
    <style:style style:name="P69" style:family="paragraph" style:parent-style-name="Text_20_body">
      <style:paragraph-properties fo:text-align="justify" style:justify-single-word="false"/>
      <style:text-properties officeooo:rsid="002be7b6" officeooo:paragraph-rsid="002be7b6"/>
    </style:style>
    <style:style style:name="P70" style:family="paragraph" style:parent-style-name="Text_20_body">
      <style:paragraph-properties fo:text-align="justify" style:justify-single-word="false"/>
      <style:text-properties officeooo:rsid="0031b947" officeooo:paragraph-rsid="0031b947"/>
    </style:style>
    <style:style style:name="P71" style:family="paragraph" style:parent-style-name="Text_20_body">
      <style:paragraph-properties fo:text-align="justify" style:justify-single-word="false"/>
      <style:text-properties officeooo:rsid="003b3275" officeooo:paragraph-rsid="003b3275"/>
    </style:style>
    <style:style style:name="P72" style:family="paragraph" style:parent-style-name="Text_20_body">
      <style:paragraph-properties fo:text-align="justify" style:justify-single-word="false"/>
      <style:text-properties officeooo:rsid="003cf233" officeooo:paragraph-rsid="003cf233"/>
    </style:style>
    <style:style style:name="P73" style:family="paragraph" style:parent-style-name="Text_20_body">
      <style:paragraph-properties fo:text-align="justify" style:justify-single-word="false"/>
      <style:text-properties officeooo:rsid="003cf233" officeooo:paragraph-rsid="009be8ca"/>
    </style:style>
    <style:style style:name="P74" style:family="paragraph" style:parent-style-name="Text_20_body">
      <style:paragraph-properties fo:text-align="justify" style:justify-single-word="false"/>
      <style:text-properties officeooo:rsid="003ea9fc" officeooo:paragraph-rsid="003ea9fc"/>
    </style:style>
    <style:style style:name="P75" style:family="paragraph" style:parent-style-name="Text_20_body">
      <style:paragraph-properties fo:text-align="justify" style:justify-single-word="false"/>
      <style:text-properties officeooo:rsid="003fc30b" officeooo:paragraph-rsid="003fc30b"/>
    </style:style>
    <style:style style:name="P76" style:family="paragraph" style:parent-style-name="Text_20_body">
      <style:paragraph-properties fo:text-align="justify" style:justify-single-word="false"/>
      <style:text-properties fo:font-style="normal" officeooo:rsid="0043c656" officeooo:paragraph-rsid="0043c656" style:font-style-asian="normal" style:font-style-complex="normal"/>
    </style:style>
    <style:style style:name="P77" style:family="paragraph" style:parent-style-name="Text_20_body">
      <style:paragraph-properties fo:text-align="justify" style:justify-single-word="false"/>
      <style:text-properties fo:font-style="normal" officeooo:rsid="00462561" officeooo:paragraph-rsid="00462561" style:font-style-asian="normal" style:font-style-complex="normal"/>
    </style:style>
    <style:style style:name="P78" style:family="paragraph" style:parent-style-name="Text_20_body">
      <style:paragraph-properties fo:text-align="justify" style:justify-single-word="false"/>
      <style:text-properties fo:font-style="normal" style:text-underline-style="none" officeooo:rsid="0043c656" officeooo:paragraph-rsid="0043c656" style:font-style-asian="normal" style:font-style-complex="normal"/>
    </style:style>
    <style:style style:name="P79" style:family="paragraph" style:parent-style-name="Text_20_body">
      <style:paragraph-properties fo:text-align="justify" style:justify-single-word="false"/>
      <style:text-properties fo:font-style="normal" style:text-underline-style="none" officeooo:rsid="00449fb2" officeooo:paragraph-rsid="00449fb2" style:font-style-asian="normal" style:font-style-complex="normal"/>
    </style:style>
    <style:style style:name="P80" style:family="paragraph" style:parent-style-name="Text_20_body">
      <style:paragraph-properties fo:text-align="justify" style:justify-single-word="false"/>
      <style:text-properties fo:font-style="normal" style:text-underline-style="none" officeooo:rsid="00462561" officeooo:paragraph-rsid="00462561" style:font-style-asian="normal" style:font-style-complex="normal"/>
    </style:style>
    <style:style style:name="P81" style:family="paragraph" style:parent-style-name="Text_20_body">
      <style:paragraph-properties fo:text-align="justify" style:justify-single-word="false"/>
      <style:text-properties fo:language="ru" fo:country="RU" fo:font-style="normal" style:text-underline-style="none" officeooo:rsid="002c5ebe" officeooo:paragraph-rsid="002c5ebe" style:font-style-asian="normal" style:font-style-complex="normal"/>
    </style:style>
    <style:style style:name="P82" style:family="paragraph" style:parent-style-name="Text_20_body">
      <style:paragraph-properties fo:text-align="justify" style:justify-single-word="false"/>
      <style:text-properties officeooo:rsid="0019a08c" officeooo:paragraph-rsid="00b080ee"/>
    </style:style>
    <style:style style:name="P83" style:family="paragraph" style:parent-style-name="Text_20_body">
      <style:paragraph-properties fo:text-align="justify" style:justify-single-word="false"/>
      <style:text-properties officeooo:rsid="000a930d" officeooo:paragraph-rsid="000a930d"/>
    </style:style>
    <style:style style:name="P84" style:family="paragraph" style:parent-style-name="Text_20_body">
      <style:text-properties officeooo:paragraph-rsid="0127cdf2"/>
    </style:style>
    <style:style style:name="P85" style:family="paragraph" style:parent-style-name="Text_20_body">
      <style:paragraph-properties fo:text-align="justify" style:justify-single-word="false"/>
      <style:text-properties officeooo:rsid="002c5ebe" officeooo:paragraph-rsid="012c075a"/>
    </style:style>
    <style:style style:name="P86" style:family="paragraph" style:parent-style-name="Text_20_body">
      <style:paragraph-properties fo:text-align="justify" style:justify-single-word="false"/>
      <style:text-properties officeooo:rsid="00409cdc" officeooo:paragraph-rsid="012e7cde"/>
    </style:style>
    <style:style style:name="P87" style:family="paragraph" style:parent-style-name="Preformatted_20_Text">
      <style:text-properties officeooo:rsid="0002a93d" officeooo:paragraph-rsid="0002a93d"/>
    </style:style>
    <style:style style:name="P88" style:family="paragraph" style:parent-style-name="Preformatted_20_Text">
      <style:paragraph-properties fo:text-align="justify" style:justify-single-word="false"/>
    </style:style>
    <style:style style:name="P89" style:family="paragraph" style:parent-style-name="Preformatted_20_Text">
      <style:paragraph-properties fo:text-align="start" style:justify-single-word="false"/>
      <style:text-properties fo:color="#21409a" style:font-name="DejaVu Sans Mono" officeooo:rsid="00297854" officeooo:paragraph-rsid="00297854"/>
    </style:style>
    <style:style style:name="P90" style:family="paragraph" style:parent-style-name="Preformatted_20_Text">
      <style:text-properties fo:color="#21409a" style:font-name="DejaVu Sans Mono" fo:font-weight="bold"/>
    </style:style>
    <style:style style:name="P91" style:family="paragraph" style:parent-style-name="Preformatted_20_Text">
      <style:text-properties fo:color="#21409a" style:font-name="DejaVu Sans Mono" fo:font-weight="bold" style:font-weight-asian="bold" style:font-weight-complex="bold"/>
    </style:style>
    <style:style style:name="P92" style:family="paragraph" style:parent-style-name="Preformatted_20_Text">
      <style:text-properties fo:color="#21409a" style:font-name="DejaVu Sans Mono" fo:font-weight="bold" officeooo:paragraph-rsid="012147af" style:font-weight-asian="bold" style:font-weight-complex="bold"/>
    </style:style>
    <style:style style:name="P93" style:family="paragraph" style:parent-style-name="Preformatted_20_Text">
      <style:paragraph-properties fo:text-align="justify" style:justify-single-word="false"/>
      <style:text-properties fo:color="#21409a" style:font-name="DejaVu Sans Mono" fo:language="ru" fo:country="RU" fo:font-style="normal" fo:font-weight="bold" officeooo:paragraph-rsid="002858b7" style:font-style-asian="normal" style:font-weight-asian="bold" style:font-style-complex="normal" style:font-weight-complex="bold"/>
    </style:style>
    <style:style style:name="P94" style:family="paragraph" style:parent-style-name="Preformatted_20_Text">
      <style:paragraph-properties fo:text-align="justify" style:justify-single-word="false"/>
      <style:text-properties fo:color="#21409a" style:font-name="DejaVu Sans Mono" fo:language="ru" fo:country="RU" fo:font-style="normal" style:text-underline-style="none" fo:font-weight="bold" officeooo:rsid="002c5ebe" officeooo:paragraph-rsid="002c5ebe" style:font-style-asian="normal" style:font-weight-asian="bold" style:font-style-complex="normal" style:font-weight-complex="bold"/>
    </style:style>
    <style:style style:name="P95" style:family="paragraph" style:parent-style-name="Preformatted_20_Text">
      <style:paragraph-properties fo:text-align="justify" style:justify-single-word="false"/>
      <style:text-properties fo:color="#21409a" style:font-name="DejaVu Sans Mono" fo:language="ru" fo:country="RU" fo:font-style="normal" style:text-underline-style="none" fo:font-weight="bold" officeooo:paragraph-rsid="0030beef" style:font-style-asian="normal" style:font-weight-asian="bold" style:font-style-complex="normal" style:font-weight-complex="bold"/>
    </style:style>
    <style:style style:name="P96" style:family="paragraph" style:parent-style-name="Preformatted_20_Text">
      <style:paragraph-properties fo:text-align="justify" style:justify-single-word="false"/>
      <style:text-properties fo:color="#21409a" style:font-name="DejaVu Sans Mono" fo:font-style="normal" style:text-underline-style="none" fo:font-weight="bold" officeooo:rsid="0043c656" officeooo:paragraph-rsid="0043c656" style:font-style-asian="normal" style:font-weight-asian="bold" style:font-style-complex="normal" style:font-weight-complex="bold"/>
    </style:style>
    <style:style style:name="P97" style:family="paragraph" style:parent-style-name="Preformatted_20_Text">
      <style:text-properties fo:color="#21409a" style:font-name="DejaVu Sans Mono" fo:font-size="10pt" fo:language="ru" fo:country="RU" fo:font-style="normal" style:text-underline-style="none" fo:font-weight="bold" officeooo:rsid="002c5ebe" style:font-name-asian="Courier New" style:font-size-asian="10pt" style:font-style-asian="normal" style:font-weight-asian="bold" style:font-name-complex="Liberation Mono" style:font-size-complex="10pt" style:font-style-complex="normal" style:font-weight-complex="bold"/>
    </style:style>
    <style:style style:name="P98" style:family="paragraph" style:parent-style-name="Preformatted_20_Text">
      <style:text-properties officeooo:paragraph-rsid="0002a93d"/>
    </style:style>
    <style:style style:name="P99" style:family="paragraph" style:parent-style-name="Preformatted_20_Text">
      <style:text-properties officeooo:paragraph-rsid="00054e62"/>
    </style:style>
    <style:style style:name="P100" style:family="paragraph" style:parent-style-name="Preformatted_20_Text">
      <style:text-properties officeooo:paragraph-rsid="00282301"/>
    </style:style>
    <style:style style:name="P101" style:family="paragraph" style:parent-style-name="Preformatted_20_Text">
      <style:text-properties officeooo:paragraph-rsid="000a930d"/>
    </style:style>
    <style:style style:name="P102" style:family="paragraph" style:parent-style-name="Preformatted_20_Text">
      <style:paragraph-properties fo:text-align="justify" style:justify-single-word="false"/>
      <style:text-properties fo:font-variant="normal" fo:text-transform="none" fo:color="#21409a" style:font-name="DejaVu Sans Mono" fo:font-size="10pt" fo:letter-spacing="normal" fo:language="ru" fo:country="RU" fo:font-style="normal" style:text-underline-style="none" fo:font-weight="bold" officeooo:rsid="002c5ebe" officeooo:paragraph-rsid="012c075a" style:font-name-asian="Courier New" style:font-size-asian="10pt" style:font-style-asian="normal" style:font-weight-asian="bold" style:font-name-complex="Liberation Mono" style:font-size-complex="10pt" style:font-style-complex="normal" style:font-weight-complex="bold"/>
    </style:style>
    <style:style style:name="P103" style:family="paragraph" style:parent-style-name="Preformatted_20_Text">
      <style:paragraph-properties fo:margin-top="0in" fo:margin-bottom="0.1965in" loext:contextual-spacing="false"/>
    </style:style>
    <style:style style:name="P104" style:family="paragraph" style:parent-style-name="Preformatted_20_Text">
      <style:paragraph-properties fo:margin-top="0in" fo:margin-bottom="0.1965in" loext:contextual-spacing="false"/>
      <style:text-properties fo:color="#21409a" style:font-name="DejaVu Sans Mono" fo:font-weight="bold" style:font-weight-asian="bold" style:font-weight-complex="bold"/>
    </style:style>
    <style:style style:name="P105" style:family="paragraph" style:parent-style-name="Preformatted_20_Text">
      <style:paragraph-properties fo:margin-top="0in" fo:margin-bottom="0.1965in" loext:contextual-spacing="false"/>
      <style:text-properties fo:color="#21409a" style:font-name="DejaVu Sans Mono" fo:font-size="10pt" fo:language="ru" fo:country="RU" fo:font-style="normal" style:text-underline-style="none" fo:font-weight="bold" officeooo:rsid="002c5ebe" style:font-name-asian="Courier New" style:font-size-asian="10pt" style:font-style-asian="normal" style:font-weight-asian="bold" style:font-name-complex="Liberation Mono" style:font-size-complex="10pt" style:font-style-complex="normal" style:font-weight-complex="bold"/>
    </style:style>
    <style:style style:name="P106" style:family="paragraph" style:parent-style-name="Preformatted_20_Text">
      <style:paragraph-properties fo:margin-top="0.0398in" fo:margin-bottom="0.0398in" loext:contextual-spacing="false" fo:text-align="justify" style:justify-single-word="false"/>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Contents_20_3">
      <style:paragraph-properties>
        <style:tab-stops>
          <style:tab-stop style:position="6.3in" style:type="right" style:leader-style="dotted" style:leader-text="."/>
        </style:tab-stops>
      </style:paragraph-properties>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P110" style:family="paragraph" style:parent-style-name="Heading">
      <style:paragraph-properties fo:margin-top="0.1272in" fo:margin-bottom="0.0437in" loext:contextual-spacing="false"/>
    </style:style>
    <style:style style:name="P111" style:family="paragraph" style:parent-style-name="Text_20_body">
      <style:paragraph-properties fo:margin-top="0.0398in" fo:margin-bottom="0.1366in" loext:contextual-spacing="false" fo:text-align="justify" style:justify-single-word="false"/>
      <style:text-properties officeooo:paragraph-rsid="008e6fd3"/>
    </style:style>
    <style:style style:name="P112" style:family="paragraph" style:parent-style-name="Text_20_body">
      <style:paragraph-properties fo:margin-top="0.0398in" fo:margin-bottom="0.1366in" loext:contextual-spacing="false" fo:text-align="justify" style:justify-single-word="false"/>
      <style:text-properties officeooo:paragraph-rsid="013b103d"/>
    </style:style>
    <style:style style:name="P113" style:family="paragraph" style:parent-style-name="Heading_20_1" style:list-style-name=""/>
    <style:style style:name="P114" style:family="paragraph" style:parent-style-name="Heading_20_1">
      <style:paragraph-properties fo:break-before="page"/>
    </style:style>
    <style:style style:name="T1" style:family="text">
      <style:text-properties officeooo:rsid="0002a93d"/>
    </style:style>
    <style:style style:name="T2" style:family="text">
      <style:text-properties officeooo:rsid="000374f4"/>
    </style:style>
    <style:style style:name="T3" style:family="text">
      <style:text-properties officeooo:rsid="00054e62"/>
    </style:style>
    <style:style style:name="T4" style:family="text">
      <style:text-properties officeooo:rsid="0006a536"/>
    </style:style>
    <style:style style:name="T5" style:family="text">
      <style:text-properties officeooo:rsid="0008c17e"/>
    </style:style>
    <style:style style:name="T6" style:family="text">
      <style:text-properties officeooo:rsid="0008d0a5"/>
    </style:style>
    <style:style style:name="T7" style:family="text">
      <style:text-properties officeooo:rsid="000a930d"/>
    </style:style>
    <style:style style:name="T8" style:family="text">
      <style:text-properties officeooo:rsid="000ae4ef"/>
    </style:style>
    <style:style style:name="T9" style:family="text">
      <style:text-properties officeooo:rsid="000bde68"/>
    </style:style>
    <style:style style:name="T10" style:family="text">
      <style:text-properties officeooo:rsid="000d4b1a"/>
    </style:style>
    <style:style style:name="T11" style:family="text">
      <style:text-properties style:font-name="Liberation Sans"/>
    </style:style>
    <style:style style:name="T12" style:family="text">
      <style:text-properties style:font-name="Liberation Sans" officeooo:rsid="000d4b1a"/>
    </style:style>
    <style:style style:name="T13" style:family="text">
      <style:text-properties style:font-name="Liberation Sans" officeooo:rsid="0013ae90"/>
    </style:style>
    <style:style style:name="T14" style:family="text">
      <style:text-properties style:font-name="Liberation Sans" officeooo:rsid="001a8f5e"/>
    </style:style>
    <style:style style:name="T15" style:family="text">
      <style:text-properties style:font-name="Liberation Serif"/>
    </style:style>
    <style:style style:name="T16" style:family="text">
      <style:text-properties style:font-name="Liberation Serif" officeooo:rsid="000d4b1a"/>
    </style:style>
    <style:style style:name="T17" style:family="text">
      <style:text-properties style:font-name="Liberation Serif" fo:background-color="#fff200" loext:char-shading-value="0"/>
    </style:style>
    <style:style style:name="T18" style:family="text">
      <style:text-properties style:font-name="Liberation Serif" officeooo:rsid="000d4b1a" fo:background-color="#fff200" loext:char-shading-value="0"/>
    </style:style>
    <style:style style:name="T19" style:family="text">
      <style:text-properties style:font-name="Liberation Serif" officeooo:rsid="01164bf9" fo:background-color="#fff200" loext:char-shading-value="0"/>
    </style:style>
    <style:style style:name="T20" style:family="text">
      <style:text-properties style:font-name="Liberation Serif" officeooo:rsid="0010c54f"/>
    </style:style>
    <style:style style:name="T21" style:family="text">
      <style:text-properties style:font-name="Liberation Serif" officeooo:rsid="0002a93d"/>
    </style:style>
    <style:style style:name="T22" style:family="text">
      <style:text-properties style:font-name="Liberation Serif" officeooo:rsid="000374f4"/>
    </style:style>
    <style:style style:name="T23" style:family="text">
      <style:text-properties style:font-name="Liberation Serif" officeooo:rsid="001224c7"/>
    </style:style>
    <style:style style:name="T24" style:family="text">
      <style:text-properties style:font-name="Liberation Serif" style:text-underline-style="none" officeooo:rsid="0048d239"/>
    </style:style>
    <style:style style:name="T25" style:family="text">
      <style:text-properties style:font-name="Liberation Serif" style:text-underline-style="none" officeooo:rsid="004b0b26"/>
    </style:style>
    <style:style style:name="T26" style:family="text">
      <style:text-properties style:font-name="Liberation Serif" style:text-underline-style="none" officeooo:rsid="00547e4d"/>
    </style:style>
    <style:style style:name="T27" style:family="text">
      <style:text-properties style:font-name="Liberation Serif" fo:font-style="italic" style:text-underline-style="none" style:font-style-asian="italic" style:font-style-complex="italic"/>
    </style:style>
    <style:style style:name="T28" style:family="text">
      <style:text-properties style:font-name="Liberation Serif" fo:font-style="italic" style:text-underline-style="none" officeooo:rsid="001224c7" style:font-style-asian="italic" style:font-style-complex="italic"/>
    </style:style>
    <style:style style:name="T29" style:family="text">
      <style:text-properties style:font-name="Liberation Serif" fo:font-style="italic" style:text-underline-style="none" officeooo:rsid="0013ae90" style:font-style-asian="italic" style:font-style-complex="italic"/>
    </style:style>
    <style:style style:name="T30" style:family="text">
      <style:text-properties style:font-name="Liberation Serif" fo:font-style="italic" style:text-underline-style="none" officeooo:rsid="00547e4d" style:font-style-asian="italic" style:font-style-complex="italic"/>
    </style:style>
    <style:style style:name="T31" style:family="text">
      <style:text-properties style:font-name="Liberation Serif" fo:font-style="italic" style:text-underline-style="none" officeooo:rsid="005495c1" style:font-style-asian="italic" style:font-style-complex="italic"/>
    </style:style>
    <style:style style:name="T32" style:family="text">
      <style:text-properties style:font-name="Liberation Serif" fo:font-style="italic" style:text-underline-style="none" officeooo:rsid="0055eff3" style:font-style-asian="italic" style:font-style-complex="italic"/>
    </style:style>
    <style:style style:name="T33" style:family="text">
      <style:text-properties style:font-name="Liberation Serif" fo:font-style="italic" style:text-underline-style="none" officeooo:rsid="0057b706" style:font-style-asian="italic" style:font-style-complex="italic"/>
    </style:style>
    <style:style style:name="T34" style:family="text">
      <style:text-properties style:font-name="Liberation Serif" fo:font-style="italic" style:text-underline-style="none" officeooo:rsid="00fcd6b2" style:font-style-asian="italic" style:font-style-complex="italic"/>
    </style:style>
    <style:style style:name="T35" style:family="text">
      <style:text-properties style:font-name="Liberation Serif" fo:font-style="italic" style:text-underline-style="none" officeooo:rsid="01164bf9" style:font-style-asian="italic" style:font-style-complex="italic"/>
    </style:style>
    <style:style style:name="T36" style:family="text">
      <style:text-properties style:font-name="Liberation Serif" fo:font-style="italic" style:text-underline-style="none" officeooo:rsid="013f8638" style:font-style-asian="italic" style:font-style-complex="italic"/>
    </style:style>
    <style:style style:name="T37" style:family="text">
      <style:text-properties style:font-name="Liberation Serif" fo:font-style="italic" style:text-underline-style="none" fo:font-weight="normal" style:font-style-asian="italic" style:font-weight-asian="normal" style:font-style-complex="italic" style:font-weight-complex="normal"/>
    </style:style>
    <style:style style:name="T38" style:family="text">
      <style:text-properties style:font-name="Liberation Serif" fo:font-style="italic" style:text-underline-style="none" fo:font-weight="normal" officeooo:rsid="005bdcaf" style:font-style-asian="italic" style:font-weight-asian="normal" style:font-style-complex="italic" style:font-weight-complex="normal"/>
    </style:style>
    <style:style style:name="T39" style:family="text">
      <style:text-properties style:font-name="Liberation Serif" fo:font-style="italic" style:font-style-asian="italic" style:font-style-complex="italic"/>
    </style:style>
    <style:style style:name="T40" style:family="text">
      <style:text-properties style:font-name="Liberation Serif" fo:font-style="italic" officeooo:rsid="0013ae90" style:font-style-asian="italic" style:font-style-complex="italic"/>
    </style:style>
    <style:style style:name="T41" style:family="text">
      <style:text-properties style:font-name="Liberation Serif" fo:font-style="italic" officeooo:rsid="00154aac" style:font-style-asian="italic" style:font-style-complex="italic"/>
    </style:style>
    <style:style style:name="T42" style:family="text">
      <style:text-properties style:font-name="Liberation Serif" fo:font-style="italic" officeooo:rsid="0015ecdb" style:font-style-asian="italic" style:font-style-complex="italic"/>
    </style:style>
    <style:style style:name="T43" style:family="text">
      <style:text-properties style:font-name="Liberation Serif" fo:font-style="italic" officeooo:rsid="0017a97d" style:font-style-asian="italic" style:font-style-complex="italic"/>
    </style:style>
    <style:style style:name="T44" style:family="text">
      <style:text-properties style:font-name="Liberation Serif" fo:font-style="italic" officeooo:rsid="005495c1" style:font-style-asian="italic" style:font-style-complex="italic"/>
    </style:style>
    <style:style style:name="T45" style:family="text">
      <style:text-properties style:font-name="Liberation Serif" fo:font-style="italic" officeooo:rsid="005ea38a" style:font-style-asian="italic" style:font-style-complex="italic"/>
    </style:style>
    <style:style style:name="T46" style:family="text">
      <style:text-properties style:font-name="Liberation Serif" fo:font-style="italic" officeooo:rsid="005ff3f5" style:font-style-asian="italic" style:font-style-complex="italic"/>
    </style:style>
    <style:style style:name="T47" style:family="text">
      <style:text-properties style:font-name="Liberation Serif" fo:font-style="italic" officeooo:rsid="0061ca91" style:font-style-asian="italic" style:font-style-complex="italic"/>
    </style:style>
    <style:style style:name="T48" style:family="text">
      <style:text-properties style:font-name="Liberation Serif" fo:font-style="italic" officeooo:rsid="00626f8d" style:font-style-asian="italic" style:font-style-complex="italic"/>
    </style:style>
    <style:style style:name="T49" style:family="text">
      <style:text-properties style:font-name="Liberation Serif" fo:font-style="italic" officeooo:rsid="0066a0ed" style:font-style-asian="italic" style:font-style-complex="italic"/>
    </style:style>
    <style:style style:name="T50" style:family="text">
      <style:text-properties style:font-name="Liberation Serif" fo:font-style="italic" officeooo:rsid="00714425" style:font-style-asian="italic" style:font-style-complex="italic"/>
    </style:style>
    <style:style style:name="T51" style:family="text">
      <style:text-properties style:font-name="Liberation Serif" fo:font-style="italic" officeooo:rsid="00688cc2" style:font-style-asian="italic" style:font-style-complex="italic"/>
    </style:style>
    <style:style style:name="T52" style:family="text">
      <style:text-properties style:font-name="Liberation Serif" fo:font-style="italic" officeooo:rsid="00747242" style:font-style-asian="italic" style:font-style-complex="italic"/>
    </style:style>
    <style:style style:name="T53" style:family="text">
      <style:text-properties style:font-name="Liberation Serif" fo:font-style="italic" officeooo:rsid="0072e8c3" style:font-style-asian="italic" style:font-style-complex="italic"/>
    </style:style>
    <style:style style:name="T54" style:family="text">
      <style:text-properties style:font-name="Liberation Serif" fo:font-style="italic" officeooo:rsid="00877b5a" style:font-style-asian="italic" style:font-style-complex="italic"/>
    </style:style>
    <style:style style:name="T55" style:family="text">
      <style:text-properties style:font-name="Liberation Serif" fo:font-style="italic" officeooo:rsid="008316b6" style:font-style-asian="italic" style:font-style-complex="italic"/>
    </style:style>
    <style:style style:name="T56" style:family="text">
      <style:text-properties style:font-name="Liberation Serif" fo:font-style="italic" officeooo:rsid="00902063" style:font-style-asian="italic" style:font-style-complex="italic"/>
    </style:style>
    <style:style style:name="T57" style:family="text">
      <style:text-properties style:font-name="Liberation Serif" fo:font-style="italic" officeooo:rsid="00a94a85" style:font-style-asian="italic" style:font-style-complex="italic"/>
    </style:style>
    <style:style style:name="T58" style:family="text">
      <style:text-properties style:font-name="Liberation Serif" fo:font-style="italic" officeooo:rsid="00a98092" style:font-style-asian="italic" style:font-style-complex="italic"/>
    </style:style>
    <style:style style:name="T59" style:family="text">
      <style:text-properties style:font-name="Liberation Serif" fo:font-style="italic" officeooo:rsid="01074bbd" style:font-style-asian="italic" style:font-style-complex="italic"/>
    </style:style>
    <style:style style:name="T60" style:family="text">
      <style:text-properties style:font-name="Liberation Serif" fo:font-style="italic" officeooo:rsid="01081450" style:font-style-asian="italic" style:font-style-complex="italic"/>
    </style:style>
    <style:style style:name="T61" style:family="text">
      <style:text-properties style:font-name="Liberation Serif" fo:font-style="italic" officeooo:rsid="00b75c0a" style:font-style-asian="italic" style:font-style-complex="italic"/>
    </style:style>
    <style:style style:name="T62" style:family="text">
      <style:text-properties style:font-name="Liberation Serif" fo:font-style="italic" fo:background-color="#fff200" loext:char-shading-value="0" style:font-style-asian="italic" style:font-style-complex="italic"/>
    </style:style>
    <style:style style:name="T63" style:family="text">
      <style:text-properties style:font-name="Liberation Serif" fo:font-style="italic" officeooo:rsid="009a0ee7" fo:background-color="#fff200" loext:char-shading-value="0" style:font-style-asian="italic" style:font-style-complex="italic"/>
    </style:style>
    <style:style style:name="T64" style:family="text">
      <style:text-properties style:font-name="Liberation Serif" fo:font-style="italic" fo:background-color="#ffff00" loext:char-shading-value="0" style:font-style-asian="italic" style:font-style-complex="italic"/>
    </style:style>
    <style:style style:name="T65" style:family="text">
      <style:text-properties style:font-name="Liberation Serif" fo:font-style="italic" officeooo:rsid="00626f8d" fo:background-color="#ffff00" loext:char-shading-value="0" style:font-style-asian="italic" style:font-style-complex="italic"/>
    </style:style>
    <style:style style:name="T66" style:family="text">
      <style:text-properties style:font-name="Liberation Serif" fo:font-style="italic" officeooo:rsid="0061ca91" fo:background-color="#ffff00" loext:char-shading-value="0" style:font-style-asian="italic" style:font-style-complex="italic"/>
    </style:style>
    <style:style style:name="T67" style:family="text">
      <style:text-properties style:font-name="Liberation Serif" fo:font-style="italic" officeooo:rsid="005495c1" fo:background-color="#ffff00" loext:char-shading-value="0" style:font-style-asian="italic" style:font-style-complex="italic"/>
    </style:style>
    <style:style style:name="T68" style:family="text">
      <style:text-properties style:font-name="Liberation Serif" fo:font-style="normal" style:text-underline-style="none" officeooo:rsid="001224c7" style:font-style-asian="normal" style:font-style-complex="normal"/>
    </style:style>
    <style:style style:name="T69" style:family="text">
      <style:text-properties style:font-name="Liberation Serif" fo:font-style="normal" style:text-underline-style="none" officeooo:rsid="0013ae90" style:font-style-asian="normal" style:font-style-complex="normal"/>
    </style:style>
    <style:style style:name="T70" style:family="text">
      <style:text-properties style:font-name="Liberation Serif" fo:font-style="normal" style:text-underline-style="none" officeooo:rsid="00547e4d" style:font-style-asian="normal" style:font-style-complex="normal"/>
    </style:style>
    <style:style style:name="T71" style:family="text">
      <style:text-properties style:font-name="Liberation Serif" fo:font-style="normal" style:text-underline-style="none" officeooo:rsid="005495c1" style:font-style-asian="normal" style:font-style-complex="normal"/>
    </style:style>
    <style:style style:name="T72" style:family="text">
      <style:text-properties style:font-name="Liberation Serif" fo:font-style="normal" style:text-underline-style="none" officeooo:rsid="0055eff3" style:font-style-asian="normal" style:font-style-complex="normal"/>
    </style:style>
    <style:style style:name="T73" style:family="text">
      <style:text-properties style:font-name="Liberation Serif" fo:font-style="normal" style:text-underline-style="none" officeooo:rsid="0057b706" style:font-style-asian="normal" style:font-style-complex="normal"/>
    </style:style>
    <style:style style:name="T74" style:family="text">
      <style:text-properties style:font-name="Liberation Serif" fo:font-style="normal" style:text-underline-style="none" officeooo:rsid="005a4ba5" style:font-style-asian="normal" style:font-style-complex="normal"/>
    </style:style>
    <style:style style:name="T75" style:family="text">
      <style:text-properties style:font-name="Liberation Serif" fo:font-style="normal" style:text-underline-style="none" officeooo:rsid="009feac9" style:font-style-asian="normal" style:font-style-complex="normal"/>
    </style:style>
    <style:style style:name="T76" style:family="text">
      <style:text-properties style:font-name="Liberation Serif" fo:font-style="normal" style:text-underline-style="none" officeooo:rsid="00a02dbf" style:font-style-asian="normal" style:font-style-complex="normal"/>
    </style:style>
    <style:style style:name="T77" style:family="text">
      <style:text-properties style:font-name="Liberation Serif" fo:font-style="normal" style:text-underline-style="none" officeooo:rsid="00a94a85" style:font-style-asian="normal" style:font-style-complex="normal"/>
    </style:style>
    <style:style style:name="T78" style:family="text">
      <style:text-properties style:font-name="Liberation Serif" fo:font-style="normal" style:text-underline-style="none" officeooo:rsid="00ca7893" style:font-style-asian="normal" style:font-style-complex="normal"/>
    </style:style>
    <style:style style:name="T79" style:family="text">
      <style:text-properties style:font-name="Liberation Serif" fo:font-style="normal" style:text-underline-style="none" officeooo:rsid="00da6098" style:font-style-asian="normal" style:font-style-complex="normal"/>
    </style:style>
    <style:style style:name="T80" style:family="text">
      <style:text-properties style:font-name="Liberation Serif" fo:font-style="normal" style:text-underline-style="none" officeooo:rsid="00e6ed28" style:font-style-asian="normal" style:font-style-complex="normal"/>
    </style:style>
    <style:style style:name="T81" style:family="text">
      <style:text-properties style:font-name="Liberation Serif" fo:font-style="normal" style:text-underline-style="none" officeooo:rsid="00fcd6b2" style:font-style-asian="normal" style:font-style-complex="normal"/>
    </style:style>
    <style:style style:name="T82" style:family="text">
      <style:text-properties style:font-name="Liberation Serif" fo:font-style="normal" style:text-underline-style="none" officeooo:rsid="01100d68" style:font-style-asian="normal" style:font-style-complex="normal"/>
    </style:style>
    <style:style style:name="T83" style:family="text">
      <style:text-properties style:font-name="Liberation Serif" fo:font-style="normal" style:text-underline-style="none" officeooo:rsid="0115bc1f" style:font-style-asian="normal" style:font-style-complex="normal"/>
    </style:style>
    <style:style style:name="T84" style:family="text">
      <style:text-properties style:font-name="Liberation Serif" fo:font-style="normal" style:text-underline-style="none" officeooo:rsid="01164bf9" style:font-style-asian="normal" style:font-style-complex="normal"/>
    </style:style>
    <style:style style:name="T85" style:family="text">
      <style:text-properties style:font-name="Liberation Serif" fo:font-style="normal" style:text-underline-style="none" officeooo:rsid="01081450" style:font-style-asian="normal" style:font-style-complex="normal"/>
    </style:style>
    <style:style style:name="T86" style:family="text">
      <style:text-properties style:font-name="Liberation Serif" fo:font-style="normal" officeooo:rsid="00154aac" style:font-style-asian="normal" style:font-style-complex="normal"/>
    </style:style>
    <style:style style:name="T87" style:family="text">
      <style:text-properties style:font-name="Liberation Serif" fo:font-style="normal" officeooo:rsid="0015ecdb" style:font-style-asian="normal" style:font-style-complex="normal"/>
    </style:style>
    <style:style style:name="T88" style:family="text">
      <style:text-properties style:font-name="Liberation Serif" fo:font-style="normal" officeooo:rsid="0017a97d" style:font-style-asian="normal" style:font-style-complex="normal"/>
    </style:style>
    <style:style style:name="T89" style:family="text">
      <style:text-properties style:font-name="Liberation Serif" fo:font-style="normal" officeooo:rsid="0013ae90" style:font-style-asian="normal" style:font-style-complex="normal"/>
    </style:style>
    <style:style style:name="T90" style:family="text">
      <style:text-properties style:font-name="Liberation Serif" fo:font-style="normal" officeooo:rsid="00282301" style:font-style-asian="normal" style:font-style-complex="normal"/>
    </style:style>
    <style:style style:name="T91" style:family="text">
      <style:text-properties style:font-name="Liberation Serif" fo:font-style="normal" officeooo:rsid="005ea38a" style:font-style-asian="normal" style:font-style-complex="normal"/>
    </style:style>
    <style:style style:name="T92" style:family="text">
      <style:text-properties style:font-name="Liberation Serif" fo:font-style="normal" officeooo:rsid="005ff3f5" style:font-style-asian="normal" style:font-style-complex="normal"/>
    </style:style>
    <style:style style:name="T93" style:family="text">
      <style:text-properties style:font-name="Liberation Serif" fo:font-style="normal" officeooo:rsid="0061ca91" style:font-style-asian="normal" style:font-style-complex="normal"/>
    </style:style>
    <style:style style:name="T94" style:family="text">
      <style:text-properties style:font-name="Liberation Serif" fo:font-style="normal" officeooo:rsid="00626f8d" style:font-style-asian="normal" style:font-style-complex="normal"/>
    </style:style>
    <style:style style:name="T95" style:family="text">
      <style:text-properties style:font-name="Liberation Serif" fo:font-style="normal" officeooo:rsid="00a9d850" style:font-style-asian="normal" style:font-style-complex="normal"/>
    </style:style>
    <style:style style:name="T96" style:family="text">
      <style:text-properties style:font-name="Liberation Serif" fo:font-style="normal" officeooo:rsid="00acfb14" style:font-style-asian="normal" style:font-style-complex="normal"/>
    </style:style>
    <style:style style:name="T97" style:family="text">
      <style:text-properties style:font-name="Liberation Serif" fo:font-style="normal" officeooo:rsid="00bee134" style:font-style-asian="normal" style:font-style-complex="normal"/>
    </style:style>
    <style:style style:name="T98" style:family="text">
      <style:text-properties style:font-name="Liberation Serif" fo:font-style="normal" officeooo:rsid="00dc1e1f" style:font-style-asian="normal" style:font-style-complex="normal"/>
    </style:style>
    <style:style style:name="T99" style:family="text">
      <style:text-properties style:font-name="Liberation Serif" fo:font-style="normal" officeooo:rsid="00ddba7b" style:font-style-asian="normal" style:font-style-complex="normal"/>
    </style:style>
    <style:style style:name="T100" style:family="text">
      <style:text-properties style:font-name="Liberation Serif" fo:font-style="normal" officeooo:rsid="00df3624" style:font-style-asian="normal" style:font-style-complex="normal"/>
    </style:style>
    <style:style style:name="T101" style:family="text">
      <style:text-properties style:font-name="Liberation Serif" fo:font-style="normal" officeooo:rsid="00e233b1" style:font-style-asian="normal" style:font-style-complex="normal"/>
    </style:style>
    <style:style style:name="T102" style:family="text">
      <style:text-properties style:font-name="Liberation Serif" fo:font-style="normal" officeooo:rsid="00e348ae" style:font-style-asian="normal" style:font-style-complex="normal"/>
    </style:style>
    <style:style style:name="T103" style:family="text">
      <style:text-properties style:font-name="Liberation Serif" fo:font-style="normal" officeooo:rsid="00fcd6b2" style:font-style-asian="normal" style:font-style-complex="normal"/>
    </style:style>
    <style:style style:name="T104" style:family="text">
      <style:text-properties style:font-name="Liberation Serif" fo:font-style="normal" officeooo:rsid="0106a367" style:font-style-asian="normal" style:font-style-complex="normal"/>
    </style:style>
    <style:style style:name="T105" style:family="text">
      <style:text-properties style:font-name="Liberation Serif" fo:font-style="normal" officeooo:rsid="0106dce0" style:font-style-asian="normal" style:font-style-complex="normal"/>
    </style:style>
    <style:style style:name="T106" style:family="text">
      <style:text-properties style:font-name="Liberation Serif" fo:font-style="normal" officeooo:rsid="0115bc1f" style:font-style-asian="normal" style:font-style-complex="normal"/>
    </style:style>
    <style:style style:name="T107" style:family="text">
      <style:text-properties style:font-name="Liberation Serif" fo:font-style="normal" officeooo:rsid="01183568" style:font-style-asian="normal" style:font-style-complex="normal"/>
    </style:style>
    <style:style style:name="T108" style:family="text">
      <style:text-properties style:font-name="Liberation Serif" fo:font-style="normal" officeooo:rsid="011e9bae" style:font-style-asian="normal" style:font-style-complex="normal"/>
    </style:style>
    <style:style style:name="T109" style:family="text">
      <style:text-properties style:font-name="Liberation Serif" fo:font-style="normal" officeooo:rsid="012698b0" style:font-style-asian="normal" style:font-style-complex="normal"/>
    </style:style>
    <style:style style:name="T110" style:family="text">
      <style:text-properties style:font-name="Liberation Serif" fo:font-style="normal" officeooo:rsid="01341667" style:font-style-asian="normal" style:font-style-complex="normal"/>
    </style:style>
    <style:style style:name="T111" style:family="text">
      <style:text-properties style:font-name="Liberation Serif" fo:font-style="normal" fo:font-weight="bold" officeooo:rsid="0061ca91" style:font-style-asian="normal" style:font-weight-asian="bold" style:font-style-complex="normal" style:font-weight-complex="bold"/>
    </style:style>
    <style:style style:name="T112" style:family="text">
      <style:text-properties style:font-name="Liberation Serif" fo:font-style="normal" fo:font-weight="bold" officeooo:rsid="007961a2" style:font-style-asian="normal" style:font-weight-asian="bold" style:font-style-complex="normal" style:font-weight-complex="bold"/>
    </style:style>
    <style:style style:name="T113" style:family="text">
      <style:text-properties style:font-name="Liberation Serif" fo:font-style="normal" fo:font-weight="bold" officeooo:rsid="0106dce0" style:font-style-asian="normal" style:font-weight-asian="bold" style:font-style-complex="normal" style:font-weight-complex="bold"/>
    </style:style>
    <style:style style:name="T114" style:family="text">
      <style:text-properties style:font-name="Liberation Serif" fo:font-style="normal" fo:font-weight="bold" officeooo:rsid="0115bc1f" style:font-style-asian="normal" style:font-weight-asian="bold" style:font-style-complex="normal" style:font-weight-complex="bold"/>
    </style:style>
    <style:style style:name="T115" style:family="text">
      <style:text-properties style:font-name="Liberation Serif" fo:font-style="normal" officeooo:rsid="0017a97d" fo:background-color="#ffff00" loext:char-shading-value="0" style:font-style-asian="normal" style:font-style-complex="normal"/>
    </style:style>
    <style:style style:name="T116" style:family="text">
      <style:text-properties style:font-name="Liberation Serif" fo:font-style="normal" officeooo:rsid="00626f8d" fo:background-color="#ffff00" loext:char-shading-value="0" style:font-style-asian="normal" style:font-style-complex="normal"/>
    </style:style>
    <style:style style:name="T117" style:family="text">
      <style:text-properties style:font-name="Liberation Serif" fo:font-style="normal" officeooo:rsid="006392c5" fo:background-color="#ffff00" loext:char-shading-value="0" style:font-style-asian="normal" style:font-style-complex="normal"/>
    </style:style>
    <style:style style:name="T118" style:family="text">
      <style:text-properties style:font-name="Liberation Serif" officeooo:rsid="0013ae90"/>
    </style:style>
    <style:style style:name="T119" style:family="text">
      <style:text-properties style:font-name="Liberation Serif" officeooo:rsid="00154aac"/>
    </style:style>
    <style:style style:name="T120" style:family="text">
      <style:text-properties style:font-name="Liberation Serif" officeooo:rsid="005495c1"/>
    </style:style>
    <style:style style:name="T121" style:family="text">
      <style:text-properties style:font-name="Liberation Serif" fo:language="ru" fo:country="RU"/>
    </style:style>
    <style:style style:name="T122" style:family="text">
      <style:text-properties style:font-name="Liberation Serif" fo:language="ru" fo:country="RU" fo:font-style="normal" style:text-underline-style="none" officeooo:rsid="0057b706" style:font-style-asian="normal" style:font-style-complex="normal"/>
    </style:style>
    <style:style style:name="T123" style:family="text">
      <style:text-properties style:font-name="Liberation Serif" fo:language="ru" fo:country="RU" fo:font-style="normal" style:text-underline-style="none" officeooo:rsid="005a4ba5" style:font-style-asian="normal" style:font-style-complex="normal"/>
    </style:style>
    <style:style style:name="T124" style:family="text">
      <style:text-properties style:font-name="Liberation Serif" fo:language="ru" fo:country="RU" fo:font-style="normal" style:text-underline-style="none" officeooo:rsid="008175b8" style:font-style-asian="normal" style:font-style-complex="normal"/>
    </style:style>
    <style:style style:name="T125" style:family="text">
      <style:text-properties style:font-name="Liberation Serif" fo:language="ru" fo:country="RU" fo:font-style="normal" style:text-underline-style="none" officeooo:rsid="0082ed70" style:font-style-asian="normal" style:font-style-complex="normal"/>
    </style:style>
    <style:style style:name="T126" style:family="text">
      <style:text-properties style:font-name="Liberation Serif" fo:language="ru" fo:country="RU" fo:font-style="normal" style:text-underline-style="none" officeooo:rsid="0089442d" style:font-style-asian="normal" style:font-style-complex="normal"/>
    </style:style>
    <style:style style:name="T127" style:family="text">
      <style:text-properties style:font-name="Liberation Serif" fo:language="ru" fo:country="RU" fo:font-style="normal" style:text-underline-style="none" officeooo:rsid="00e38e5f" style:font-style-asian="normal" style:font-style-complex="normal"/>
    </style:style>
    <style:style style:name="T128" style:family="text">
      <style:text-properties style:font-name="Liberation Serif" fo:language="ru" fo:country="RU" fo:font-style="normal" style:text-underline-style="none" officeooo:rsid="0104f776" style:font-style-asian="normal" style:font-style-complex="normal"/>
    </style:style>
    <style:style style:name="T129" style:family="text">
      <style:text-properties style:font-name="Liberation Serif" fo:language="ru" fo:country="RU" fo:font-style="normal" style:text-underline-style="none" officeooo:rsid="0106a367" style:font-style-asian="normal" style:font-style-complex="normal"/>
    </style:style>
    <style:style style:name="T130" style:family="text">
      <style:text-properties style:font-name="Liberation Serif" fo:language="ru" fo:country="RU" fo:font-style="normal" style:text-underline-style="none" officeooo:rsid="01266205" style:font-style-asian="normal" style:font-style-complex="normal"/>
    </style:style>
    <style:style style:name="T131" style:family="text">
      <style:text-properties style:font-name="Liberation Serif" fo:language="ru" fo:country="RU" fo:font-style="normal" style:text-underline-style="none" officeooo:rsid="01274579" style:font-style-asian="normal" style:font-style-complex="normal"/>
    </style:style>
    <style:style style:name="T132" style:family="text">
      <style:text-properties style:font-name="Liberation Serif" fo:language="ru" fo:country="RU" fo:font-style="normal" officeooo:rsid="00626f8d" style:font-style-asian="normal" style:font-style-complex="normal"/>
    </style:style>
    <style:style style:name="T133" style:family="text">
      <style:text-properties style:font-name="Liberation Serif" fo:language="ru" fo:country="RU" fo:font-style="normal" officeooo:rsid="006392c5" style:font-style-asian="normal" style:font-style-complex="normal"/>
    </style:style>
    <style:style style:name="T134" style:family="text">
      <style:text-properties style:font-name="Liberation Serif" fo:language="ru" fo:country="RU" fo:font-style="normal" officeooo:rsid="007906ee" style:font-style-asian="normal" style:font-style-complex="normal"/>
    </style:style>
    <style:style style:name="T135" style:family="text">
      <style:text-properties style:font-name="Liberation Serif" fo:language="ru" fo:country="RU" fo:font-style="normal" officeooo:rsid="007a6cb5" style:font-style-asian="normal" style:font-style-complex="normal"/>
    </style:style>
    <style:style style:name="T136" style:family="text">
      <style:text-properties style:font-name="Liberation Serif" fo:language="ru" fo:country="RU" fo:font-style="normal" officeooo:rsid="007d1617" style:font-style-asian="normal" style:font-style-complex="normal"/>
    </style:style>
    <style:style style:name="T137" style:family="text">
      <style:text-properties style:font-name="Liberation Serif" fo:language="ru" fo:country="RU" fo:font-style="normal" officeooo:rsid="007fa254" style:font-style-asian="normal" style:font-style-complex="normal"/>
    </style:style>
    <style:style style:name="T138" style:family="text">
      <style:text-properties style:font-name="Liberation Serif" fo:language="ru" fo:country="RU" fo:font-style="normal" officeooo:rsid="00803712" style:font-style-asian="normal" style:font-style-complex="normal"/>
    </style:style>
    <style:style style:name="T139" style:family="text">
      <style:text-properties style:font-name="Liberation Serif" fo:language="ru" fo:country="RU" fo:font-style="normal" officeooo:rsid="008175b8" style:font-style-asian="normal" style:font-style-complex="normal"/>
    </style:style>
    <style:style style:name="T140" style:family="text">
      <style:text-properties style:font-name="Liberation Serif" fo:language="ru" fo:country="RU" fo:font-style="normal" officeooo:rsid="0083876d" style:font-style-asian="normal" style:font-style-complex="normal"/>
    </style:style>
    <style:style style:name="T141" style:family="text">
      <style:text-properties style:font-name="Liberation Serif" fo:language="ru" fo:country="RU" fo:font-style="normal" officeooo:rsid="0084a2d2" style:font-style-asian="normal" style:font-style-complex="normal"/>
    </style:style>
    <style:style style:name="T142" style:family="text">
      <style:text-properties style:font-name="Liberation Serif" fo:language="ru" fo:country="RU" fo:font-style="normal" officeooo:rsid="0084ce87" style:font-style-asian="normal" style:font-style-complex="normal"/>
    </style:style>
    <style:style style:name="T143" style:family="text">
      <style:text-properties style:font-name="Liberation Serif" fo:language="ru" fo:country="RU" fo:font-style="normal" officeooo:rsid="0085da51" style:font-style-asian="normal" style:font-style-complex="normal"/>
    </style:style>
    <style:style style:name="T144" style:family="text">
      <style:text-properties style:font-name="Liberation Serif" fo:language="ru" fo:country="RU" fo:font-style="normal" officeooo:rsid="0089442d" style:font-style-asian="normal" style:font-style-complex="normal"/>
    </style:style>
    <style:style style:name="T145" style:family="text">
      <style:text-properties style:font-name="Liberation Serif" fo:language="ru" fo:country="RU" fo:font-style="normal" officeooo:rsid="008a9b2d" style:font-style-asian="normal" style:font-style-complex="normal"/>
    </style:style>
    <style:style style:name="T146" style:family="text">
      <style:text-properties style:font-name="Liberation Serif" fo:language="ru" fo:country="RU" fo:font-style="normal" officeooo:rsid="008c8414" style:font-style-asian="normal" style:font-style-complex="normal"/>
    </style:style>
    <style:style style:name="T147" style:family="text">
      <style:text-properties style:font-name="Liberation Serif" fo:language="ru" fo:country="RU" fo:font-style="normal" officeooo:rsid="00df3624" style:font-style-asian="normal" style:font-style-complex="normal"/>
    </style:style>
    <style:style style:name="T148" style:family="text">
      <style:text-properties style:font-name="Liberation Serif" fo:language="ru" fo:country="RU" fo:font-style="normal" officeooo:rsid="00e38e5f" style:font-style-asian="normal" style:font-style-complex="normal"/>
    </style:style>
    <style:style style:name="T149" style:family="text">
      <style:text-properties style:font-name="Liberation Serif" fo:language="ru" fo:country="RU" fo:font-style="normal" officeooo:rsid="0106dce0" style:font-style-asian="normal" style:font-style-complex="normal"/>
    </style:style>
    <style:style style:name="T150" style:family="text">
      <style:text-properties style:font-name="Liberation Serif" fo:language="ru" fo:country="RU" fo:font-style="normal" officeooo:rsid="01074bbd" style:font-style-asian="normal" style:font-style-complex="normal"/>
    </style:style>
    <style:style style:name="T151" style:family="text">
      <style:text-properties style:font-name="Liberation Serif" fo:language="ru" fo:country="RU" fo:font-style="normal" officeooo:rsid="01274579" style:font-style-asian="normal" style:font-style-complex="normal"/>
    </style:style>
    <style:style style:name="T152" style:family="text">
      <style:text-properties style:font-name="Liberation Serif" fo:language="ru" fo:country="RU" fo:font-style="normal" officeooo:rsid="013e2d3e" style:font-style-asian="normal" style:font-style-complex="normal"/>
    </style:style>
    <style:style style:name="T153" style:family="text">
      <style:text-properties style:font-name="Liberation Serif" fo:language="ru" fo:country="RU" fo:font-style="normal" fo:font-weight="bold" officeooo:rsid="006392c5" style:font-style-asian="normal" style:font-weight-asian="bold" style:font-style-complex="normal" style:font-weight-complex="bold"/>
    </style:style>
    <style:style style:name="T154" style:family="text">
      <style:text-properties style:font-name="Liberation Serif" fo:language="ru" fo:country="RU" fo:font-style="normal" fo:font-weight="bold" officeooo:rsid="0106dce0" style:font-style-asian="normal" style:font-weight-asian="bold" style:font-style-complex="normal" style:font-weight-complex="bold"/>
    </style:style>
    <style:style style:name="T155" style:family="text">
      <style:text-properties style:font-name="Liberation Serif" fo:language="ru" fo:country="RU" fo:font-style="normal" officeooo:rsid="0083876d" fo:background-color="transparent" loext:char-shading-value="0" style:font-style-asian="normal" style:font-style-complex="normal"/>
    </style:style>
    <style:style style:name="T156" style:family="text">
      <style:text-properties style:font-name="Liberation Serif" fo:language="ru" fo:country="RU" fo:font-style="normal" officeooo:rsid="0127cdf2" fo:background-color="transparent" loext:char-shading-value="0" style:font-style-asian="normal" style:font-style-complex="normal"/>
    </style:style>
    <style:style style:name="T157" style:family="text">
      <style:text-properties style:font-name="Liberation Serif" fo:language="ru" fo:country="RU" fo:font-style="italic" style:text-underline-style="none" officeooo:rsid="0057b706" style:font-style-asian="italic" style:font-style-complex="italic"/>
    </style:style>
    <style:style style:name="T158" style:family="text">
      <style:text-properties style:font-name="Liberation Serif" fo:language="ru" fo:country="RU" fo:font-style="italic" style:text-underline-style="none" officeooo:rsid="005a4ba5" style:font-style-asian="italic" style:font-style-complex="italic"/>
    </style:style>
    <style:style style:name="T159" style:family="text">
      <style:text-properties style:font-name="Liberation Serif" fo:language="ru" fo:country="RU" fo:font-style="italic" style:text-underline-style="none" officeooo:rsid="008175b8" style:font-style-asian="italic" style:font-style-complex="italic"/>
    </style:style>
    <style:style style:name="T160" style:family="text">
      <style:text-properties style:font-name="Liberation Serif" fo:language="ru" fo:country="RU" fo:font-style="italic" style:text-underline-style="none" officeooo:rsid="0082ed70" style:font-style-asian="italic" style:font-style-complex="italic"/>
    </style:style>
    <style:style style:name="T161" style:family="text">
      <style:text-properties style:font-name="Liberation Serif" fo:language="ru" fo:country="RU" fo:font-style="italic" style:text-underline-style="none" officeooo:rsid="0084ce87" style:font-style-asian="italic" style:font-style-complex="italic"/>
    </style:style>
    <style:style style:name="T162" style:family="text">
      <style:text-properties style:font-name="Liberation Serif" fo:language="ru" fo:country="RU" fo:font-style="italic" style:text-underline-style="none" officeooo:rsid="00e38e5f" style:font-style-asian="italic" style:font-style-complex="italic"/>
    </style:style>
    <style:style style:name="T163" style:family="text">
      <style:text-properties style:font-name="Liberation Serif" fo:language="ru" fo:country="RU" fo:font-style="italic" style:text-underline-style="none" officeooo:rsid="005a4ba5" style:font-style-asian="normal" style:font-style-complex="normal"/>
    </style:style>
    <style:style style:name="T164" style:family="text">
      <style:text-properties style:font-name="Liberation Serif" fo:language="ru" fo:country="RU" fo:font-style="italic" style:text-underline-style="none" officeooo:rsid="005a4ba5" fo:background-color="#ffff00" loext:char-shading-value="0" style:font-style-asian="italic" style:font-style-complex="italic"/>
    </style:style>
    <style:style style:name="T165" style:family="text">
      <style:text-properties style:font-name="Liberation Serif" fo:language="ru" fo:country="RU" fo:font-style="italic" style:font-style-asian="italic" style:font-style-complex="italic"/>
    </style:style>
    <style:style style:name="T166" style:family="text">
      <style:text-properties style:font-name="Liberation Serif" fo:language="ru" fo:country="RU" fo:font-style="italic" officeooo:rsid="006392c5" style:font-style-asian="italic" style:font-style-complex="italic"/>
    </style:style>
    <style:style style:name="T167" style:family="text">
      <style:text-properties style:font-name="Liberation Serif" fo:language="ru" fo:country="RU" fo:font-style="italic" officeooo:rsid="007906ee" style:font-style-asian="italic" style:font-style-complex="italic"/>
    </style:style>
    <style:style style:name="T168" style:family="text">
      <style:text-properties style:font-name="Liberation Serif" fo:language="ru" fo:country="RU" fo:font-style="italic" officeooo:rsid="007fa254" style:font-style-asian="italic" style:font-style-complex="italic"/>
    </style:style>
    <style:style style:name="T169" style:family="text">
      <style:text-properties style:font-name="Liberation Serif" fo:language="ru" fo:country="RU" fo:font-style="italic" officeooo:rsid="0083876d" style:font-style-asian="italic" style:font-style-complex="italic"/>
    </style:style>
    <style:style style:name="T170" style:family="text">
      <style:text-properties style:font-name="Liberation Serif" fo:language="ru" fo:country="RU" fo:font-style="italic" officeooo:rsid="0084ce87" style:font-style-asian="italic" style:font-style-complex="italic"/>
    </style:style>
    <style:style style:name="T171" style:family="text">
      <style:text-properties style:font-name="Liberation Serif" fo:language="ru" fo:country="RU" fo:font-style="italic" officeooo:rsid="0085da51" style:font-style-asian="italic" style:font-style-complex="italic"/>
    </style:style>
    <style:style style:name="T172" style:family="text">
      <style:text-properties style:font-name="Liberation Serif" fo:language="ru" fo:country="RU" fo:font-style="italic" officeooo:rsid="008316b6" style:font-style-asian="italic" style:font-style-complex="italic"/>
    </style:style>
    <style:style style:name="T173" style:family="text">
      <style:text-properties style:font-name="Liberation Serif" fo:language="ru" fo:country="RU" officeooo:rsid="007906ee"/>
    </style:style>
    <style:style style:name="T174" style:family="text">
      <style:text-properties style:font-name="Liberation Serif" fo:language="ru" fo:country="RU" officeooo:rsid="008316b6"/>
    </style:style>
    <style:style style:name="T175" style:family="text">
      <style:text-properties style:font-name="Liberation Serif" fo:language="ru" fo:country="RU" officeooo:rsid="0083876d"/>
    </style:style>
    <style:style style:name="T176" style:family="text">
      <style:text-properties style:font-name="Liberation Serif" fo:language="ru" fo:country="RU" officeooo:rsid="00877b5a"/>
    </style:style>
    <style:style style:name="T177" style:family="text">
      <style:text-properties style:font-name="Liberation Serif" fo:language="ru" fo:country="RU" officeooo:rsid="0089442d"/>
    </style:style>
    <style:style style:name="T178" style:family="text">
      <style:text-properties style:font-name="Liberation Serif" fo:language="ru" fo:country="RU" fo:font-weight="bold" officeooo:rsid="00877b5a" style:font-weight-asian="bold" style:font-weight-complex="bold"/>
    </style:style>
    <style:style style:name="T179" style:family="text">
      <style:text-properties style:font-name="Liberation Serif" fo:language="ru" fo:country="RU" fo:font-weight="bold" officeooo:rsid="01081450" style:font-weight-asian="bold" style:font-weight-complex="bold"/>
    </style:style>
    <style:style style:name="T180" style:family="text">
      <style:text-properties style:font-name="Liberation Serif" fo:language="ru" fo:country="RU" officeooo:rsid="01081450"/>
    </style:style>
    <style:style style:name="T181" style:family="text">
      <style:text-properties style:font-name="Liberation Serif" fo:language="ru" fo:country="RU" officeooo:rsid="013c5393"/>
    </style:style>
    <style:style style:name="T182" style:family="text">
      <style:text-properties style:font-name="Liberation Serif" fo:language="ru" fo:country="RU" officeooo:rsid="013f2335"/>
    </style:style>
    <style:style style:name="T183" style:family="text">
      <style:text-properties style:font-name="Liberation Serif" officeooo:rsid="005a4ba5"/>
    </style:style>
    <style:style style:name="T184" style:family="text">
      <style:text-properties style:font-name="Liberation Serif" officeooo:rsid="005bdcaf"/>
    </style:style>
    <style:style style:name="T185" style:family="text">
      <style:text-properties style:font-name="Liberation Serif" officeooo:rsid="005e7954"/>
    </style:style>
    <style:style style:name="T186" style:family="text">
      <style:text-properties style:font-name="Liberation Serif" officeooo:rsid="005ea38a"/>
    </style:style>
    <style:style style:name="T187" style:family="text">
      <style:text-properties style:font-name="Liberation Serif" officeooo:rsid="0066a0ed"/>
    </style:style>
    <style:style style:name="T188" style:family="text">
      <style:text-properties style:font-name="Liberation Serif" officeooo:rsid="00675806"/>
    </style:style>
    <style:style style:name="T189" style:family="text">
      <style:text-properties style:font-name="Liberation Serif" officeooo:rsid="00688cc2"/>
    </style:style>
    <style:style style:name="T190" style:family="text">
      <style:text-properties style:font-name="Liberation Serif" officeooo:rsid="006b7ae3"/>
    </style:style>
    <style:style style:name="T191" style:family="text">
      <style:text-properties style:font-name="Liberation Serif" officeooo:rsid="006dd70c"/>
    </style:style>
    <style:style style:name="T192" style:family="text">
      <style:text-properties style:font-name="Liberation Serif" officeooo:rsid="006f976e"/>
    </style:style>
    <style:style style:name="T193" style:family="text">
      <style:text-properties style:font-name="Liberation Serif" officeooo:rsid="00714425"/>
    </style:style>
    <style:style style:name="T194" style:family="text">
      <style:text-properties style:font-name="Liberation Serif" officeooo:rsid="0072e8c3"/>
    </style:style>
    <style:style style:name="T195" style:family="text">
      <style:text-properties style:font-name="Liberation Serif" officeooo:rsid="00747242"/>
    </style:style>
    <style:style style:name="T196" style:family="text">
      <style:text-properties style:font-name="Liberation Serif" officeooo:rsid="00765e49"/>
    </style:style>
    <style:style style:name="T197" style:family="text">
      <style:text-properties style:font-name="Liberation Serif" officeooo:rsid="00785093"/>
    </style:style>
    <style:style style:name="T198" style:family="text">
      <style:text-properties style:font-name="Liberation Serif" officeooo:rsid="007906ee"/>
    </style:style>
    <style:style style:name="T199" style:family="text">
      <style:text-properties style:font-name="Liberation Serif" officeooo:rsid="007ed0bf"/>
    </style:style>
    <style:style style:name="T200" style:family="text">
      <style:text-properties style:font-name="Liberation Serif" officeooo:rsid="007fa254"/>
    </style:style>
    <style:style style:name="T201" style:family="text">
      <style:text-properties style:font-name="Liberation Serif" officeooo:rsid="008316b6"/>
    </style:style>
    <style:style style:name="T202" style:family="text">
      <style:text-properties style:font-name="Liberation Serif" officeooo:rsid="0085da51"/>
    </style:style>
    <style:style style:name="T203" style:family="text">
      <style:text-properties style:font-name="Liberation Serif" officeooo:rsid="00877b5a"/>
    </style:style>
    <style:style style:name="T204" style:family="text">
      <style:text-properties style:font-name="Liberation Serif" officeooo:rsid="0089442d"/>
    </style:style>
    <style:style style:name="T205" style:family="text">
      <style:text-properties style:font-name="Liberation Serif" officeooo:rsid="008c8414"/>
    </style:style>
    <style:style style:name="T206" style:family="text">
      <style:text-properties style:font-name="Liberation Serif" officeooo:rsid="008e6fd3"/>
    </style:style>
    <style:style style:name="T207" style:family="text">
      <style:text-properties style:font-name="Liberation Serif" officeooo:rsid="008f896a"/>
    </style:style>
    <style:style style:name="T208" style:family="text">
      <style:text-properties style:font-name="Liberation Serif" officeooo:rsid="00902063"/>
    </style:style>
    <style:style style:name="T209" style:family="text">
      <style:text-properties style:font-name="Liberation Serif" officeooo:rsid="009201f6"/>
    </style:style>
    <style:style style:name="T210" style:family="text">
      <style:text-properties style:font-name="Liberation Serif" officeooo:rsid="009257a3"/>
    </style:style>
    <style:style style:name="T211" style:family="text">
      <style:text-properties style:font-name="Liberation Serif" officeooo:rsid="00940f49"/>
    </style:style>
    <style:style style:name="T212" style:family="text">
      <style:text-properties style:font-name="Liberation Serif" officeooo:rsid="00954e53"/>
    </style:style>
    <style:style style:name="T213" style:family="text">
      <style:text-properties style:font-name="Liberation Serif" officeooo:rsid="009580fc"/>
    </style:style>
    <style:style style:name="T214" style:family="text">
      <style:text-properties style:font-name="Liberation Serif" officeooo:rsid="00984e54"/>
    </style:style>
    <style:style style:name="T215" style:family="text">
      <style:text-properties style:font-name="Liberation Serif" officeooo:rsid="00a8bae6"/>
    </style:style>
    <style:style style:name="T216" style:family="text">
      <style:text-properties style:font-name="Liberation Serif" officeooo:rsid="00a94a85"/>
    </style:style>
    <style:style style:name="T217" style:family="text">
      <style:text-properties style:font-name="Liberation Serif" officeooo:rsid="00da7d42"/>
    </style:style>
    <style:style style:name="T218" style:family="text">
      <style:text-properties style:font-name="Liberation Serif" officeooo:rsid="00daa79d"/>
    </style:style>
    <style:style style:name="T219" style:family="text">
      <style:text-properties style:font-name="Liberation Serif" officeooo:rsid="00dc1e1f"/>
    </style:style>
    <style:style style:name="T220" style:family="text">
      <style:text-properties style:font-name="Liberation Serif" fo:font-weight="bold" style:font-weight-asian="bold" style:font-weight-complex="bold"/>
    </style:style>
    <style:style style:name="T221" style:family="text">
      <style:text-properties style:font-name="Liberation Serif" fo:font-weight="bold" officeooo:rsid="00877b5a" style:font-weight-asian="bold" style:font-weight-complex="bold"/>
    </style:style>
    <style:style style:name="T222" style:family="text">
      <style:text-properties style:font-name="Liberation Serif" fo:font-weight="bold" officeooo:rsid="0106a367" style:font-weight-asian="bold" style:font-weight-complex="bold"/>
    </style:style>
    <style:style style:name="T223" style:family="text">
      <style:text-properties style:font-name="Liberation Serif" fo:font-weight="bold" officeooo:rsid="0106dce0" style:font-weight-asian="bold" style:font-weight-complex="bold"/>
    </style:style>
    <style:style style:name="T224" style:family="text">
      <style:text-properties style:font-name="Liberation Serif" fo:font-weight="bold" officeooo:rsid="01074bbd" style:font-weight-asian="bold" style:font-weight-complex="bold"/>
    </style:style>
    <style:style style:name="T225" style:family="text">
      <style:text-properties style:font-name="Liberation Serif" fo:font-weight="bold" officeooo:rsid="01081450" style:font-weight-asian="bold" style:font-weight-complex="bold"/>
    </style:style>
    <style:style style:name="T226" style:family="text">
      <style:text-properties style:font-name="Liberation Serif" fo:font-weight="bold" officeooo:rsid="0115bc1f" style:font-weight-asian="bold" style:font-weight-complex="bold"/>
    </style:style>
    <style:style style:name="T227" style:family="text">
      <style:text-properties style:font-name="Liberation Serif" fo:font-weight="bold" officeooo:rsid="0127cdf2" style:font-weight-asian="bold" style:font-weight-complex="bold"/>
    </style:style>
    <style:style style:name="T228" style:family="text">
      <style:text-properties style:font-name="Liberation Serif" officeooo:rsid="00e348ae"/>
    </style:style>
    <style:style style:name="T229" style:family="text">
      <style:text-properties style:font-name="Liberation Serif" officeooo:rsid="00ee871f"/>
    </style:style>
    <style:style style:name="T230" style:family="text">
      <style:text-properties style:font-name="Liberation Serif" officeooo:rsid="00f0521f"/>
    </style:style>
    <style:style style:name="T231" style:family="text">
      <style:text-properties style:font-name="Liberation Serif" officeooo:rsid="00f10c42"/>
    </style:style>
    <style:style style:name="T232" style:family="text">
      <style:text-properties style:font-name="Liberation Serif" officeooo:rsid="00f1f7f2"/>
    </style:style>
    <style:style style:name="T233" style:family="text">
      <style:text-properties style:font-name="Liberation Serif" officeooo:rsid="00f45455"/>
    </style:style>
    <style:style style:name="T234" style:family="text">
      <style:text-properties style:font-name="Liberation Serif" officeooo:rsid="00f596a1"/>
    </style:style>
    <style:style style:name="T235" style:family="text">
      <style:text-properties style:font-name="Liberation Serif" officeooo:rsid="00f89fc0"/>
    </style:style>
    <style:style style:name="T236" style:family="text">
      <style:text-properties style:font-name="Liberation Serif" officeooo:rsid="00fcd6b2"/>
    </style:style>
    <style:style style:name="T237" style:family="text">
      <style:text-properties style:font-name="Liberation Serif" officeooo:rsid="0106dce0"/>
    </style:style>
    <style:style style:name="T238" style:family="text">
      <style:text-properties style:font-name="Liberation Serif" officeooo:rsid="01081450"/>
    </style:style>
    <style:style style:name="T239" style:family="text">
      <style:text-properties style:font-name="Liberation Serif" officeooo:rsid="01086c34"/>
    </style:style>
    <style:style style:name="T240" style:family="text">
      <style:text-properties style:font-name="Liberation Serif" officeooo:rsid="010a13e2"/>
    </style:style>
    <style:style style:name="T241" style:family="text">
      <style:text-properties style:font-name="Liberation Serif" officeooo:rsid="010acbef"/>
    </style:style>
    <style:style style:name="T242" style:family="text">
      <style:text-properties style:font-name="Liberation Serif" officeooo:rsid="01153bd1"/>
    </style:style>
    <style:style style:name="T243" style:family="text">
      <style:text-properties style:font-name="Liberation Serif" officeooo:rsid="0115bc1f"/>
    </style:style>
    <style:style style:name="T244" style:family="text">
      <style:text-properties style:font-name="Liberation Serif" officeooo:rsid="011e9bae"/>
    </style:style>
    <style:style style:name="T245" style:family="text">
      <style:text-properties style:font-name="Liberation Serif" officeooo:rsid="01266205"/>
    </style:style>
    <style:style style:name="T246" style:family="text">
      <style:text-properties style:font-name="Liberation Serif" fo:font-weight="normal" officeooo:rsid="0127cdf2" style:font-weight-asian="normal" style:font-weight-complex="normal"/>
    </style:style>
    <style:style style:name="T247" style:family="text">
      <style:text-properties style:font-name="Liberation Serif" officeooo:rsid="0134279f"/>
    </style:style>
    <style:style style:name="T248" style:family="text">
      <style:text-properties style:font-name="Liberation Serif" officeooo:rsid="013f2335"/>
    </style:style>
    <style:style style:name="T249" style:family="text">
      <style:text-properties style:font-name="Liberation Serif" officeooo:rsid="013f8638"/>
    </style:style>
    <style:style style:name="T250" style:family="text">
      <style:text-properties officeooo:rsid="000bde68" fo:background-color="#fff200" loext:char-shading-value="0"/>
    </style:style>
    <style:style style:name="T251" style:family="text">
      <style:text-properties officeooo:rsid="01164bf9" fo:background-color="#fff200" loext:char-shading-value="0"/>
    </style:style>
    <style:style style:name="T252" style:family="text">
      <style:text-properties style:text-underline-style="none"/>
    </style:style>
    <style:style style:name="T253" style:family="text">
      <style:text-properties style:text-underline-style="none" officeooo:rsid="00545c9d"/>
    </style:style>
    <style:style style:name="T254" style:family="text">
      <style:text-properties style:text-underline-style="none" officeooo:rsid="009de462"/>
    </style:style>
    <style:style style:name="T255" style:family="text">
      <style:text-properties style:text-underline-style="none" officeooo:rsid="00c9303d"/>
    </style:style>
    <style:style style:name="T256" style:family="text">
      <style:text-properties style:text-underline-style="none" officeooo:rsid="00d932f0"/>
    </style:style>
    <style:style style:name="T257" style:family="text">
      <style:text-properties style:text-underline-style="none" officeooo:rsid="00da6098"/>
    </style:style>
    <style:style style:name="T258" style:family="text">
      <style:text-properties style:text-underline-style="none" officeooo:rsid="01020df9"/>
    </style:style>
    <style:style style:name="T259" style:family="text">
      <style:text-properties fo:font-style="italic" style:font-style-asian="italic" style:font-style-complex="italic"/>
    </style:style>
    <style:style style:name="T260" style:family="text">
      <style:text-properties fo:font-style="italic" officeooo:rsid="00258bb9" style:font-style-asian="italic" style:font-style-complex="italic"/>
    </style:style>
    <style:style style:name="T261" style:family="text">
      <style:text-properties fo:font-style="italic" officeooo:rsid="002671d0" style:font-style-asian="italic" style:font-style-complex="italic"/>
    </style:style>
    <style:style style:name="T262" style:family="text">
      <style:text-properties fo:font-style="italic" officeooo:rsid="002b1e4d" style:font-style-asian="italic" style:font-style-complex="italic"/>
    </style:style>
    <style:style style:name="T263" style:family="text">
      <style:text-properties fo:font-style="italic" officeooo:rsid="00c9303d" style:font-style-asian="italic" style:font-style-complex="italic"/>
    </style:style>
    <style:style style:name="T264" style:family="text">
      <style:text-properties fo:font-style="italic" style:text-underline-style="none" style:font-style-asian="italic" style:font-style-complex="italic"/>
    </style:style>
    <style:style style:name="T265" style:family="text">
      <style:text-properties fo:font-style="italic" style:text-underline-style="none" officeooo:rsid="003ea9fc" style:font-style-asian="italic" style:font-style-complex="italic"/>
    </style:style>
    <style:style style:name="T266" style:family="text">
      <style:text-properties fo:font-style="italic" style:text-underline-style="none" officeooo:rsid="00426d47" style:font-style-asian="italic" style:font-style-complex="italic"/>
    </style:style>
    <style:style style:name="T267" style:family="text">
      <style:text-properties fo:font-style="italic" style:text-underline-style="none" officeooo:rsid="0043c656" style:font-style-asian="italic" style:font-style-complex="italic"/>
    </style:style>
    <style:style style:name="T268" style:family="text">
      <style:text-properties fo:font-style="italic" style:text-underline-style="none" fo:background-color="transparent" loext:char-shading-value="0" style:font-style-asian="italic" style:font-style-complex="italic"/>
    </style:style>
    <style:style style:name="T269" style:family="text">
      <style:text-properties fo:font-style="italic" style:text-underline-style="none" officeooo:rsid="0019a08c" fo:background-color="transparent" loext:char-shading-value="0" style:font-style-asian="italic" style:font-style-complex="italic"/>
    </style:style>
    <style:style style:name="T270" style:family="text">
      <style:text-properties fo:font-style="italic" style:text-underline-style="none" officeooo:rsid="00ae8824" fo:background-color="transparent" loext:char-shading-value="0" style:font-style-asian="italic" style:font-style-complex="italic"/>
    </style:style>
    <style:style style:name="T271" style:family="text">
      <style:text-properties fo:font-style="italic" style:text-underline-style="none" fo:background-color="#ffff00" loext:char-shading-value="0" style:font-style-asian="italic" style:font-style-complex="italic"/>
    </style:style>
    <style:style style:name="T272" style:family="text">
      <style:text-properties fo:font-style="italic" style:text-underline-style="none" officeooo:rsid="003ea9fc" fo:background-color="#ffff00" loext:char-shading-value="0" style:font-style-asian="italic" style:font-style-complex="italic"/>
    </style:style>
    <style:style style:name="T273" style:family="text">
      <style:text-properties fo:font-style="italic" style:text-underline-style="none" fo:font-weight="bold" style:font-style-asian="italic" style:font-weight-asian="bold" style:font-style-complex="italic" style:font-weight-complex="bold"/>
    </style:style>
    <style:style style:name="T274" style:family="text">
      <style:text-properties fo:font-style="italic" fo:background-color="#ffff00" loext:char-shading-value="0" style:font-style-asian="italic" style:font-style-complex="italic"/>
    </style:style>
    <style:style style:name="T275" style:family="text">
      <style:text-properties fo:font-style="normal" style:font-style-asian="normal" style:font-style-complex="normal"/>
    </style:style>
    <style:style style:name="T276" style:family="text">
      <style:text-properties fo:font-style="normal" officeooo:rsid="001eed45" style:font-style-asian="normal" style:font-style-complex="normal"/>
    </style:style>
    <style:style style:name="T277" style:family="text">
      <style:text-properties fo:font-style="normal" officeooo:rsid="002671d0" style:font-style-asian="normal" style:font-style-complex="normal"/>
    </style:style>
    <style:style style:name="T278" style:family="text">
      <style:text-properties fo:font-style="normal" officeooo:rsid="00282301" style:font-style-asian="normal" style:font-style-complex="normal"/>
    </style:style>
    <style:style style:name="T279" style:family="text">
      <style:text-properties fo:font-style="normal" officeooo:rsid="002858b7" style:font-style-asian="normal" style:font-style-complex="normal"/>
    </style:style>
    <style:style style:name="T280" style:family="text">
      <style:text-properties fo:font-style="normal" officeooo:rsid="002b1e4d" style:font-style-asian="normal" style:font-style-complex="normal"/>
    </style:style>
    <style:style style:name="T281" style:family="text">
      <style:text-properties fo:font-style="normal" officeooo:rsid="0036f31f" style:font-style-asian="normal" style:font-style-complex="normal"/>
    </style:style>
    <style:style style:name="T282" style:family="text">
      <style:text-properties fo:font-style="normal" officeooo:rsid="003843ce" style:font-style-asian="normal" style:font-style-complex="normal"/>
    </style:style>
    <style:style style:name="T283" style:family="text">
      <style:text-properties fo:font-style="normal" officeooo:rsid="004c3f62" style:font-style-asian="normal" style:font-style-complex="normal"/>
    </style:style>
    <style:style style:name="T284" style:family="text">
      <style:text-properties fo:font-style="normal" officeooo:rsid="0061ca91" style:font-style-asian="normal" style:font-style-complex="normal"/>
    </style:style>
    <style:style style:name="T285" style:family="text">
      <style:text-properties fo:font-style="normal" officeooo:rsid="009a0ee7" style:font-style-asian="normal" style:font-style-complex="normal"/>
    </style:style>
    <style:style style:name="T286" style:family="text">
      <style:text-properties fo:font-style="normal" officeooo:rsid="00b1fa0f" style:font-style-asian="normal" style:font-style-complex="normal"/>
    </style:style>
    <style:style style:name="T287" style:family="text">
      <style:text-properties fo:font-style="normal" officeooo:rsid="00b833ed" style:font-style-asian="normal" style:font-style-complex="normal"/>
    </style:style>
    <style:style style:name="T288" style:family="text">
      <style:text-properties fo:font-style="normal" officeooo:rsid="00bfc6af" style:font-style-asian="normal" style:font-style-complex="normal"/>
    </style:style>
    <style:style style:name="T289" style:family="text">
      <style:text-properties fo:font-style="normal" officeooo:rsid="00fe5d67" style:font-style-asian="normal" style:font-style-complex="normal"/>
    </style:style>
    <style:style style:name="T290" style:family="text">
      <style:text-properties fo:font-style="normal" officeooo:rsid="00fef99a" style:font-style-asian="normal" style:font-style-complex="normal"/>
    </style:style>
    <style:style style:name="T291" style:family="text">
      <style:text-properties fo:font-style="normal" officeooo:rsid="011b8244" style:font-style-asian="normal" style:font-style-complex="normal"/>
    </style:style>
    <style:style style:name="T292" style:family="text">
      <style:text-properties fo:font-style="normal" officeooo:rsid="011ff25a" style:font-style-asian="normal" style:font-style-complex="normal"/>
    </style:style>
    <style:style style:name="T293" style:family="text">
      <style:text-properties fo:font-style="normal" officeooo:rsid="010ebd3d" style:font-style-asian="normal" style:font-style-complex="normal"/>
    </style:style>
    <style:style style:name="T294" style:family="text">
      <style:text-properties fo:font-style="normal" fo:background-color="#fff200" loext:char-shading-value="0" style:font-style-asian="normal" style:font-style-complex="normal"/>
    </style:style>
    <style:style style:name="T295" style:family="text">
      <style:text-properties fo:font-style="normal" fo:background-color="transparent" loext:char-shading-value="0" style:font-style-asian="normal" style:font-style-complex="normal"/>
    </style:style>
    <style:style style:name="T296" style:family="text">
      <style:text-properties fo:font-style="normal" officeooo:rsid="0019a08c" fo:background-color="transparent" loext:char-shading-value="0" style:font-style-asian="normal" style:font-style-complex="normal"/>
    </style:style>
    <style:style style:name="T297" style:family="text">
      <style:text-properties fo:font-style="normal" officeooo:rsid="00282301" fo:background-color="transparent" loext:char-shading-value="0" style:font-style-asian="normal" style:font-style-complex="normal"/>
    </style:style>
    <style:style style:name="T298" style:family="text">
      <style:text-properties fo:font-style="normal" officeooo:rsid="00ae8824" fo:background-color="transparent" loext:char-shading-value="0" style:font-style-asian="normal" style:font-style-complex="normal"/>
    </style:style>
    <style:style style:name="T299" style:family="text">
      <style:text-properties fo:font-style="normal" officeooo:rsid="00bf9acc" fo:background-color="transparent" loext:char-shading-value="0" style:font-style-asian="normal" style:font-style-complex="normal"/>
    </style:style>
    <style:style style:name="T300" style:family="text">
      <style:text-properties fo:font-style="normal" officeooo:rsid="00fcd6b2" fo:background-color="transparent" loext:char-shading-value="0" style:font-style-asian="normal" style:font-style-complex="normal"/>
    </style:style>
    <style:style style:name="T301" style:family="text">
      <style:text-properties fo:font-style="normal" officeooo:rsid="0119f205" fo:background-color="transparent" loext:char-shading-value="0" style:font-style-asian="normal" style:font-style-complex="normal"/>
    </style:style>
    <style:style style:name="T302" style:family="text">
      <style:text-properties fo:font-style="normal" style:text-underline-style="none" fo:background-color="transparent" loext:char-shading-value="0" style:font-style-asian="normal" style:font-style-complex="normal"/>
    </style:style>
    <style:style style:name="T303" style:family="text">
      <style:text-properties fo:font-style="normal" style:text-underline-style="none" officeooo:rsid="0019a08c" fo:background-color="transparent" loext:char-shading-value="0" style:font-style-asian="normal" style:font-style-complex="normal"/>
    </style:style>
    <style:style style:name="T304" style:family="text">
      <style:text-properties fo:font-style="normal" style:text-underline-style="none" officeooo:rsid="001a35f4" fo:background-color="transparent" loext:char-shading-value="0" style:font-style-asian="normal" style:font-style-complex="normal"/>
    </style:style>
    <style:style style:name="T305" style:family="text">
      <style:text-properties fo:font-style="normal" style:text-underline-style="none" officeooo:rsid="00258bb9" fo:background-color="transparent" loext:char-shading-value="0" style:font-style-asian="normal" style:font-style-complex="normal"/>
    </style:style>
    <style:style style:name="T306" style:family="text">
      <style:text-properties fo:font-style="normal" style:text-underline-style="none" officeooo:rsid="00282301" fo:background-color="transparent" loext:char-shading-value="0" style:font-style-asian="normal" style:font-style-complex="normal"/>
    </style:style>
    <style:style style:name="T307" style:family="text">
      <style:text-properties fo:font-style="normal" style:text-underline-style="none" officeooo:rsid="0036f31f" fo:background-color="transparent" loext:char-shading-value="0" style:font-style-asian="normal" style:font-style-complex="normal"/>
    </style:style>
    <style:style style:name="T308" style:family="text">
      <style:text-properties fo:font-style="normal" style:text-underline-style="none" officeooo:rsid="00b080ee" fo:background-color="transparent" loext:char-shading-value="0" style:font-style-asian="normal" style:font-style-complex="normal"/>
    </style:style>
    <style:style style:name="T309" style:family="text">
      <style:text-properties fo:font-style="normal" style:text-underline-style="none" officeooo:rsid="00bfc6af" fo:background-color="transparent" loext:char-shading-value="0" style:font-style-asian="normal" style:font-style-complex="normal"/>
    </style:style>
    <style:style style:name="T310" style:family="text">
      <style:text-properties fo:font-style="normal" style:text-underline-style="none" officeooo:rsid="00fcd6b2" fo:background-color="transparent" loext:char-shading-value="0" style:font-style-asian="normal" style:font-style-complex="normal"/>
    </style:style>
    <style:style style:name="T311" style:family="text">
      <style:text-properties fo:font-style="normal" style:text-underline-style="none" officeooo:rsid="0119f205" fo:background-color="transparent" loext:char-shading-value="0" style:font-style-asian="normal" style:font-style-complex="normal"/>
    </style:style>
    <style:style style:name="T312" style:family="text">
      <style:text-properties fo:font-style="normal" style:text-underline-style="none" officeooo:rsid="011b8244" fo:background-color="transparent" loext:char-shading-value="0" style:font-style-asian="normal" style:font-style-complex="normal"/>
    </style:style>
    <style:style style:name="T313" style:family="text">
      <style:text-properties fo:font-style="normal" style:text-underline-style="none" style:font-style-asian="normal" style:font-style-complex="normal"/>
    </style:style>
    <style:style style:name="T314" style:family="text">
      <style:text-properties fo:font-style="normal" style:text-underline-style="none" officeooo:rsid="003ea9fc" style:font-style-asian="normal" style:font-style-complex="normal"/>
    </style:style>
    <style:style style:name="T315" style:family="text">
      <style:text-properties fo:font-style="normal" style:text-underline-style="none" officeooo:rsid="003fc30b" style:font-style-asian="normal" style:font-style-complex="normal"/>
    </style:style>
    <style:style style:name="T316" style:family="text">
      <style:text-properties fo:font-style="normal" style:text-underline-style="none" officeooo:rsid="00426d47" style:font-style-asian="normal" style:font-style-complex="normal"/>
    </style:style>
    <style:style style:name="T317" style:family="text">
      <style:text-properties fo:font-style="normal" style:text-underline-style="none" officeooo:rsid="0043c656" style:font-style-asian="normal" style:font-style-complex="normal"/>
    </style:style>
    <style:style style:name="T318" style:family="text">
      <style:text-properties fo:font-style="normal" style:text-underline-style="none" officeooo:rsid="0050a409" style:font-style-asian="normal" style:font-style-complex="normal"/>
    </style:style>
    <style:style style:name="T319" style:family="text">
      <style:text-properties fo:font-style="normal" style:text-underline-style="none" officeooo:rsid="0051d35d" style:font-style-asian="normal" style:font-style-complex="normal"/>
    </style:style>
    <style:style style:name="T320" style:family="text">
      <style:text-properties fo:font-style="normal" style:text-underline-style="none" officeooo:rsid="0052af0a" style:font-style-asian="normal" style:font-style-complex="normal"/>
    </style:style>
    <style:style style:name="T321" style:family="text">
      <style:text-properties fo:font-style="normal" style:text-underline-style="none" officeooo:rsid="00545c9d" style:font-style-asian="normal" style:font-style-complex="normal"/>
    </style:style>
    <style:style style:name="T322" style:family="text">
      <style:text-properties fo:font-style="normal" style:text-underline-style="none" officeooo:rsid="009a8e9d" style:font-style-asian="normal" style:font-style-complex="normal"/>
    </style:style>
    <style:style style:name="T323" style:family="text">
      <style:text-properties fo:font-style="normal" style:text-underline-style="none" officeooo:rsid="009be8ca" style:font-style-asian="normal" style:font-style-complex="normal"/>
    </style:style>
    <style:style style:name="T324" style:family="text">
      <style:text-properties fo:font-style="normal" style:text-underline-style="none" officeooo:rsid="009de462" style:font-style-asian="normal" style:font-style-complex="normal"/>
    </style:style>
    <style:style style:name="T325" style:family="text">
      <style:text-properties fo:font-style="normal" style:text-underline-style="none" officeooo:rsid="009deb66" style:font-style-asian="normal" style:font-style-complex="normal"/>
    </style:style>
    <style:style style:name="T326" style:family="text">
      <style:text-properties fo:font-style="normal" style:text-underline-style="none" officeooo:rsid="00c78b1d" style:font-style-asian="normal" style:font-style-complex="normal"/>
    </style:style>
    <style:style style:name="T327" style:family="text">
      <style:text-properties fo:font-style="normal" style:text-underline-style="none" officeooo:rsid="00c81bf7" style:font-style-asian="normal" style:font-style-complex="normal"/>
    </style:style>
    <style:style style:name="T328" style:family="text">
      <style:text-properties fo:font-style="normal" style:text-underline-style="none" officeooo:rsid="00d6ebf0" style:font-style-asian="normal" style:font-style-complex="normal"/>
    </style:style>
    <style:style style:name="T329" style:family="text">
      <style:text-properties fo:font-style="normal" style:text-underline-style="none" officeooo:rsid="00d8b1fb" style:font-style-asian="normal" style:font-style-complex="normal"/>
    </style:style>
    <style:style style:name="T330" style:family="text">
      <style:text-properties fo:font-style="normal" style:text-underline-style="none" officeooo:rsid="0122ebac" style:font-style-asian="normal" style:font-style-complex="normal"/>
    </style:style>
    <style:style style:name="T331" style:family="text">
      <style:text-properties fo:font-style="normal" style:text-underline-style="none" officeooo:rsid="012354f6" style:font-style-asian="normal" style:font-style-complex="normal"/>
    </style:style>
    <style:style style:name="T332" style:family="text">
      <style:text-properties fo:font-style="normal" style:text-underline-style="none" officeooo:rsid="01238ad7" style:font-style-asian="normal" style:font-style-complex="normal"/>
    </style:style>
    <style:style style:name="T333" style:family="text">
      <style:text-properties fo:font-style="normal" style:text-underline-style="none" officeooo:rsid="01239b6a" style:font-style-asian="normal" style:font-style-complex="normal"/>
    </style:style>
    <style:style style:name="T334" style:family="text">
      <style:text-properties fo:font-style="normal" style:text-underline-style="none" officeooo:rsid="012e7cde" style:font-style-asian="normal" style:font-style-complex="normal"/>
    </style:style>
    <style:style style:name="T335" style:family="text">
      <style:text-properties fo:font-style="normal" fo:font-weight="bold" style:font-style-asian="normal" style:font-weight-asian="bold" style:font-style-complex="normal" style:font-weight-complex="bold"/>
    </style:style>
    <style:style style:name="T336" style:family="text">
      <style:text-properties fo:font-style="normal" fo:background-color="#ffff00" loext:char-shading-value="0" style:font-style-asian="normal" style:font-style-complex="normal"/>
    </style:style>
    <style:style style:name="T337" style:family="text">
      <style:text-properties officeooo:rsid="000bde68" fo:background-color="transparent" loext:char-shading-value="0"/>
    </style:style>
    <style:style style:name="T338" style:family="text">
      <style:text-properties officeooo:rsid="001a35f4"/>
    </style:style>
    <style:style style:name="T339" style:family="text">
      <style:text-properties officeooo:rsid="00258bb9"/>
    </style:style>
    <style:style style:name="T340" style:family="text">
      <style:text-properties officeooo:rsid="00282301"/>
    </style:style>
    <style:style style:name="T341" style:family="text">
      <style:text-properties fo:language="ru" fo:country="RU" fo:font-style="normal" style:font-style-asian="normal" style:font-style-complex="normal"/>
    </style:style>
    <style:style style:name="T342" style:family="text">
      <style:text-properties fo:language="ru" fo:country="RU" fo:font-style="normal" officeooo:rsid="002b1e4d" style:font-style-asian="normal" style:font-style-complex="normal"/>
    </style:style>
    <style:style style:name="T343" style:family="text">
      <style:text-properties fo:language="ru" fo:country="RU" fo:font-style="normal" officeooo:rsid="002bc086" style:font-style-asian="normal" style:font-style-complex="normal"/>
    </style:style>
    <style:style style:name="T344" style:family="text">
      <style:text-properties fo:language="ru" fo:country="RU" fo:font-style="normal" officeooo:rsid="004ce181" style:font-style-asian="normal" style:font-style-complex="normal"/>
    </style:style>
    <style:style style:name="T345" style:family="text">
      <style:text-properties fo:language="ru" fo:country="RU" fo:font-style="normal" officeooo:rsid="006392c5" style:font-style-asian="normal" style:font-style-complex="normal"/>
    </style:style>
    <style:style style:name="T346" style:family="text">
      <style:text-properties fo:language="ru" fo:country="RU" fo:font-style="normal" officeooo:rsid="00bb8ac3" style:font-style-asian="normal" style:font-style-complex="normal"/>
    </style:style>
    <style:style style:name="T347" style:family="text">
      <style:text-properties fo:language="ru" fo:country="RU" fo:font-style="normal" officeooo:rsid="00bc362e" style:font-style-asian="normal" style:font-style-complex="normal"/>
    </style:style>
    <style:style style:name="T348" style:family="text">
      <style:text-properties fo:language="ru" fo:country="RU" fo:font-style="normal" officeooo:rsid="011ff25a" style:font-style-asian="normal" style:font-style-complex="normal"/>
    </style:style>
    <style:style style:name="T349" style:family="text">
      <style:text-properties fo:language="ru" fo:country="RU" fo:font-style="normal" style:text-underline-style="none" style:font-style-asian="normal" style:font-style-complex="normal"/>
    </style:style>
    <style:style style:name="T350" style:family="text">
      <style:text-properties fo:language="ru" fo:country="RU" fo:font-style="normal" style:text-underline-style="none" officeooo:rsid="002c5ebe" style:font-style-asian="normal" style:font-style-complex="normal"/>
    </style:style>
    <style:style style:name="T351" style:family="text">
      <style:text-properties fo:language="ru" fo:country="RU" fo:font-style="normal" style:text-underline-style="none" officeooo:rsid="0030beef" style:font-style-asian="normal" style:font-style-complex="normal"/>
    </style:style>
    <style:style style:name="T352" style:family="text">
      <style:text-properties fo:language="ru" fo:country="RU" fo:font-style="normal" style:text-underline-style="none" officeooo:rsid="003843ce" style:font-style-asian="normal" style:font-style-complex="normal"/>
    </style:style>
    <style:style style:name="T353" style:family="text">
      <style:text-properties fo:language="ru" fo:country="RU" fo:font-style="normal" style:text-underline-style="none" officeooo:rsid="0039d46f" style:font-style-asian="normal" style:font-style-complex="normal"/>
    </style:style>
    <style:style style:name="T354" style:family="text">
      <style:text-properties fo:language="ru" fo:country="RU" fo:font-style="normal" style:text-underline-style="none" officeooo:rsid="004ba639" style:font-style-asian="normal" style:font-style-complex="normal"/>
    </style:style>
    <style:style style:name="T355" style:family="text">
      <style:text-properties fo:language="ru" fo:country="RU" fo:font-style="normal" style:text-underline-style="none" officeooo:rsid="004ce181" style:font-style-asian="normal" style:font-style-complex="normal"/>
    </style:style>
    <style:style style:name="T356" style:family="text">
      <style:text-properties fo:language="ru" fo:country="RU" fo:font-style="normal" style:text-underline-style="none" officeooo:rsid="004e2437" style:font-style-asian="normal" style:font-style-complex="normal"/>
    </style:style>
    <style:style style:name="T357" style:family="text">
      <style:text-properties fo:language="ru" fo:country="RU" fo:font-style="normal" style:text-underline-style="none" officeooo:rsid="004e2e9d" style:font-style-asian="normal" style:font-style-complex="normal"/>
    </style:style>
    <style:style style:name="T358" style:family="text">
      <style:text-properties fo:language="ru" fo:country="RU" fo:font-style="normal" style:text-underline-style="none" officeooo:rsid="004faf30" style:font-style-asian="normal" style:font-style-complex="normal"/>
    </style:style>
    <style:style style:name="T359" style:family="text">
      <style:text-properties fo:language="ru" fo:country="RU" fo:font-style="normal" style:text-underline-style="none" officeooo:rsid="00c72d66" style:font-style-asian="normal" style:font-style-complex="normal"/>
    </style:style>
    <style:style style:name="T360" style:family="text">
      <style:text-properties fo:language="ru" fo:country="RU" fo:font-style="normal" style:text-underline-style="none" officeooo:rsid="00d38bed" style:font-style-asian="normal" style:font-style-complex="normal"/>
    </style:style>
    <style:style style:name="T361" style:family="text">
      <style:text-properties fo:language="ru" fo:country="RU" fo:font-style="normal" style:text-underline-style="none" officeooo:rsid="00d563a5" style:font-style-asian="normal" style:font-style-complex="normal"/>
    </style:style>
    <style:style style:name="T362" style:family="text">
      <style:text-properties fo:language="ru" fo:country="RU" fo:font-style="normal" style:text-underline-style="none" officeooo:rsid="012147af" style:font-style-asian="normal" style:font-style-complex="normal"/>
    </style:style>
    <style:style style:name="T363" style:family="text">
      <style:text-properties fo:language="ru" fo:country="RU" fo:font-style="normal" style:text-underline-style="none" officeooo:rsid="012c075a" style:font-style-asian="normal" style:font-style-complex="normal"/>
    </style:style>
    <style:style style:name="T364" style:family="text">
      <style:text-properties fo:language="ru" fo:country="RU" fo:font-style="normal" style:text-underline-style="none" officeooo:rsid="012ce200" style:font-style-asian="normal" style:font-style-complex="normal"/>
    </style:style>
    <style:style style:name="T365" style:family="text">
      <style:text-properties fo:language="ru" fo:country="RU" fo:font-style="normal" style:text-underline-style="none" fo:background-color="#ffff00" loext:char-shading-value="0" style:font-style-asian="normal" style:font-style-complex="normal"/>
    </style:style>
    <style:style style:name="T366" style:family="text">
      <style:text-properties fo:language="ru" fo:country="RU" fo:font-style="normal" officeooo:rsid="002bc086" fo:background-color="transparent" loext:char-shading-value="0" style:font-style-asian="normal" style:font-style-complex="normal"/>
    </style:style>
    <style:style style:name="T367" style:family="text">
      <style:text-properties fo:language="ru" fo:country="RU" fo:font-style="italic" style:font-style-asian="italic" style:font-style-complex="italic"/>
    </style:style>
    <style:style style:name="T368" style:family="text">
      <style:text-properties fo:language="ru" fo:country="RU" fo:font-style="italic" officeooo:rsid="006392c5" style:font-style-asian="italic" style:font-style-complex="italic"/>
    </style:style>
    <style:style style:name="T369" style:family="text">
      <style:text-properties fo:language="ru" fo:country="RU" fo:font-style="italic" style:text-underline-style="none" style:font-style-asian="italic" style:font-style-complex="italic"/>
    </style:style>
    <style:style style:name="T370" style:family="text">
      <style:text-properties fo:language="ru" fo:country="RU" fo:font-style="italic" style:text-underline-style="none" officeooo:rsid="002c5ebe" style:font-style-asian="italic" style:font-style-complex="italic"/>
    </style:style>
    <style:style style:name="T371" style:family="text">
      <style:text-properties fo:language="ru" fo:country="RU" fo:font-style="italic" style:text-underline-style="none" officeooo:rsid="0030beef" style:font-style-asian="italic" style:font-style-complex="italic"/>
    </style:style>
    <style:style style:name="T372" style:family="text">
      <style:text-properties fo:language="ru" fo:country="RU" fo:font-style="italic" style:text-underline-style="none" officeooo:rsid="012c075a" style:font-style-asian="italic" style:font-style-complex="italic"/>
    </style:style>
    <style:style style:name="T373" style:family="text">
      <style:text-properties fo:language="ru" fo:country="RU" fo:font-style="italic" style:text-underline-style="none" fo:background-color="#ffff00" loext:char-shading-value="0" style:font-style-asian="italic" style:font-style-complex="italic"/>
    </style:style>
    <style:style style:name="T374" style:family="text">
      <style:text-properties fo:language="ru" fo:country="RU" fo:font-style="italic" fo:background-color="#ffff00" loext:char-shading-value="0" style:font-style-asian="italic" style:font-style-complex="italic"/>
    </style:style>
    <style:style style:name="T375" style:family="text">
      <style:text-properties fo:language="ru" fo:country="RU" officeooo:rsid="00877b5a"/>
    </style:style>
    <style:style style:name="T376" style:family="text">
      <style:text-properties fo:font-weight="normal" style:font-weight-asian="normal" style:font-weight-complex="normal"/>
    </style:style>
    <style:style style:name="T377" style:family="text">
      <style:text-properties officeooo:rsid="0036f31f"/>
    </style:style>
    <style:style style:name="T378" style:family="text">
      <style:text-properties officeooo:rsid="003b6084"/>
    </style:style>
    <style:style style:name="T379" style:family="text">
      <style:text-properties officeooo:rsid="00877b5a"/>
    </style:style>
    <style:style style:name="T380" style:family="text">
      <style:text-properties fo:color="#21409a" style:font-name="DejaVu Sans Mono" fo:font-weight="bold" style:font-weight-asian="bold" style:font-weight-complex="bold"/>
    </style:style>
    <style:style style:name="T381" style:family="text">
      <style:text-properties officeooo:rsid="00a38e4d"/>
    </style:style>
    <style:style style:name="T382" style:family="text">
      <style:text-properties officeooo:rsid="00a57567"/>
    </style:style>
    <style:style style:name="T383" style:family="text">
      <style:text-properties officeooo:rsid="00a8bae6"/>
    </style:style>
    <style:style style:name="T384" style:family="text">
      <style:text-properties officeooo:rsid="00c13dea"/>
    </style:style>
    <style:style style:name="T385" style:family="text">
      <style:text-properties fo:color="#e8a202"/>
    </style:style>
    <style:style style:name="T386" style:family="text">
      <style:text-properties fo:color="#e8a202" style:font-weight-asian="bold" style:font-weight-complex="bold"/>
    </style:style>
    <style:style style:name="T387" style:family="text">
      <style:text-properties fo:color="#ffa6a6"/>
    </style:style>
    <style:style style:name="T388" style:family="text">
      <style:text-properties officeooo:rsid="00c9303d"/>
    </style:style>
    <style:style style:name="T389" style:family="text">
      <style:text-properties officeooo:rsid="00cee063"/>
    </style:style>
    <style:style style:name="T390" style:family="text">
      <style:text-properties officeooo:rsid="00d932f0"/>
    </style:style>
    <style:style style:name="T391" style:family="text">
      <style:text-properties fo:color="#000000" style:font-name="Liberation Serif" fo:language="ru" fo:country="RU" fo:font-style="italic" officeooo:rsid="0083876d" fo:background-color="#ffff00" loext:char-shading-value="0" style:font-style-asian="italic" style:font-style-complex="italic"/>
    </style:style>
    <style:style style:name="T392" style:family="text">
      <style:text-properties fo:color="#2a6099"/>
    </style:style>
    <style:style style:name="T393" style:family="text">
      <style:text-properties officeooo:rsid="010ebd3d"/>
    </style:style>
    <style:style style:name="T394" style:family="text">
      <style:text-properties officeooo:rsid="01100d68"/>
    </style:style>
    <style:style style:name="T395" style:family="text">
      <style:text-properties officeooo:rsid="0111dd3b"/>
    </style:style>
    <style:style style:name="T396" style:family="text">
      <style:text-properties officeooo:rsid="011442fe"/>
    </style:style>
    <style:style style:name="T397" style:family="text">
      <style:text-properties fo:font-weight="bold" officeooo:rsid="00a8bae6" style:font-weight-asian="bold" style:font-weight-complex="bold"/>
    </style:style>
    <style:style style:name="T398" style:family="text">
      <style:text-properties officeooo:rsid="0119f205"/>
    </style:style>
    <style:style style:name="T399" style:family="text">
      <style:text-properties officeooo:rsid="011b8244"/>
    </style:style>
    <style:style style:name="T400" style:family="text">
      <style:text-properties officeooo:rsid="011e9bae"/>
    </style:style>
    <style:style style:name="T401" style:family="text">
      <style:text-properties officeooo:rsid="0120393b"/>
    </style:style>
    <style:style style:name="T402" style:family="text">
      <style:text-properties fo:font-variant="normal" fo:text-transform="none" fo:font-size="10pt" fo:letter-spacing="normal" fo:font-style="normal" style:font-name-asian="Courier New" style:font-size-asian="10pt" style:font-weight-asian="bold" style:font-name-complex="Liberation Mono" style:font-size-complex="10pt" style:font-weight-complex="bold"/>
    </style:style>
    <style:style style:name="T403" style:family="text">
      <style:text-properties fo:font-variant="normal" fo:text-transform="none" fo:font-size="10pt" fo:letter-spacing="normal" fo:font-style="normal" style:font-name-asian="Courier New" style:font-size-asian="10pt" style:font-name-complex="Liberation Mono" style:font-size-complex="10pt"/>
    </style:style>
    <style:style style:name="T404" style:family="text">
      <style:text-properties fo:font-variant="normal" fo:text-transform="none" fo:color="#222222" style:font-name="Liberation Serif" fo:font-size="12pt" fo:letter-spacing="normal" fo:font-style="normal" fo:font-weight="normal" officeooo:rsid="0127cdf2" style:font-weight-asian="normal" style:font-weight-complex="normal"/>
    </style:style>
    <style:style style:name="T405" style:family="text">
      <style:text-properties fo:font-variant="normal" fo:text-transform="none" fo:color="#222222" style:font-name="Liberation Serif" fo:font-size="12pt" fo:letter-spacing="normal" fo:font-style="normal" fo:font-weight="normal" officeooo:rsid="0129033f" style:font-weight-asian="normal" style:font-weight-complex="normal"/>
    </style:style>
    <style:style style:name="T406" style:family="text">
      <style:text-properties fo:font-variant="normal" fo:text-transform="none" fo:color="#222222" style:font-name="Liberation Serif" fo:font-size="12pt" fo:letter-spacing="normal" fo:font-style="normal" fo:font-weight="normal" officeooo:rsid="0134aca8" style:font-weight-asian="normal" style:font-weight-complex="normal"/>
    </style:style>
    <style:style style:name="T407" style:family="text">
      <style:text-properties fo:font-variant="normal" fo:text-transform="none" fo:color="#222222" style:font-name="Liberation Serif" fo:font-size="12pt" fo:letter-spacing="normal" fo:font-style="normal" fo:font-weight="normal" officeooo:rsid="013914f3" style:font-weight-asian="normal" style:font-weight-complex="normal"/>
    </style:style>
    <style:style style:name="T408" style:family="text">
      <style:text-properties fo:font-variant="normal" fo:text-transform="none" fo:color="#222222" style:font-name="Liberation Serif" fo:font-size="12pt" fo:letter-spacing="normal" fo:font-style="normal" style:text-underline-style="none" fo:font-weight="normal" officeooo:rsid="0134aca8" style:font-style-asian="normal" style:font-weight-asian="normal" style:font-style-complex="normal" style:font-weight-complex="normal"/>
    </style:style>
    <style:style style:name="T409" style:family="text">
      <style:text-properties fo:font-variant="normal" fo:text-transform="none" fo:color="#222222" style:font-name="Liberation Serif" fo:font-size="12pt" fo:letter-spacing="normal" fo:font-style="normal" style:text-underline-style="none" fo:font-weight="normal" officeooo:rsid="01368a05" style:font-style-asian="normal" style:font-weight-asian="normal" style:font-style-complex="normal" style:font-weight-complex="normal"/>
    </style:style>
    <style:style style:name="T410" style:family="text">
      <style:text-properties fo:font-variant="normal" fo:text-transform="none" fo:color="#222222" style:font-name="Liberation Serif" fo:font-size="12pt" fo:letter-spacing="normal" fo:font-style="normal" style:text-underline-style="none" fo:font-weight="normal" officeooo:rsid="01386c7a" style:font-style-asian="normal" style:font-weight-asian="normal" style:font-style-complex="normal" style:font-weight-complex="normal"/>
    </style:style>
    <style:style style:name="T411" style:family="text">
      <style:text-properties fo:font-variant="normal" fo:text-transform="none" fo:color="#222222" style:font-name="Liberation Serif" fo:font-size="12pt" fo:letter-spacing="normal" fo:font-style="normal" style:text-underline-style="none" fo:font-weight="normal" officeooo:rsid="013914f3" style:font-style-asian="normal" style:font-weight-asian="normal" style:font-style-complex="normal" style:font-weight-complex="normal"/>
    </style:style>
    <style:style style:name="T412" style:family="text">
      <style:text-properties fo:font-variant="normal" fo:text-transform="none" fo:color="#222222" style:font-name="Liberation Serif" fo:font-size="12pt" fo:letter-spacing="normal" fo:font-style="normal" style:text-underline-style="none" fo:font-weight="normal" officeooo:rsid="013956d0" style:font-style-asian="normal" style:font-weight-asian="normal" style:font-style-complex="normal" style:font-weight-complex="normal"/>
    </style:style>
    <style:style style:name="T413" style:family="text">
      <style:text-properties fo:font-variant="normal" fo:text-transform="none" fo:color="#222222" style:font-name="Liberation Serif" fo:font-size="12pt" fo:letter-spacing="normal" fo:font-style="italic" style:text-underline-style="none" fo:font-weight="normal" officeooo:rsid="0134aca8" style:font-style-asian="italic" style:font-weight-asian="normal" style:font-style-complex="italic" style:font-weight-complex="normal"/>
    </style:style>
    <style:style style:name="T414" style:family="text">
      <style:text-properties fo:font-variant="normal" fo:text-transform="none" fo:color="#222222" style:font-name="Liberation Serif" fo:font-size="12pt" fo:letter-spacing="normal" fo:font-style="italic" style:text-underline-style="none" fo:font-weight="normal" officeooo:rsid="01368a05" style:font-style-asian="italic" style:font-weight-asian="normal" style:font-style-complex="italic" style:font-weight-complex="normal"/>
    </style:style>
    <style:style style:name="T415" style:family="text">
      <style:text-properties fo:font-variant="normal" fo:text-transform="none" fo:color="#222222" style:font-name="Liberation Serif" fo:font-size="12pt" fo:letter-spacing="normal" fo:font-style="italic" style:text-underline-style="none" fo:font-weight="normal" officeooo:rsid="013956d0" style:font-style-asian="italic" style:font-weight-asian="normal" style:font-style-complex="italic" style:font-weight-complex="normal"/>
    </style:style>
    <style:style style:name="T416" style:family="text">
      <style:text-properties fo:font-variant="normal" fo:text-transform="none" fo:color="#222222" style:font-name="Liberation Serif" fo:font-size="12pt" fo:letter-spacing="normal" fo:language="ru" fo:country="RU" fo:font-style="normal" style:text-underline-style="none" fo:font-weight="normal" officeooo:rsid="013956d0" style:font-style-asian="normal" style:font-weight-asian="normal" style:font-style-complex="normal" style:font-weight-complex="normal"/>
    </style:style>
    <style:style style:name="T417" style:family="text">
      <style:text-properties fo:font-variant="normal" fo:text-transform="none" fo:color="#222222" style:font-name="Liberation Serif" fo:font-size="12pt" fo:letter-spacing="normal" fo:language="ru" fo:country="RU" fo:font-style="normal" style:text-underline-style="none" fo:font-weight="normal" officeooo:rsid="0082ed70" style:font-style-asian="normal" style:font-weight-asian="normal" style:font-style-complex="normal" style:font-weight-complex="normal"/>
    </style:style>
    <style:style style:name="T418" style:family="text">
      <style:text-properties fo:font-variant="normal" fo:text-transform="none" fo:color="#222222" style:font-name="Liberation Serif" fo:font-size="12pt" fo:letter-spacing="normal" fo:language="ru" fo:country="RU" fo:font-style="italic" style:text-underline-style="none" fo:font-weight="normal" officeooo:rsid="0082ed70" style:font-style-asian="italic" style:font-weight-asian="normal" style:font-style-complex="italic" style:font-weight-complex="normal"/>
    </style:style>
    <style:style style:name="T419" style:family="text">
      <style:text-properties fo:font-variant="normal" fo:text-transform="none" fo:color="#222222" style:font-name="Liberation Serif" fo:font-size="12pt" fo:letter-spacing="normal" fo:language="ru" fo:country="RU" fo:font-style="italic" style:text-underline-style="none" fo:font-weight="normal" officeooo:rsid="00e38e5f" style:font-style-asian="italic" style:font-weight-asian="normal" style:font-style-complex="italic" style:font-weight-complex="normal"/>
    </style:style>
    <style:style style:name="T420" style:family="text">
      <style:text-properties style:font-weight-asian="bold" style:font-weight-complex="bold"/>
    </style:style>
    <style:style style:name="T421" style:family="text">
      <style:text-properties officeooo:rsid="0121db81"/>
    </style:style>
    <style:style style:name="T422" style:family="text">
      <style:text-properties officeooo:rsid="0124dc67"/>
    </style:style>
    <style:style style:name="T423" style:family="text">
      <style:text-properties officeooo:rsid="0127cdf2"/>
    </style:style>
    <style:style style:name="T424" style:family="text">
      <style:text-properties officeooo:rsid="012b0f95"/>
    </style:style>
    <style:style style:name="Sect1" style:family="section">
      <style:section-properties fo:background-color="#fffb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Contents_20_Heading">Оглавление</text:p>
          </text:index-title>
          <text:p text:style-name="P107"><text:a xlink:type="simple" xlink:href="#__RefHeading___Toc123_1213527551" text:style-name="Index_20_Link" text:visited-style-name="Index_20_Link">Замечания от переводчика<text:tab/>2</text:a></text:p>
          <text:p text:style-name="P107"><text:a xlink:type="simple" xlink:href="#__RefHeading___Toc114_1213527551" text:style-name="Index_20_Link" text:visited-style-name="Index_20_Link">Заглавие<text:tab/>2</text:a></text:p>
          <text:p text:style-name="P107"><text:a xlink:type="simple" xlink:href="#__RefHeading___Toc116_1213527551" text:style-name="Index_20_Link" text:visited-style-name="Index_20_Link">Синтаксис<text:tab/>2</text:a></text:p>
          <text:p text:style-name="P109"><text:a xlink:type="simple" xlink:href="#__RefHeading___Toc118_1213527551" text:style-name="Index_20_Link" text:visited-style-name="Index_20_Link">Пример программы<text:tab/>2</text:a></text:p>
          <text:p text:style-name="P107"><text:a xlink:type="simple" xlink:href="#__RefHeading___Toc133_1213527551" text:style-name="Index_20_Link" text:visited-style-name="Index_20_Link">О этом документе<text:tab/>3</text:a></text:p>
          <text:p text:style-name="P107"><text:a xlink:type="simple" xlink:href="#__RefHeading___Toc138_1213527551" text:style-name="Index_20_Link" text:visited-style-name="Index_20_Link">Что прочесть в спешке<text:tab/>3</text:a></text:p>
          <text:p text:style-name="P107"><text:a xlink:type="simple" xlink:href="#__RefHeading___Toc140_1213527551" text:style-name="Index_20_Link" text:visited-style-name="Index_20_Link">О libev<text:tab/>3</text:a></text:p>
          <text:p text:style-name="P109"><text:a xlink:type="simple" xlink:href="#__RefHeading___Toc144_1213527551" text:style-name="Index_20_Link" text:visited-style-name="Index_20_Link">Функциональность<text:tab/>4</text:a></text:p>
          <text:p text:style-name="P109"><text:a xlink:type="simple" xlink:href="#__RefHeading___Toc148_1213527551" text:style-name="Index_20_Link" text:visited-style-name="Index_20_Link">Соглашения<text:tab/>4</text:a></text:p>
          <text:p text:style-name="P109"><text:a xlink:type="simple" xlink:href="#__RefHeading___Toc150_1213527551" text:style-name="Index_20_Link" text:visited-style-name="Index_20_Link"><text:span text:style-name="T275">П</text:span></text:a><text:a xlink:type="simple" xlink:href="#__RefHeading___Toc150_1213527551" text:style-name="Index_20_Link" text:visited-style-name="Index_20_Link"><text:span text:style-name="T275">редставление времени</text:span></text:a><text:a xlink:type="simple" xlink:href="#__RefHeading___Toc150_1213527551" text:style-name="Index_20_Link" text:visited-style-name="Index_20_Link"><text:tab/>4</text:a></text:p>
          <text:p text:style-name="P107"><text:a xlink:type="simple" xlink:href="#__RefHeading___Toc152_1213527551" text:style-name="Index_20_Link" text:visited-style-name="Index_20_Link">Обработка ошибок<text:tab/>4</text:a></text:p>
          <text:p text:style-name="P107"><text:a xlink:type="simple" xlink:href="#__RefHeading___Toc154_1213527551" text:style-name="Index_20_Link" text:visited-style-name="Index_20_Link">Глобальные функции<text:tab/>5</text:a></text:p>
          <text:p text:style-name="P108"><text:a xlink:type="simple" xlink:href="#__RefHeading___Toc156_1213527551" text:style-name="Index_20_Link" text:visited-style-name="Index_20_Link">ev_tstamp ev_time ()<text:tab/>5</text:a></text:p>
          <text:p text:style-name="P108"><text:a xlink:type="simple" xlink:href="#__RefHeading___Toc158_1213527551" text:style-name="Index_20_Link" text:visited-style-name="Index_20_Link">ev_sleep(ev_tstamp interval)<text:tab/>5</text:a></text:p>
          <text:p text:style-name="P108"><text:a xlink:type="simple" xlink:href="#__RefHeading___Toc160_1213527551" text:style-name="Index_20_Link" text:visited-style-name="Index_20_Link">int ev_version_major ()<text:tab/>5</text:a></text:p>
          <text:p text:style-name="P108"><text:a xlink:type="simple" xlink:href="#__RefHeading___Toc162_1213527551" text:style-name="Index_20_Link" text:visited-style-name="Index_20_Link">int ev_version_minor ()<text:tab/>5</text:a></text:p>
          <text:p text:style-name="P108"><text:a xlink:type="simple" xlink:href="#__RefHeading___Toc215_1213527551" text:style-name="Index_20_Link" text:visited-style-name="Index_20_Link">unsigned int ev_supported_backends ()<text:tab/>6</text:a></text:p>
          <text:p text:style-name="P108"><text:a xlink:type="simple" xlink:href="#__RefHeading___Toc217_1213527551" text:style-name="Index_20_Link" text:visited-style-name="Index_20_Link">unsigned int ev_recommended_backends ()<text:tab/>6</text:a></text:p>
          <text:p text:style-name="P108"><text:a xlink:type="simple" xlink:href="#__RefHeading___Toc221_1213527551" text:style-name="Index_20_Link" text:visited-style-name="Index_20_Link">unsigned int ev_embeddable_backends ()<text:tab/>6</text:a></text:p>
          <text:p text:style-name="P108"><text:a xlink:type="simple" xlink:href="#__RefHeading___Toc223_1213527551" text:style-name="Index_20_Link" text:visited-style-name="Index_20_Link">ev_set_allocator (void *(*cb)(void *ptr, long size) throw ())<text:tab/>6</text:a></text:p>
          <text:p text:style-name="P108"><text:a xlink:type="simple" xlink:href="#__RefHeading___Toc225_1213527551" text:style-name="Index_20_Link" text:visited-style-name="Index_20_Link">ev_set_syserr_cb (void (*cb)(const char *msg) throw ())<text:tab/>7</text:a></text:p>
          <text:p text:style-name="P108"><text:a xlink:type="simple" xlink:href="#__RefHeading___Toc228_1213527551" text:style-name="Index_20_Link" text:visited-style-name="Index_20_Link">ev_feed_signal (int signum)<text:tab/>7</text:a></text:p>
          <text:p text:style-name="P107"><text:a xlink:type="simple" xlink:href="#__RefHeading___Toc230_1213527551" text:style-name="Index_20_Link" text:visited-style-name="Index_20_Link">Функции контролирующие цикл обработки событий<text:tab/>8</text:a></text:p>
          <text:p text:style-name="P108"><text:a xlink:type="simple" xlink:href="#__RefHeading___Toc233_1213527551" text:style-name="Index_20_Link" text:visited-style-name="Index_20_Link">struct ev_loop *ev_default_loop (unsigned int flags)<text:tab/>8</text:a></text:p>
          <text:p text:style-name="P108"><text:a xlink:type="simple" xlink:href="#__RefHeading___Toc235_1213527551" text:style-name="Index_20_Link" text:visited-style-name="Index_20_Link">struct ev_loop *ev_loop_new (unsigned int flags)<text:tab/>8</text:a></text:p>
          <text:p text:style-name="P108"><text:a xlink:type="simple" xlink:href="#__RefHeading___Toc399_1213527551" text:style-name="Index_20_Link" text:visited-style-name="Index_20_Link">ev_loop_destroy (loop)<text:tab/>14</text:a></text:p>
          <text:p text:style-name="P108"><text:a xlink:type="simple" xlink:href="#__RefHeading___Toc401_1213527551" text:style-name="Index_20_Link" text:visited-style-name="Index_20_Link">ev_loop_fork (loop)<text:tab/>14</text:a></text:p>
          <text:p text:style-name="P108"><text:a xlink:type="simple" xlink:href="#__RefHeading___Toc403_1213527551" text:style-name="Index_20_Link" text:visited-style-name="Index_20_Link">int ev_is_default_loop (loop)<text:tab/>15</text:a></text:p>
          <text:p text:style-name="P108"><text:a xlink:type="simple" xlink:href="#__RefHeading___Toc405_1213527551" text:style-name="Index_20_Link" text:visited-style-name="Index_20_Link">unsigned int ev_iteration (loop)<text:tab/>15</text:a></text:p>
          <text:p text:style-name="P108"><text:a xlink:type="simple" xlink:href="#__RefHeading___Toc407_1213527551" text:style-name="Index_20_Link" text:visited-style-name="Index_20_Link">unsigned int ev_depth (loop)<text:tab/>15</text:a></text:p>
          <text:p text:style-name="P108"><text:a xlink:type="simple" xlink:href="#__RefHeading___Toc409_1213527551" text:style-name="Index_20_Link" text:visited-style-name="Index_20_Link">unsigned int ev_backend (loop)<text:tab/>16</text:a></text:p>
          <text:p text:style-name="P108"><text:a xlink:type="simple" xlink:href="#__RefHeading___Toc411_1213527551" text:style-name="Index_20_Link" text:visited-style-name="Index_20_Link">ev_tstamp ev_now (loop)<text:tab/>16</text:a></text:p>
          <text:p text:style-name="P108"><text:a xlink:type="simple" xlink:href="#__RefHeading___Toc413_1213527551" text:style-name="Index_20_Link" text:visited-style-name="Index_20_Link">ev_now_update (loop)<text:tab/>16</text:a></text:p>
          <text:p text:style-name="P108"><text:a xlink:type="simple" xlink:href="#__RefHeading___Toc415_1213527551" text:style-name="Index_20_Link" text:visited-style-name="Index_20_Link">ev_suspend (loop)<text:tab/>16</text:a></text:p>
          <text:p text:style-name="P108"><text:a xlink:type="simple" xlink:href="#__RefHeading___Toc417_1213527551" text:style-name="Index_20_Link" text:visited-style-name="Index_20_Link">ev_resume (loop)<text:tab/>16</text:a></text:p>
        </text:index-body>
      </text:table-of-content>
      <text:h text:style-name="P113" text:outline-level="1"/>
      <text:h text:style-name="P114" text:outline-level="1"><text:bookmark-start text:name="__RefHeading___Toc114_1213527551"/>Заглавие<text:bookmark-end text:name="__RefHeading___Toc114_1213527551"/></text:h>
      <text:p text:style-name="P5">libev – высокопроизводительный полнофункциональный цикл обработки <text:span text:style-name="T2">событий</text:span> <text:span text:style-name="T381">написанный</text:span> на языке <text:span text:style-name="T395">C</text:span>.</text:p>
      <text:h text:style-name="Heading_20_1" text:outline-level="1"><text:bookmark-start text:name="__RefHeading___Toc116_1213527551"/>Синтаксис<text:bookmark-end text:name="__RefHeading___Toc116_1213527551"/></text:h>
      <text:p text:style-name="P87">#include &lt;ev.h&gt;</text:p>
      <text:h text:style-name="Heading_20_2" text:outline-level="2"><text:bookmark-start text:name="__RefHeading___Toc118_1213527551"/>Пример программы<text:bookmark-end text:name="__RefHeading___Toc118_1213527551"/></text:h>
      <text:section text:style-name="Sect3" text:name="EXAMPLE_PROGRAM_CONTENT">
        <text:p text:style-name="P98"><text:s text:c="3"/>// <text:span text:style-name="T1">требуется включение одного заголовочного файла</text:span></text:p>
        <text:p text:style-name="P98"><text:s text:c="3"/>#include &lt;ev.h&gt;</text:p>
        <text:p text:style-name="Preformatted_20_Text"><text:s text:c="3"/>#include &lt;stdio.h&gt; // <text:span text:style-name="T2">для вывода</text:span></text:p>
        <text:p text:style-name="Preformatted_20_Text"/>
        <text:p text:style-name="Preformatted_20_Text"><text:s text:c="3"/>// <text:span text:style-name="T2">каждый</text:span> <text:span text:style-name="T2">тип </text:span>watcher<text:span text:style-name="T2">`а</text:span> <text:span text:style-name="T2">описывается</text:span> <text:span text:style-name="T2">своей</text:span> typedef'd struct</text:p>
        <text:p text:style-name="Preformatted_20_Text"><text:s text:c="3"/>// <text:span text:style-name="T3">с именем</text:span> ev_TYPE <text:span text:style-name="T3">(где TYPE – тип watcher`а)</text:span></text:p>
        <text:p text:style-name="Preformatted_20_Text"><text:s text:c="3"/>ev_io stdin_watcher;</text:p>
        <text:p text:style-name="Preformatted_20_Text"><text:s text:c="3"/>ev_timer timeout_watcher;</text:p>
        <text:p text:style-name="Preformatted_20_Text"/>
        <text:p text:style-name="P99"><text:s text:c="3"/>// <text:span text:style-name="T3">все</text:span> <text:span text:style-name="T3">callback`и (обратные вызовы) </text:span>watcher<text:span text:style-name="T3">`ов описаны одним прототипом</text:span></text:p>
        <text:p text:style-name="Preformatted_20_Text"><text:s text:c="3"/>// <text:span text:style-name="T3">этот </text:span>callback <text:span text:style-name="T3">будет вызван, когда данные поступят на </text:span>stdin</text:p>
        <text:p text:style-name="Preformatted_20_Text"><text:s text:c="3"/>static void</text:p>
        <text:p text:style-name="Preformatted_20_Text"><text:s text:c="3"/>stdin_cb (EV_P_ ev_io *w, int revents)</text:p>
        <text:p text:style-name="Preformatted_20_Text"><text:s text:c="3"/>{</text:p>
        <text:p text:style-name="Preformatted_20_Text"><text:s text:c="5"/>puts ("stdin ready");</text:p>
        <text:p text:style-name="P99"><text:s text:c="5"/>// <text:span text:style-name="T3">для однократного события</text:span>, watcher <text:span text:style-name="T3">должен быть остановлен вручную</text:span> </text:p>
        <text:p text:style-name="Preformatted_20_Text"><text:s text:c="5"/>// <text:span text:style-name="T3">с помощью соответствующей функции остановки</text:span>.</text:p>
        <text:p text:style-name="Preformatted_20_Text"><text:s text:c="5"/>ev_io_stop (EV_A_ w);</text:p>
        <text:p text:style-name="Preformatted_20_Text"/>
        <text:p text:style-name="P100"><text:s text:c="5"/>// <text:span text:style-name="T4">это приведёт все</text:span> <text:span text:style-name="T5">вложенные </text:span>ev_run <text:span text:style-name="T5">к приращению</text:span> <text:span text:style-name="T5">итераций</text:span></text:p>
        <text:p text:style-name="Preformatted_20_Text"><text:s text:c="5"/>ev_break (EV_A_ EVBREAK_ALL);</text:p>
        <text:p text:style-name="Preformatted_20_Text"><text:s text:c="3"/>}</text:p>
        <text:p text:style-name="Preformatted_20_Text"/>
        <text:p text:style-name="Preformatted_20_Text"><text:s text:c="3"/>// <text:span text:style-name="T4">другой</text:span> callback, <text:span text:style-name="T4">на этот раз для</text:span> time-out</text:p>
        <text:p text:style-name="Preformatted_20_Text"><text:s text:c="3"/>static void</text:p>
        <text:p text:style-name="Preformatted_20_Text"><text:s text:c="3"/>timeout_cb (EV_P_ ev_timer *w, int revents)</text:p>
        <text:p text:style-name="Preformatted_20_Text"><text:s text:c="3"/>{</text:p>
        <text:p text:style-name="Preformatted_20_Text"><text:s text:c="5"/>puts ("timeout");</text:p>
        <text:p text:style-name="P100"><text:s text:c="5"/>// <text:span text:style-name="T5">это приведёт наиболее вложенный</text:span> ev_run <text:span text:style-name="T5">к приращению</text:span> <text:span text:style-name="T5">итераций</text:span></text:p>
        <text:p text:style-name="P100"><text:tab/>ev_break (EV_A_ EVBREAK_ONE);</text:p>
        <text:p text:style-name="Preformatted_20_Text"><text:s text:c="3"/>}</text:p>
        <text:p text:style-name="Preformatted_20_Text"/>
        <text:p text:style-name="Preformatted_20_Text"><text:s text:c="3"/>int</text:p>
        <text:p text:style-name="Preformatted_20_Text"><text:s text:c="3"/>main (void)</text:p>
        <text:p text:style-name="Preformatted_20_Text"><text:s text:c="3"/>{</text:p>
        <text:p text:style-name="Preformatted_20_Text"><text:tab/>// <text:span text:style-name="T5">используется цикл обработки событий по умолчанию</text:span></text:p>
        <text:p text:style-name="Preformatted_20_Text"><text:tab/>// <text:span text:style-name="T5">пока вами не будет установлен нужный явным образом</text:span></text:p>
        <text:p text:style-name="Preformatted_20_Text"><text:s text:c="5"/>struct ev_loop *loop = EV_DEFAULT;</text:p>
        <text:p text:style-name="Preformatted_20_Text"/>
        <text:p text:style-name="Preformatted_20_Text"><text:s text:c="5"/>// <text:span text:style-name="T5">инициализация</text:span> watcher<text:span text:style-name="T5">`а io (ввода/вывода)</text:span>, <text:span text:style-name="T5">и затем запуск его</text:span></text:p>
        <text:p text:style-name="Preformatted_20_Text"><text:s text:c="5"/>// <text:span text:style-name="T5">этот будет наблюдать за тем когда</text:span> stdin <text:span text:style-name="T5">станет читаемым</text:span></text:p>
        <text:p text:style-name="Preformatted_20_Text"><text:s text:c="5"/>ev_io_init (&amp;stdin_watcher, stdin_cb, /*STDIN_FILENO*/ 0, EV_READ);</text:p>
        <text:p text:style-name="Preformatted_20_Text"><text:s text:c="5"/>ev_io_start (loop, &amp;stdin_watcher);</text:p>
        <text:p text:style-name="Preformatted_20_Text"/>
        <text:p text:style-name="P101"><text:s text:c="5"/>// <text:span text:style-name="T5">инициализация</text:span> watcher<text:span text:style-name="T5">`а для </text:span>timer<text:span text:style-name="T7">`а</text:span>, <text:span text:style-name="T5">и затем запуск его</text:span></text:p>
        <text:p text:style-name="P101"><text:s text:c="5"/>// <text:span text:style-name="T5">простой</text:span> <text:span text:style-name="T340">не повторяющийся</text:span> 5.5 <text:span text:style-name="T5">секундный <text:s/>timer</text:span></text:p>
        <text:p text:style-name="Preformatted_20_Text"><text:s text:c="5"/>ev_timer_init (&amp;timeout_watcher, timeout_cb, 5.5, 0.);</text:p>
        <text:p text:style-name="Preformatted_20_Text"><text:s text:c="5"/>ev_timer_start (loop, &amp;timeout_watcher);</text:p>
        <text:p text:style-name="Preformatted_20_Text"/>
        <text:p text:style-name="Preformatted_20_Text"><text:soft-page-break/><text:s text:c="5"/>// <text:span text:style-name="T5">теперь ждём когда события наступят</text:span></text:p>
        <text:p text:style-name="Preformatted_20_Text"><text:s text:c="5"/>ev_run (loop, 0);</text:p>
        <text:p text:style-name="Preformatted_20_Text"/>
        <text:p text:style-name="Preformatted_20_Text"><text:s text:c="5"/>// <text:span text:style-name="T6">прерывание было вызвано</text:span>, <text:span text:style-name="T6">выходим</text:span></text:p>
        <text:p text:style-name="Preformatted_20_Text"><text:s text:c="5"/>return 0;</text:p>
        <text:p text:style-name="Preformatted_20_Text"><text:s text:c="3"/>}</text:p>
        <text:p text:style-name="P103"/>
      </text:section>
      <text:h text:style-name="Heading_20_1" text:outline-level="1"><text:bookmark-start text:name="__RefHeading___Toc133_1213527551"/>О этом документе<text:bookmark-end text:name="__RefHeading___Toc133_1213527551"/></text:h>
      <text:p text:style-name="P83">Этот документ <text:span text:style-name="T395">содержит </text:span>опис<text:span text:style-name="T395">ание</text:span> <text:span text:style-name="T395">библиотеки </text:span>libev.</text:p>
      <text:p text:style-name="P6"><text:span text:style-name="T340">Свежайшая</text:span> версия этого документа в виде web страницы, которую вы вероятно <text:span text:style-name="T377">сочтёте</text:span> более простой для навигации при <text:span text:style-name="T424">беглом</text:span> чтении: <text:a xlink:type="simple" xlink:href="http://pod.tst.eu/http://cvs.schmorp.de/libev/ev.pod" text:style-name="Internet_20_link" text:visited-style-name="Visited_20_Internet_20_Link">http://pod.tst.eu/http://cvs.schmorp.de/libev/ev.pod</text:a><text:span text:style-name="T392">.</text:span></text:p>
      <text:p text:style-name="P43"><text:bookmark text:name="result_box"/>Несмотря на то, что <text:span text:style-name="T396">данное</text:span> <text:span text:style-name="T393">руководство ставит задачу </text:span>быть максимально полным <text:span text:style-name="T8">пособием по библиотеке </text:span>libev, <text:span text:style-name="T382">её использованию</text:span> и <text:span text:style-name="T396">внутреннему устройству</text:span>, это не учебник по <text:span text:style-name="T383">событийно-ориентированному программированию (далее </text:span><text:span text:style-name="T397">СОП</text:span><text:span text:style-name="T383">)</text:span>, и не вв<text:span text:style-name="T8">едение в</text:span> <text:span text:style-name="T395">СОП на </text:span>libev.</text:p>
      <text:p text:style-name="P53"><text:span text:style-name="T383">Э</text:span>то <text:span text:style-name="T395">руководство также </text:span>предполагает знакомство <text:span text:style-name="T383">читателя </text:span>с <text:span text:style-name="T395">СОП в целом</text:span>.</text:p>
      <text:h text:style-name="Heading_20_1" text:outline-level="1"><text:bookmark-start text:name="__RefHeading___Toc138_1213527551"/>Что проч<text:span text:style-name="T10">ес</text:span>ть в спешке<text:bookmark-end text:name="__RefHeading___Toc138_1213527551"/></text:h>
      <text:p text:style-name="P7"><text:span text:style-name="T393">Это очень подробное руководство, но к сожалению, из-за этого оно очень длинное. </text:span><text:span text:style-name="T293">Если вам</text:span><text:span text:style-name="T393"> нужно только базовое представление о libev, я советую прочесть </text:span><text:span text:style-name="T250">анатомия </text:span><text:span text:style-name="T251">стража</text:span><text:span text:style-name="T9">, затем </text:span><text:a xlink:type="simple" xlink:href="#3.1.Пример программы|outline" text:style-name="Internet_20_link" text:visited-style-name="Visited_20_Internet_20_Link"><text:span text:style-name="T9">Пример программы</text:span></text:a><text:span text:style-name="T9">, что выше, и просмотреть функции в </text:span><text:a xlink:type="simple" xlink:href="#8.Глобальные функции|outline" text:style-name="Internet_20_link" text:visited-style-name="Visited_20_Internet_20_Link"><text:span text:style-name="T9">Г</text:span></text:a><text:a xlink:type="simple" xlink:href="#8.Глобальные функции|outline" text:style-name="Internet_20_link" text:visited-style-name="Visited_20_Internet_20_Link"><text:span text:style-name="T337">лобальные функции</text:span></text:a><text:span text:style-name="T9"> также параграфы о </text:span><text:span text:style-name="Source_20_Text"><text:span text:style-name="T64">ev_io</text:span></text:span><text:span text:style-name="T15"> </text:span><text:span text:style-name="T16">и </text:span><text:span text:style-name="Source_20_Text"><text:span text:style-name="T64">ev_timer</text:span></text:span><text:span text:style-name="Source_20_Text"><text:span text:style-name="T15"> </text:span></text:span><text:span text:style-name="Source_20_Text"><text:span text:style-name="T242">в</text:span></text:span><text:span text:style-name="Source_20_Text"><text:span text:style-name="T16"> </text:span></text:span><text:span text:style-name="Source_20_Text"><text:span text:style-name="T18">типы </text:span></text:span><text:span text:style-name="Source_20_Text"><text:span text:style-name="T19">стражей</text:span></text:span><text:span text:style-name="Source_20_Text"><text:span text:style-name="T12">.</text:span></text:span></text:p>
      <text:h text:style-name="Heading_20_1" text:outline-level="1"><text:bookmark-start text:name="__RefHeading___Toc140_1213527551"/><text:span text:style-name="Source_20_Text"><text:span text:style-name="T11">О libev</text:span></text:span><text:bookmark-end text:name="__RefHeading___Toc140_1213527551"/></text:h>
      <text:p text:style-name="P8"><text:span text:style-name="Source_20_Text"><text:span text:style-name="T20">libev – цикл </text:span></text:span><text:span text:style-name="Source_20_Text"><text:span text:style-name="T21">обработки </text:span></text:span><text:span text:style-name="Source_20_Text"><text:span text:style-name="T22">событий</text:span></text:span><text:span text:style-name="Source_20_Text"><text:span text:style-name="T20">: вы регистрируете интерес к определённым событиям (таким как файловый дескриптор стал </text:span></text:span><text:span text:style-name="Source_20_Text"><text:span text:style-name="T215">готов для </text:span></text:span><text:span text:style-name="Source_20_Text"><text:span text:style-name="T20">чт</text:span></text:span><text:span text:style-name="Source_20_Text"><text:span text:style-name="T215">ения</text:span></text:span><text:span text:style-name="Source_20_Text"><text:span text:style-name="T20"> или сработал таймер), и libev будет </text:span></text:span><text:span text:style-name="Source_20_Text"><text:span text:style-name="T23">следить за</text:span></text:span><text:span text:style-name="Source_20_Text"><text:span text:style-name="T20"> этими событи</text:span></text:span><text:span text:style-name="Source_20_Text"><text:span text:style-name="T215">ями</text:span></text:span><text:span text:style-name="Source_20_Text"><text:span text:style-name="T20">, передавая их вашей программе.</text:span></text:span></text:p>
      <text:p text:style-name="P41"><text:span text:style-name="Source_20_Text"><text:span text:style-name="T20">Для этого, libev должна более или мене полностью контролировать ваш процесс </text:span></text:span><text:span text:style-name="Source_20_Text"><text:span text:style-name="T23">(</text:span></text:span><text:span text:style-name="Source_20_Text"><text:span text:style-name="T20">или поток</text:span></text:span><text:span text:style-name="Source_20_Text"><text:span text:style-name="T23">) </text:span></text:span><text:span text:style-name="Source_20_Text"><text:span text:style-name="T216">выполняя обработ</text:span></text:span><text:span text:style-name="Source_20_Text"><text:span text:style-name="T236">ку</text:span></text:span><text:span text:style-name="Source_20_Text"><text:span text:style-name="T216"> </text:span></text:span><text:span text:style-name="Source_20_Text"><text:span text:style-name="T57">цикла событий </text:span></text:span><text:span text:style-name="Source_20_Text"><text:span text:style-name="T106">(далее </text:span></text:span><text:span text:style-name="Source_20_Text"><text:span text:style-name="T114">ЦС</text:span></text:span><text:span text:style-name="Source_20_Text"><text:span text:style-name="T106">)</text:span></text:span><text:span text:style-name="Source_20_Text"><text:span text:style-name="T216">, </text:span></text:span><text:span text:style-name="Source_20_Text"><text:span text:style-name="T236">передавая</text:span></text:span><text:span text:style-name="Source_20_Text"><text:span text:style-name="T216"> события через механизм обратных вызовов </text:span></text:span><text:span text:style-name="Source_20_Text"><text:span text:style-name="T243">(далее </text:span></text:span><text:span text:style-name="Source_20_Text"><text:span text:style-name="T226">ОВ</text:span></text:span><text:span text:style-name="Source_20_Text"><text:span text:style-name="T243">)</text:span></text:span><text:span text:style-name="Source_20_Text"><text:span text:style-name="T216">.</text:span></text:span></text:p>
      <text:p text:style-name="P52"><text:span text:style-name="Source_20_Text"><text:span text:style-name="T23">Вы регистрируете интерес к конкретным событиям назначая так называемые </text:span></text:span><text:span text:style-name="Source_20_Text"><text:span text:style-name="T61">событийные</text:span></text:span><text:span text:style-name="Source_20_Text"><text:span text:style-name="T28"> </text:span></text:span><text:span text:style-name="Source_20_Text"><text:span text:style-name="T35">стражи</text:span></text:span><text:span text:style-name="Source_20_Text"><text:span text:style-name="T68">, представляющие из себя относительно </text:span></text:span><text:span text:style-name="Source_20_Text"><text:span text:style-name="T77">небольшие</text:span></text:span><text:span text:style-name="Source_20_Text"><text:span text:style-name="T68"> </text:span></text:span><text:span text:style-name="Source_20_Text"><text:span text:style-name="T81">Си-</text:span></text:span><text:span text:style-name="Source_20_Text"><text:span text:style-name="T68">структуры </text:span></text:span><text:span text:style-name="Source_20_Text"><text:span text:style-name="T83">содержащие</text:span></text:span><text:span text:style-name="Source_20_Text"><text:span text:style-name="T68"> описание </text:span></text:span><text:span text:style-name="Source_20_Text"><text:span text:style-name="T82">интересующего </text:span></text:span><text:span text:style-name="Source_20_Text"><text:span text:style-name="T68">события, и переданные </text:span></text:span><text:span text:style-name="Source_20_Text"><text:span text:style-name="T69">в libev </text:span></text:span><text:span text:style-name="Source_20_Text"><text:span text:style-name="T29">запуск</text:span></text:span><text:span text:style-name="Source_20_Text"><text:span text:style-name="T34">ом</text:span></text:span><text:span text:style-name="Source_20_Text"><text:span text:style-name="T69"> </text:span></text:span><text:span text:style-name="Source_20_Text"><text:span text:style-name="T84">страж</text:span></text:span><text:span text:style-name="Source_20_Text"><text:span text:style-name="T82">а</text:span></text:span><text:span text:style-name="Source_20_Text"><text:span text:style-name="T69">.</text:span></text:span></text:p>
      <text:h text:style-name="Heading_20_2" text:outline-level="2"><text:bookmark-start text:name="__RefHeading___Toc144_1213527551"/><text:span text:style-name="Source_20_Text"><text:span text:style-name="T13">Ф</text:span></text:span><text:span text:style-name="Source_20_Text"><text:span text:style-name="T11">ункционал</text:span></text:span><text:span text:style-name="Source_20_Text"><text:span text:style-name="T14">ьность</text:span></text:span><text:bookmark-end text:name="__RefHeading___Toc144_1213527551"/></text:h>
      <text:p text:style-name="P54"><text:span text:style-name="Source_20_Text"><text:span text:style-name="T244">l</text:span></text:span><text:span text:style-name="Source_20_Text"><text:span text:style-name="T118">ibev поддерживает </text:span></text:span><text:span text:style-name="Source_20_Text"><text:span text:style-name="T40">select</text:span></text:span><text:span text:style-name="Source_20_Text"><text:span text:style-name="T118">, </text:span></text:span><text:span text:style-name="Source_20_Text"><text:span text:style-name="T40">poll</text:span></text:span><text:span text:style-name="Source_20_Text"><text:span text:style-name="T118">, Linux </text:span></text:span><text:span text:style-name="Source_20_Text"><text:span text:style-name="T40">epoll</text:span></text:span><text:span text:style-name="Source_20_Text"><text:span text:style-name="T118">, BSD </text:span></text:span><text:span text:style-name="Source_20_Text"><text:span text:style-name="T40">kqueue</text:span></text:span><text:span text:style-name="Source_20_Text"><text:span text:style-name="T118"> и Solaris </text:span></text:span><text:span text:style-name="Source_20_Text"><text:span text:style-name="T58">event port</text:span></text:span><text:span text:style-name="Source_20_Text"><text:span text:style-name="T119"> для событий файловых дескрипторов (</text:span></text:span><text:span text:style-name="Source_20_Text"><text:span text:style-name="T41">ev_io</text:span></text:span><text:span text:style-name="Source_20_Text"><text:span text:style-name="T119">), Linux </text:span></text:span><text:span text:style-name="Source_20_Text"><text:span text:style-name="T41">inotify</text:span></text:span><text:span text:style-name="Source_20_Text"><text:span text:style-name="T119"> интерфейс (для </text:span></text:span><text:span text:style-name="Source_20_Text"><text:span text:style-name="T41">ev_stat</text:span></text:span><text:span text:style-name="Source_20_Text"><text:span text:style-name="T119">), Linux </text:span></text:span><text:span text:style-name="Source_20_Text"><text:span text:style-name="T41">eventfd/signalfd </text:span></text:span><text:span text:style-name="Source_20_Text"><text:span text:style-name="T86">(для быстрого и </text:span></text:span><text:span text:style-name="Source_20_Text"><text:span text:style-name="T97">понятного</text:span></text:span><text:span text:style-name="Source_20_Text"><text:span text:style-name="T86"> </text:span></text:span><text:span text:style-name="Source_20_Text"><text:span text:style-name="T103">межпоточного</text:span></text:span><text:span text:style-name="Source_20_Text"><text:span text:style-name="T86"> </text:span></text:span><text:span text:style-name="Source_20_Text"><text:span text:style-name="T107">пробуждения </text:span></text:span><text:span text:style-name="Source_20_Text"><text:span text:style-name="T86">(</text:span></text:span><text:span text:style-name="Source_20_Text"><text:span text:style-name="T41">ev_async</text:span></text:span><text:span text:style-name="Source_20_Text"><text:span text:style-name="T86">) / обработка сигналов (</text:span></text:span><text:span text:style-name="Source_20_Text"><text:span text:style-name="T41">ev_signal</text:span></text:span><text:span text:style-name="Source_20_Text"><text:span text:style-name="T86">)) относительные таймеры (</text:span></text:span><text:span text:style-name="Source_20_Text"><text:span text:style-name="T41">ev_timer</text:span></text:span><text:span text:style-name="Source_20_Text"><text:span text:style-name="T86">), </text:span></text:span><text:span text:style-name="Source_20_Text"><text:span text:style-name="T90">абсолютные</text:span></text:span><text:span text:style-name="Source_20_Text"><text:span text:style-name="T86"> таймеры с изменяемым </text:span></text:span><text:soft-page-break/><text:span text:style-name="Source_20_Text"><text:span text:style-name="T86">расписанием (</text:span></text:span><text:span text:style-name="Source_20_Text"><text:span text:style-name="T41">ev_periodic</text:span></text:span><text:span text:style-name="Source_20_Text"><text:span text:style-name="T86">), </text:span></text:span><text:span text:style-name="Source_20_Text"><text:span text:style-name="T87">синхронные сигналы (</text:span></text:span><text:span text:style-name="Source_20_Text"><text:span text:style-name="T42">ev_signal</text:span></text:span><text:span text:style-name="Source_20_Text"><text:span text:style-name="T87">), события изменения статуса процесса (</text:span></text:span><text:span text:style-name="Source_20_Text"><text:span text:style-name="T42">ev_child</text:span></text:span><text:span text:style-name="Source_20_Text"><text:span text:style-name="T87">), и </text:span></text:span><text:span text:style-name="Source_20_Text"><text:span text:style-name="T107">стражи</text:span></text:span><text:span text:style-name="Source_20_Text"><text:span text:style-name="T88"> взаимодействующие с самим </text:span></text:span><text:span text:style-name="Source_20_Text"><text:span text:style-name="T107">ЦС</text:span></text:span><text:span text:style-name="Source_20_Text"><text:span text:style-name="T88"> (</text:span></text:span><text:span text:style-name="Source_20_Text"><text:span text:style-name="T43">ev_idle</text:span></text:span><text:span text:style-name="Source_20_Text"><text:span text:style-name="T88">, </text:span></text:span><text:span text:style-name="Source_20_Text"><text:span text:style-name="T43">ev_embed</text:span></text:span><text:span text:style-name="Source_20_Text"><text:span text:style-name="T88">, </text:span></text:span><text:span text:style-name="Source_20_Text"><text:span text:style-name="T43">ev_prepare</text:span></text:span><text:span text:style-name="Source_20_Text"><text:span text:style-name="T88"> и </text:span></text:span><text:span text:style-name="Source_20_Text"><text:span text:style-name="T43">ev_check</text:span></text:span><text:span text:style-name="Source_20_Text"><text:span text:style-name="T88">), а также файл</text:span></text:span><text:span text:style-name="Source_20_Text"><text:span text:style-name="T95">ов</text:span></text:span><text:span text:style-name="Source_20_Text"><text:span text:style-name="T107">ые стражи</text:span></text:span><text:span text:style-name="Source_20_Text"><text:span text:style-name="T95"> </text:span></text:span><text:span text:style-name="Source_20_Text"><text:span text:style-name="T88">(</text:span></text:span><text:span text:style-name="Source_20_Text"><text:span text:style-name="T43">ev_stat</text:span></text:span><text:span text:style-name="Source_20_Text"><text:span text:style-name="T88">) и даже </text:span></text:span><text:span text:style-name="Source_20_Text"><text:span text:style-name="T90">ограничен</text:span></text:span><text:span text:style-name="Source_20_Text"><text:span text:style-name="T96">о</text:span></text:span><text:span text:style-name="Source_20_Text"><text:span text:style-name="T95"> </text:span></text:span><text:span text:style-name="Source_20_Text"><text:span text:style-name="T43">fork</text:span></text:span><text:span text:style-name="Source_20_Text"><text:span text:style-name="T88"> события (</text:span></text:span><text:span text:style-name="Source_20_Text"><text:span text:style-name="T43">ev_fork</text:span></text:span><text:span text:style-name="Source_20_Text"><text:span text:style-name="T88">).</text:span></text:span></text:p>
      <text:p text:style-name="P9"><text:span text:style-name="Source_20_Text"><text:span text:style-name="T108">l</text:span></text:span><text:span text:style-name="Source_20_Text"><text:span text:style-name="T89">ibev</text:span></text:span><text:span text:style-name="Source_20_Text"><text:span text:style-name="T88"> очень быстра (см. </text:span></text:span><text:span text:style-name="Source_20_Text"><text:span text:style-name="T115">этот </text:span></text:span><text:a xlink:type="simple" xlink:href="http://libev.schmorp.de/bench.html" text:style-name="Internet_20_link" text:visited-style-name="Visited_20_Internet_20_Link"><text:span text:style-name="Source_20_Text"><text:span text:style-name="T115">бенч</text:span></text:span></text:a><text:span text:style-name="Source_20_Text"><text:span text:style-name="T88"> сравнивающий libev c libevent).</text:span></text:span></text:p>
      <text:h text:style-name="Heading_20_2" text:outline-level="2"><text:bookmark-start text:name="__RefHeading___Toc148_1213527551"/><text:span text:style-name="Source_20_Text"><text:span text:style-name="T11">Соглашения</text:span></text:span><text:bookmark-end text:name="__RefHeading___Toc148_1213527551"/></text:h>
      <text:p text:style-name="P58"><text:span text:style-name="T400">l</text:span>ibev очень <text:span text:style-name="T394">гибко настраиваемая.</text:span> В этой инструкции описывается (наиболее общая) конфигурация по умолчанию, поддержива<text:span text:style-name="T394">ющая</text:span> множественные <text:span text:style-name="T398">ЦС</text:span>. <text:span text:style-name="T394">Подробнее </text:span>о различных конфигурационных опциях см. раздел <text:span text:style-name="T294">EMBED</text:span><text:span text:style-name="T295"> в этом руководстве. </text:span><text:span text:style-name="T296">Если libev была </text:span><text:span text:style-name="T297">сконфигурирована</text:span><text:span text:style-name="T296"> без поддержки множественных </text:span><text:span text:style-name="T301">ЦС</text:span><text:span text:style-name="T296">, то все функции принимающие </text:span><text:span text:style-name="T299">первы</text:span><text:span text:style-name="T300">м</text:span><text:span text:style-name="T296"> аргумент</text:span><text:span text:style-name="T300">ом</text:span><text:span text:style-name="T298"> </text:span><text:span text:style-name="T296">им</text:span><text:span text:style-name="T300">я</text:span><text:span text:style-name="T296"> </text:span><text:span text:style-name="T270">цикла</text:span><text:span text:style-name="T269"> </text:span><text:span text:style-name="T303">(тип которого всегда </text:span><text:span text:style-name="T269">struct ev_loop *</text:span><text:span text:style-name="T303">) </text:span><text:span text:style-name="T310">лишаются этого </text:span><text:span text:style-name="T303">аргумента.</text:span></text:p>
      <text:h text:style-name="Heading_20_2" text:outline-level="2"><text:bookmark-start text:name="__RefHeading___Toc150_1213527551"/><text:span text:style-name="T303">П</text:span><text:span text:style-name="T302">редставление времени</text:span><text:bookmark-end text:name="__RefHeading___Toc150_1213527551"/></text:h>
      <text:p text:style-name="P82"><text:span text:style-name="T312">l</text:span><text:span text:style-name="T302">ibev представляет время как</text:span><text:span text:style-name="T304"> </text:span><text:span text:style-name="T302">число с </text:span><text:span text:style-name="T306">плавающей</text:span><text:span text:style-name="T302"> точкой, представляющее</text:span><text:span text:style-name="T305"> собой</text:span><text:span text:style-name="T302"> дробное число секунд с начала эпохи POSIX (на практике это </text:span><text:span text:style-name="T307">где-то</text:span><text:span text:style-name="T302"> ок</text:span><text:span text:style-name="T304">о</text:span><text:span text:style-name="T302">ло начала 1970, подробности сложны, не спрашивайте). Это тип называемый </text:span><text:span text:style-name="T268">ev_tstamp</text:span><text:span text:style-name="T302">, </text:span><text:span text:style-name="T309">который</text:span><text:span text:style-name="T304"> вы должны </text:span><text:span text:style-name="T308">использовать</text:span><text:span text:style-name="T304">. Он обычно </text:span><text:span text:style-name="T306">представлен</text:span><text:span text:style-name="T304"> </text:span><text:span text:style-name="T310">typedef </text:span><text:span text:style-name="T304">do</text:span><text:span text:style-name="T309">u</text:span><text:span text:style-name="T304">ble в С. Когда вам понадобится произвести любое вычисление над ним, вы должны представлять его как некое число с плавающей точкой. </text:span></text:p>
      <text:p text:style-name="P59"><text:span text:style-name="T311">Не соответствуя своему названию, </text:span><text:span text:style-name="T302">компонент </text:span><text:span text:style-name="T268">stamp</text:span><text:span text:style-name="T302"> может использоваться д</text:span><text:span text:style-name="T305">л</text:span><text:span text:style-name="T302">я вычисления разницы во времени (например </text:span><text:span text:style-name="T306">задержек</text:span><text:span text:style-name="T302">) </text:span><text:span text:style-name="T308">в</text:span><text:span text:style-name="T302"> libev.</text:span></text:p>
      <text:h text:style-name="Heading_20_1" text:outline-level="1"><text:bookmark-start text:name="__RefHeading___Toc152_1213527551"/>О<text:span text:style-name="T338">бработка ошибок</text:span><text:bookmark-end text:name="__RefHeading___Toc152_1213527551"/></text:h>
      <text:p text:style-name="P60"><text:span text:style-name="T399">l</text:span>ibev <text:span text:style-name="T399">генерирует </text:span>тр<text:span text:style-name="T399">и</text:span> <text:span text:style-name="T339">к</text:span>ласса ошибок: ошибки операционной <text:span text:style-name="T340">системы</text:span>, ошибки использования и внутренние ошибки (баги).</text:p>
      <text:p text:style-name="P60">Когда libev отлавливает ошибки операционной <text:span text:style-name="T340">системы</text:span> которые она не может обработать (например системный вызов приводит libev в состояние с которым она не может справиться), вызывается callback установленный при помощи <text:span text:style-name="T259">ev_set_syserr_cb,</text:span><text:span text:style-name="T275"> который как </text:span><text:span text:style-name="T278">предполагается</text:span><text:span text:style-name="T275"> решит </text:span><text:span text:style-name="T278">проблему</text:span><text:span text:style-name="T275"> или завершит выполнение. </text:span><text:span text:style-name="T278">По умолчанию</text:span><text:span text:style-name="T275"> выводится диагностическое сообщение и вызывается </text:span><text:span text:style-name="T259">abort()</text:span><text:span text:style-name="T275">.</text:span></text:p>
      <text:p text:style-name="P60"><text:span text:style-name="T275">Когда libev определяет ошибочное использование как например </text:span><text:span text:style-name="T281">отрицательное</text:span><text:span text:style-name="T275"> значение интервала таймера, то будет выведено диагностическое сообщение и вызван </text:span><text:span text:style-name="T259">abort() </text:span><text:span text:style-name="T275">(средствам</text:span><text:span text:style-name="T289">и</text:span><text:span text:style-name="T275"> </text:span><text:span text:style-name="T259">assert, </text:span><text:span text:style-name="T275">так что NDEBUG отключит эту проверку): </text:span><text:span text:style-name="T276">это программная ошибка при вызове </text:span><text:span text:style-name="T291">функций </text:span><text:span text:style-name="T276">libev и она должна быть исправлена.</text:span></text:p>
      <text:p text:style-name="P61"><text:span text:style-name="T275">В libev также имеется несколько внутренних </text:span><text:span text:style-name="T259">assert</text:span><text:span text:style-name="T275"> проверок на ошибки, и </text:span><text:span text:style-name="T278">расширенный</text:span><text:span text:style-name="T275"> код проверки согласованности. </text:span><text:span text:style-name="T288">Эти проверки не делаются</text:span><text:span text:style-name="T275"> при нормальном состоянии т. к. </text:span><text:span text:style-name="T288">они </text:span><text:span text:style-name="T275">указывает на </text:span><text:span text:style-name="T291">проблеммы </text:span><text:span text:style-name="T275">в </text:span><text:span text:style-name="T288">самой </text:span><text:span text:style-name="T275">libev, либо хуже </text:span><text:span text:style-name="T286">того</text:span><text:span text:style-name="T275">.</text:span></text:p>
      <text:h text:style-name="Heading_20_1" text:outline-level="1"><text:bookmark-start text:name="__RefHeading___Toc154_1213527551"/><text:soft-page-break/>Глобальные функции<text:bookmark-end text:name="__RefHeading___Toc154_1213527551"/></text:h>
      <text:p text:style-name="P62">Эти функции могут быть вызваны в любой момент, даже до инициализации библиотеки.</text:p>
      <text:h text:style-name="Heading_20_3" text:outline-level="3"><text:bookmark-start text:name="__RefHeading___Toc156_1213527551"/>ev_tstamp ev_time ()<text:bookmark-end text:name="__RefHeading___Toc156_1213527551"/></text:h>
      <text:p text:style-name="P63">Возвращает текущее время, которое используется в libev. Пожалуйста, имейте в виду, что <text:span text:style-name="T336">функция </text:span><text:span text:style-name="T274">ev_now</text:span><text:span text:style-name="T275"> обычно быстрее и </text:span><text:span text:style-name="T278">возвращает</text:span><text:span text:style-name="T275"> </text:span><text:span text:style-name="T287">именно </text:span><text:span text:style-name="T275">нужн</text:span><text:span text:style-name="T287">ое</text:span><text:span text:style-name="T275"> вам </text:span><text:span text:style-name="T287">время</text:span><text:span text:style-name="T275">. Также интересна комбинация </text:span><text:span text:style-name="T274">ev_now_update</text:span><text:span text:style-name="T275"> и </text:span><text:span text:style-name="T274">ev_now</text:span><text:span text:style-name="T275">.</text:span></text:p>
      <text:h text:style-name="Heading_20_3" text:outline-level="3"><text:bookmark-start text:name="__RefHeading___Toc158_1213527551"/>ev_sleep(ev_tstamp interval)<text:bookmark-end text:name="__RefHeading___Toc158_1213527551"/></text:h>
      <text:p text:style-name="P63">Засыпает на заданный интервал: текущий поток будет блокирован пока не <text:span text:style-name="T384">произойдёт </text:span>прер<text:span text:style-name="T384">ывание</text:span> или не истечёт заданный интервал (<text:span text:style-name="T339">приблизительно: может разблокировать немного раньше, даже если не возникнет прерывания</text:span>). <text:span text:style-name="T339">Вернёт управление мгновенно если </text:span><text:span text:style-name="T260">interval &lt;= 0</text:span><text:span text:style-name="T339">.</text:span></text:p>
      <text:p text:style-name="P64">По сути это аналог <text:span text:style-name="T259">sleep()</text:span>.</text:p>
      <text:p text:style-name="P65">Диапазон <text:span text:style-name="T259">interval</text:span><text:span text:style-name="T275"> ограничен – libev гарантированно работает c интервалами до одних суток (</text:span><text:span text:style-name="T259">interval &lt;= 86400</text:span><text:span text:style-name="T275">).</text:span></text:p>
      <text:h text:style-name="Heading_20_3" text:outline-level="3"><text:bookmark-start text:name="__RefHeading___Toc160_1213527551"/>int ev_version_major () <text:bookmark-end text:name="__RefHeading___Toc160_1213527551"/></text:h>
      <text:h text:style-name="Heading_20_3" text:outline-level="3"><text:bookmark-start text:name="__RefHeading___Toc162_1213527551"/>int ev_version_minor ()<text:bookmark-end text:name="__RefHeading___Toc162_1213527551"/></text:h>
      <text:p text:style-name="P65"><text:span text:style-name="T275">Вы можете узнать основной и младший номер</text:span><text:span text:style-name="T292">а</text:span><text:span text:style-name="T275"> версии библиотеки, </text:span><text:span text:style-name="T283">с помощью</text:span><text:span text:style-name="T275"> вызова функций </text:span><text:span text:style-name="T259">ev_version_major </text:span><text:span text:style-name="T275">и </text:span><text:span text:style-name="T259">ev_version_minor</text:span><text:span text:style-name="T275">. </text:span><text:span text:style-name="T277">Если вы хотите,</text:span><text:span text:style-name="T275"> </text:span><text:span text:style-name="T277">вы можете </text:span><text:span text:style-name="T275">сопоставить их с </text:span><text:span text:style-name="T277">глобальными </text:span><text:span text:style-name="T278">значениями</text:span><text:span text:style-name="T277"> </text:span><text:span text:style-name="T261">EV_VERSION_MAJOR</text:span><text:span text:style-name="T277"> и </text:span><text:span text:style-name="T261">EV_VERSION_MINOR</text:span><text:span text:style-name="T277">, которые определяют версию библиотеки с которой была скомпилирована ваша программа.</text:span></text:p>
      <text:p text:style-name="P66"><text:span text:style-name="T277">Э</text:span><text:span text:style-name="T275">ти номера версий ссылаются на ABI версии библиотеки, </text:span><text:span text:style-name="T290">а </text:span><text:span text:style-name="T275">не на релиз.</text:span></text:p>
      <text:p text:style-name="P66"><text:span text:style-name="T275">Обычно, </text:span><text:span text:style-name="T279">хорошая</text:span><text:span text:style-name="T275"> идея прекратить выполнение, если основная версия не </text:span><text:span text:style-name="T278">совпадает</text:span><text:span text:style-name="T275">, т. к. это указывает на несовместимые изменения. Большее значение младшей </text:span><text:span text:style-name="T279">версии не является проблемой.</text:span></text:p>
      <text:p text:style-name="P10"><text:span text:style-name="T279">Пример: убедиться, что мы случайно не слинкованы с неверной версией </text:span><text:bookmark text:name="result_box2"/><text:span text:style-name="T341">(обратите внимание, однако, что это не обнаружит других несоответствий ABI, таких как LFS или повторное размещение).</text:span></text:p>
      <text:p text:style-name="P93"><text:s text:c="3"/>assert (("libev version mismatch",</text:p>
      <text:p text:style-name="P91"><text:s text:c="12"/>ev_version_major () == EV_VERSION_MAJOR</text:p>
      <text:p text:style-name="P104"><text:s text:c="12"/>&amp;&amp; ev_version_minor () &gt;= EV_VERSION_MINOR));</text:p>
      <text:h text:style-name="Heading_20_3" text:outline-level="3"><text:bookmark-start text:name="__RefHeading___Toc215_1213527551"/>unsigned int ev_supported_backends ()<text:bookmark-end text:name="__RefHeading___Toc215_1213527551"/></text:h>
      <text:p text:style-name="P67">Возвращает набор всех бэкэндов (т.е. им соответствующее <text:span text:style-name="T259">EV_BACKEND_*</text:span> значени<text:span text:style-name="T401">я</text:span>) скомпилированное в этот бинарник libev (независимо от их поддержки системой на которой вы запущены). См. <text:span text:style-name="T274">ev_default_loop</text:span><text:span text:style-name="T275"> для описания набора значений.</text:span></text:p>
      <text:p text:style-name="P67"><text:soft-page-break/><text:span text:style-name="T275">Пример: убедимся, что нам доступен метод epoll, потому что это здорово и должно у нас быть и дайте нам </text:span><text:span text:style-name="T282">на н</text:span><text:span text:style-name="T275">его тор</text:span><text:span text:style-name="T282">р</text:span><text:span text:style-name="T275">ент, пожалуйста!!!11</text:span></text:p>
      <text:p text:style-name="P89"><text:span text:style-name="T275"><text:s text:c="2"/></text:span><text:span text:style-name="T335"><text:s/>assert (("sorry, no epoll, no sex",</text:span></text:p>
      <text:p text:style-name="P104"><text:s text:c="12"/>ev_supported_backends () &amp; EVBACKEND_EPOLL));</text:p>
      <text:h text:style-name="Heading_20_3" text:outline-level="3"><text:bookmark-start text:name="__RefHeading___Toc217_1213527551"/>unsigned int ev_recommended_backends ()<text:bookmark-end text:name="__RefHeading___Toc217_1213527551"/></text:h>
      <text:p text:style-name="P42"><text:span text:style-name="T280">Возвращает набор всех бэкэндов скомпилированных в этот бинарник libev и также рекомендованных для этой платформы, что значит, она будет работать для большинства файловых дескрипторов. Этот набор часто меньше того который возвращается </text:span><text:span text:style-name="T262">ev_supported_backends()</text:span><text:span text:style-name="T280">, например </text:span><text:span text:style-name="T275">kqueue</text:span><text:span text:style-name="T280"> будет пропущен на большинстве BSD и не будет авто определён до тех пор пока вы явно не запросите его (предполагается вы знаете что делаете). </text:span><text:bookmark text:name="result_box3"/><text:span text:style-name="T342">Это набор бэкэндов, будет </text:span><text:span text:style-name="T347">рассматриваться </text:span><text:span text:style-name="T342">libev, если вы не </text:span><text:span text:style-name="T346">укажите </text:span><text:span text:style-name="T342">бэкенды явно.</text:span></text:p>
      <text:h text:style-name="Heading_20_3" text:outline-level="3"><text:bookmark-start text:name="__RefHeading___Toc221_1213527551"/>unsigned int ev_embeddable_backends ()<text:bookmark-end text:name="__RefHeading___Toc221_1213527551"/></text:h>
      <text:p text:style-name="P11"><text:span text:style-name="T342">В</text:span><text:span text:style-name="T343">озвращает набор бэкэндов, встраиваемых в другие циклы обработки событий. Это значение <text:s/>платформозависимо но может включать бэкэнды недоступные на данной системе. Чтобы найти какие встраиваемые бэкэнды поддерживаются на текущей системе, вам следует взглянуть на (</text:span><text:span text:style-name="T366">ev_embeddable_backends()</text:span><text:span text:style-name="T343"> &amp; ev_supported_backends()), </text:span><text:bookmark text:name="result_box4"/><text:span text:style-name="T341">аналогично рекомендуемым</text:span><text:span text:style-name="T343">.</text:span></text:p>
      <text:p text:style-name="P68"><text:span text:style-name="T341">Взгляните на </text:span><text:span text:style-name="T374">ev_embed</text:span><text:span text:style-name="T341"> </text:span><text:span text:style-name="T348">стражи</text:span><text:span text:style-name="T341"> для большей информации.</text:span></text:p>
      <text:h text:style-name="Heading_20_3" text:outline-level="3"><text:bookmark-start text:name="__RefHeading___Toc223_1213527551"/>ev_set_allocator (void *(*cb)(void *ptr, long size) throw ())<text:bookmark-end text:name="__RefHeading___Toc223_1213527551"/></text:h>
      <text:p text:style-name="P69"><text:span text:style-name="T341">Устан</text:span><text:span text:style-name="T344">авливает</text:span><text:span text:style-name="T341"> </text:span><text:span text:style-name="T344">используемую </text:span><text:span text:style-name="T341">функци</text:span><text:span text:style-name="T344">ю</text:span><text:span text:style-name="T341"> выделения памяти (прототип аналогичен — семантически идентичен функции </text:span><text:span text:style-name="T367">realloc</text:span><text:span text:style-name="T341"> c89/SuS/POSIX). Она используется для выделения и освобождения памяти (ничего удивительного). Если она возвращает нулевое значение когда память запрошена (</text:span><text:span text:style-name="T367">size != 0</text:span><text:span text:style-name="T341">), библиотека может выполнить </text:span><text:span text:style-name="T369">abort()</text:span><text:span text:style-name="T349"> или </text:span><text:span text:style-name="T355">предпринять</text:span><text:span text:style-name="T349"> другие деструктивные действия.</text:span></text:p>
      <text:p text:style-name="P69"><text:span text:style-name="T349">С тех пор как некоторые системы (как минимум OpenBSD и Darwin) не реализуют корректно работающий </text:span><text:span text:style-name="T369">realloc</text:span><text:span text:style-name="T349">, libev </text:span><text:span text:style-name="T350">использует обёртку для </text:span><text:span text:style-name="T370">realloc</text:span><text:span text:style-name="T350"> и </text:span><text:span text:style-name="T370">free</text:span><text:span text:style-name="T350"> функций по умолчанию.</text:span></text:p>
      <text:p text:style-name="P85"><text:span text:style-name="T349">Вы можете переопределить эту функцию в приложениях с высокой доступностью, скажем для освобождения небольшого количества памяти если не удаётся выполнить выделение памяти, для использования специального аллокатора, или даже заснуть на время и пробовать </text:span><text:span text:style-name="T356">пока</text:span><text:span text:style-name="T349"> немного памяти </text:span><text:span text:style-name="T356">не </text:span><text:span text:style-name="T349">освободится.</text:span></text:p>
      <text:p text:style-name="P85"><text:span text:style-name="T363">Пример: код </text:span><text:span text:style-name="T372">realloc</text:span><text:span text:style-name="T363"> в libev по умолчанию, что может быть полезным в качестве основы вашей собственно</text:span><text:span text:style-name="T364">й</text:span><text:span text:style-name="T363"> реализации.</text:span></text:p>
      <text:p text:style-name="P102"><text:s text:c="3"/>static void *</text:p>
      <text:p text:style-name="P97"><text:s text:c="3"/>ev_realloc_emul (void *ptr, long size) EV_NOEXCEPT</text:p>
      <text:p text:style-name="P97"><text:s text:c="3"/>{</text:p>
      <text:p text:style-name="P97"><text:s text:c="5"/>if (size)</text:p>
      <text:p text:style-name="P97"><text:s text:c="7"/>return realloc (ptr, size);</text:p>
      <text:p text:style-name="P97"/>
      <text:p text:style-name="P97"><text:s text:c="5"/>free (ptr);</text:p>
      <text:p text:style-name="P97"><text:s text:c="5"/>return 0;</text:p>
      <text:p text:style-name="P105"><text:soft-page-break/><text:s text:c="3"/>}</text:p>
      <text:p text:style-name="P81">Пример: замена libev аллокатора тем, который подождёт немного и потом попробует повторить попытку (пример требует realloc со стандартным поведением).</text:p>
      <text:p text:style-name="P94"><text:s text:c="3"/>static void *</text:p>
      <text:p text:style-name="P90"><text:span text:style-name="T420"><text:s text:c="3"/>persistent_realloc (void </text:span><text:span text:style-name="T386">*ptr</text:span><text:span text:style-name="T420">, size_t size) </text:span><text:span text:style-name="T402">EV_NOEXCEPT</text:span></text:p>
      <text:p text:style-name="P91"><text:s text:c="3"/>{</text:p>
      <text:p text:style-name="P91"><text:s text:c="5"/><text:span text:style-name="T401">if(!size) {</text:span></text:p>
      <text:p text:style-name="P91"><text:s text:c="7"/><text:span text:style-name="T401">free (ptr);</text:span></text:p>
      <text:p text:style-name="P91"><text:s text:c="7"/><text:span text:style-name="T401">return 0;</text:span></text:p>
      <text:p text:style-name="P91"><text:s text:c="5"/><text:span text:style-name="T401">}</text:span></text:p>
      <text:p text:style-name="P91"/>
      <text:p text:style-name="P91"><text:s text:c="5"/>for (;;) <text:span text:style-name="T401">{</text:span></text:p>
      <text:p text:style-name="P91"><text:s text:c="9"/>void <text:span text:style-name="T385">*newptr</text:span> = realloc (ptr, size);</text:p>
      <text:p text:style-name="P91"><text:s text:c="9"/>if (newptr)</text:p>
      <text:p text:style-name="P91"><text:s text:c="11"/>return newptr;</text:p>
      <text:p text:style-name="P91"/>
      <text:p text:style-name="P91"><text:s text:c="9"/><text:span text:style-name="T387">sleep</text:span> (60);</text:p>
      <text:p text:style-name="P91"><text:s text:c="7"/>}</text:p>
      <text:p text:style-name="P91"><text:s text:c="3"/>}</text:p>
      <text:p text:style-name="P91"/>
      <text:p text:style-name="P91"><text:s text:c="3"/>...</text:p>
      <text:p text:style-name="P104"><text:s text:c="3"/>ev_set_allocator (persistent_realloc);</text:p>
      <text:h text:style-name="Heading_20_3" text:outline-level="3"><text:bookmark-start text:name="__RefHeading___Toc225_1213527551"/>ev_set_syserr_cb (void (*cb)(const char *msg) throw ())<text:bookmark-end text:name="__RefHeading___Toc225_1213527551"/></text:h>
      <text:p text:style-name="P14"><text:span text:style-name="T351">Устанавливает </text:span><text:span text:style-name="T362">ОВ</text:span><text:span text:style-name="T351"> </text:span><text:span text:style-name="T362">для случая </text:span><text:span text:style-name="T357">возникновении </text:span><text:span text:style-name="T351">ошиб</text:span><text:span text:style-name="T357">ок</text:span><text:span text:style-name="T351"> </text:span><text:span text:style-name="T357">в повтор</text:span><text:span text:style-name="T362">н</text:span><text:span text:style-name="T357">ых </text:span><text:span text:style-name="T351">системных вызов</text:span><text:span text:style-name="T357">ах</text:span><text:span text:style-name="T351"> (таких как </text:span><text:span text:style-name="T358">неудачный вызов</text:span><text:span text:style-name="T351"> </text:span><text:span text:style-name="T371">select</text:span><text:span text:style-name="T351">, </text:span><text:span text:style-name="T371">poll</text:span><text:span text:style-name="T351">, </text:span><text:span text:style-name="T371">epoll_wait</text:span><text:span text:style-name="T351">). </text:span><text:bookmark text:name="result_box5"/><text:span text:style-name="T349">Сообщение представляет собой печатную строку, указывающую системный вызов или подсистему, вызва</text:span><text:span text:style-name="T358">вш</text:span><text:span text:style-name="T349">ую проблему. Если этот </text:span><text:span text:style-name="T362">ОВ </text:span><text:span text:style-name="T349">установлен, то libev ожидает, что он исправит ситуацию, независимо </text:span><text:span text:style-name="T360">от того, что к ней привело</text:span><text:span text:style-name="T349">. То есть, libev, как правило, повторяет запрошенную операцию, и если </text:span><text:span text:style-name="T351">ситуация</text:span><text:span text:style-name="T349"> не </text:span><text:span text:style-name="T352">изменится</text:span><text:span text:style-name="T349">, выпол</text:span><text:span text:style-name="T364">нит</text:span><text:span text:style-name="T349"> плохие вещи (например, </text:span><text:span text:style-name="T371">abort()</text:span><text:span text:style-name="T349">).</text:span></text:p>
      <text:p text:style-name="P12"><text:span text:style-name="T349">Пример. Это в </text:span><text:span text:style-name="T353">целом</text:span><text:span text:style-name="T349"> то же самое, что </text:span><text:span text:style-name="T353">делает </text:span><text:span text:style-name="T349">libev.</text:span></text:p>
      <text:p text:style-name="P95"><text:s text:c="3"/>static void</text:p>
      <text:p text:style-name="P92"><text:s text:c="3"/>fatal_error (const char <text:span text:style-name="T385">*msg</text:span>) <text:span text:style-name="T403">EV_NOEXCEPT</text:span></text:p>
      <text:p text:style-name="P91"><text:s text:c="3"/>{</text:p>
      <text:p text:style-name="P91"><text:s text:c="5"/>perror (msg);</text:p>
      <text:p text:style-name="P91"><text:s text:c="5"/>abort ();</text:p>
      <text:p text:style-name="P91"><text:s text:c="3"/>}</text:p>
      <text:p text:style-name="P91"/>
      <text:p text:style-name="P91"><text:s text:c="3"/>...</text:p>
      <text:p text:style-name="P104"><text:s text:c="3"/>ev_set_syserr_cb (fatal_error);</text:p>
      <text:h text:style-name="Heading_20_3" text:outline-level="3"><text:bookmark-start text:name="__RefHeading___Toc228_1213527551"/>ev_feed_signal (int signum)<text:bookmark-end text:name="__RefHeading___Toc228_1213527551"/></text:h>
      <text:p text:style-name="P70"><text:span text:style-name="T354">Ф</text:span><text:span text:style-name="T349">ункция может быть использована для «симуляции» получения сигнала. </text:span><text:span text:style-name="T358">А</text:span><text:span text:style-name="T354">бсолютно</text:span><text:span text:style-name="T349"> безопасно вызвать эту функцию в любой момент из любого контекста, включая обработчики сигналов и </text:span><text:span text:style-name="T354">произвольные </text:span><text:span text:style-name="T349">потоки.</text:span></text:p>
      <text:p text:style-name="P70"><text:span text:style-name="T349">Её основное назначение — </text:span><text:span text:style-name="T361">управление</text:span><text:span text:style-name="T349"> обработ</text:span><text:span text:style-name="T361">чиками</text:span><text:span text:style-name="T349"> сигналов в вашем процессе, особенно в </text:span><text:span text:style-name="T359">условиях многопоточности</text:span><text:span text:style-name="T349">. Например вы можете блокировать сигналы по умолчанию во всех потоках (и указа</text:span><text:span text:style-name="T353">ть</text:span><text:span text:style-name="T349"> </text:span><text:span text:style-name="T369">EVFLAG_NOSIGMASK</text:span><text:span text:style-name="T349"> при создании </text:span><text:span text:style-name="T353">всех</text:span><text:span text:style-name="T349"> циклов), </text:span><text:span text:style-name="T353">а</text:span><text:span text:style-name="T349"> в одном потоке, </text:span><text:soft-page-break/><text:span text:style-name="T349">использ</text:span><text:span text:style-name="T353">овать</text:span><text:span text:style-name="T349"> </text:span><text:span text:style-name="T369">sigwait </text:span><text:span text:style-name="T349">или любой другой механизм ожидания сигналов, с последующей <text:s/>«передачей» в libev вызов</text:span><text:span text:style-name="T361">ом</text:span><text:span text:style-name="T349"> </text:span><text:span text:style-name="T373">ev_feed_signal</text:span><text:span text:style-name="T365">.</text:span></text:p>
      <text:h text:style-name="Heading_20_1" text:outline-level="1"><text:bookmark-start text:name="__RefHeading___Toc230_1213527551"/>Функции контролирующие цикл обработки <text:span text:style-name="T378">событий</text:span><text:bookmark-end text:name="__RefHeading___Toc230_1213527551"/></text:h>
      <text:p text:style-name="P71">Ц<text:span text:style-name="T421">С </text:span>описывается <text:span text:style-name="T259">struct ev_loop *</text:span><text:span text:style-name="T275"> (</text:span><text:span text:style-name="T285">где </text:span><text:span text:style-name="T259">struct — </text:span><text:span text:style-name="T264">не</text:span><text:span text:style-name="T313"> опция в данном случае, если только совместимость с libev 3 не </text:span><text:span text:style-name="T318">была</text:span><text:span text:style-name="T313"> отключена, так как libev 3 имела функцию </text:span><text:span text:style-name="T328">с </text:span><text:span text:style-name="T318">таким же именем как </text:span><text:span text:style-name="T322">эта </text:span><text:span text:style-name="T318">структура</text:span><text:span text:style-name="T313">).</text:span></text:p>
      <text:p text:style-name="P71"><text:span text:style-name="T313">Библиотека оперирует двумя типами таких циклов, цикл </text:span><text:span text:style-name="T264">по умолчанию</text:span><text:span text:style-name="T313">, который поддерживает обработку событий дочерних процессов, и </text:span><text:span text:style-name="T264">динамически</text:span><text:span text:style-name="T313"> создаваемы</text:span><text:span text:style-name="T328">е</text:span><text:span text:style-name="T313"> цикл</text:span><text:span text:style-name="T328">ы</text:span><text:span text:style-name="T313">, которы</text:span><text:span text:style-name="T328">е</text:span><text:span text:style-name="T313"> не поддержива</text:span><text:span text:style-name="T328">ют</text:span><text:span text:style-name="T313"> это</text:span><text:span text:style-name="T330">го</text:span><text:span text:style-name="T313">.</text:span></text:p>
      <text:h text:style-name="Heading_20_3" text:outline-level="3"><text:bookmark-start text:name="__RefHeading___Toc233_1213527551"/>struct ev_loop *ev_default_loop (unsigned int flags)<text:bookmark-end text:name="__RefHeading___Toc233_1213527551"/></text:h>
      <text:p text:style-name="P73"><text:span text:style-name="T313">Эта функция возвращает объект </text:span><text:span text:style-name="T331">ЦС </text:span><text:span text:style-name="T313">по «умолчанию», которы</text:span><text:span text:style-name="T323">м</text:span><text:span text:style-name="T313"> вы </text:span><text:span text:style-name="T334">преимущественно</text:span><text:span text:style-name="T313"> </text:span><text:span text:style-name="T315">будите </text:span><text:span text:style-name="T313">пользовать</text:span><text:span text:style-name="T323">ся</text:span><text:span text:style-name="T313"> когда вам просто нужен «цикл событий». Объект цикла событий и параметр </text:span><text:span text:style-name="T264">flags </text:span><text:span text:style-name="T313">описываются более подробно в заметке о </text:span><text:span text:style-name="T271">ev_loop_new</text:span><text:span text:style-name="T313">.</text:span></text:p>
      <text:p text:style-name="P72"><text:span text:style-name="T313">Если цикл по умолчанию уже инициализирован то эта функция просто вернёт его (игнорируя флаги. Если </text:span><text:span text:style-name="T323">такое</text:span><text:span text:style-name="T313"> </text:span><text:span text:style-name="T318">поведение </text:span><text:span text:style-name="T313">вызывает </text:span><text:span text:style-name="T314">сомнения</text:span><text:span text:style-name="T313">, </text:span><text:span text:style-name="T326">проверьте</text:span><text:span text:style-name="T313"> </text:span><text:span text:style-name="T272">ev_backend()</text:span><text:span text:style-name="T265"> </text:span><text:span text:style-name="T314">после). В противном случае, она создаст новый цикл в соответствии с переданными флагами, которые почти всегда должны быть </text:span><text:span text:style-name="T265">0</text:span><text:span text:style-name="T314">, за исключением когда сам выз</text:span><text:span text:style-name="T319">ы</text:span><text:span text:style-name="T314">в</text:span><text:span text:style-name="T319">ающий</text:span><text:span text:style-name="T314"> </text:span><text:span text:style-name="T319">вызв</text:span><text:span text:style-name="T324">ан</text:span><text:span text:style-name="T319"> </text:span><text:span text:style-name="T324">из </text:span><text:span text:style-name="T272">ev_run</text:span><text:span text:style-name="T265">, </text:span><text:span text:style-name="T331">или </text:span><text:span text:style-name="T327">ин</text:span><text:span text:style-name="T331">ым образом </text:span><text:span text:style-name="T327">считается</text:span><text:span text:style-name="T314"> «основн</text:span><text:span text:style-name="T327">ой</text:span><text:span text:style-name="T314"> программ</text:span><text:span text:style-name="T327">ой</text:span><text:span text:style-name="T314">».</text:span></text:p>
      <text:p text:style-name="P74"><text:span text:style-name="T313">Если вы не знаете какой цикл событий использовать, используйте тот который возвращает эт</text:span><text:span text:style-name="T325">а</text:span><text:span text:style-name="T313"> функци</text:span><text:span text:style-name="T325">я</text:span><text:span text:style-name="T313"> (или </text:span><text:span text:style-name="T329">воспользуйтесь </text:span><text:span text:style-name="T313">макрос</text:span><text:span text:style-name="T329">ом</text:span><text:span text:style-name="T313"> </text:span><text:span text:style-name="T264">EV_DEFAULT</text:span><text:span text:style-name="T313">).</text:span></text:p>
      <text:p text:style-name="P75"><text:span text:style-name="T313">Имейте в виду, что эта функция </text:span><text:span text:style-name="T273">не</text:span><text:span text:style-name="T313"> поток</text:span><text:span text:style-name="T321">о</text:span><text:span text:style-name="T313">безопасна, так если вы хотите использовать её из нескольких потоков, вам предстоит реализовать какой нибудь </text:span><text:span text:style-name="T327">мьютекс</text:span><text:span text:style-name="T313"> (обратите внимание, что этот случай маловероятен, поскольку циклы не могут быть просто разделены между потоками).</text:span></text:p>
      <text:p text:style-name="P86"><text:span text:style-name="T320">Только ц</text:span><text:span text:style-name="T313">икл по умолчанию может обрабатывать </text:span><text:span text:style-name="T332">стражей</text:span><text:span text:style-name="T313"> </text:span><text:span text:style-name="T271">ev_child</text:span><text:span text:style-name="T264">.</text:span><text:span text:style-name="T313"> </text:span><text:span text:style-name="T320">Для</text:span><text:span text:style-name="T313"> это</text:span><text:span text:style-name="T324">го</text:span><text:span text:style-name="T313">, </text:span><text:span text:style-name="T316">он всегда регистрирует обработчик для </text:span><text:span text:style-name="T266">SIGCHLD</text:span><text:span text:style-name="T316">. Если это проблема для вашего приложения, вы можете создать динамический цикл с </text:span><text:span text:style-name="T266">ev_loop_new, </text:span><text:span text:style-name="T316">который не делает этого, или вы можете просто переопределить обработчик сигнала </text:span><text:span text:style-name="T266">SIGCHLD</text:span><text:span text:style-name="T317"> </text:span><text:span text:style-name="T267">после</text:span><text:span text:style-name="T317"> вы</text:span><text:span text:style-name="T334">зова</text:span><text:span text:style-name="T333"> </text:span><text:span text:style-name="T267">ev_default_init.</text:span></text:p>
      <text:p text:style-name="P78">Пример: это наиболее типичное использование.</text:p>
      <text:p text:style-name="P96"><text:s text:c="3"/>if (!ev_default_loop (0))</text:p>
      <text:p text:style-name="P104"><text:s text:c="5"/><text:tab/>fatal ("could not initialise libev, bad $LIBEV_FLAGS in environment?");</text:p>
      <text:p text:style-name="P76"><text:span text:style-name="T252">Пример: ограничивает libev в выборе </text:span><text:span text:style-name="T255">select или </text:span><text:span text:style-name="T252">poll <text:s/>в качестве бэкэнда, и </text:span><text:span text:style-name="T254">игнорирует</text:span><text:span text:style-name="T252"> настройк</text:span><text:span text:style-name="T253">и</text:span><text:span text:style-name="T252"> окружения:</text:span></text:p>
      <text:p text:style-name="P96"><text:s text:c="3"/>ev_default_loop (EVBACKEND_POLL | EVBACKEND_SELECT | EVFLAG_NOENV);</text:p>
      <text:h text:style-name="Heading_20_3" text:outline-level="3"><text:bookmark-start text:name="__RefHeading___Toc235_1213527551"/>struct ev_loop *ev_loop_new (unsigned int flags) <text:bookmark-end text:name="__RefHeading___Toc235_1213527551"/></text:h>
      <text:p text:style-name="P79">Функция создаёт и инициализирует новый объект <text:span text:style-name="T422">ЦС</text:span>. Если не удаётся инициализировать цикл, возвращает <text:span text:style-name="T263">false</text:span>.</text:p>
      <text:p text:style-name="P79"><text:soft-page-break/>Эта функция потокобезопасна, и <text:span text:style-name="T390">является типичным примером использования</text:span> libev <text:span text:style-name="T389">в многопоточном приложении</text:span> является создание одного цикла <text:span text:style-name="T389">обработки </text:span>на поток, и использование цикла по умолчанию в «main» или «<text:span text:style-name="T390">родительском</text:span>» потоке.</text:p>
      <text:p text:style-name="P77"><text:span text:style-name="T252">Аргумент </text:span><text:span text:style-name="T264">flags </text:span><text:span text:style-name="T252">может быть использован для указания особого поведения или </text:span><text:span text:style-name="T257">выбора</text:span><text:span text:style-name="T252"> бэк</text:span><text:span text:style-name="T258">е</text:span><text:span text:style-name="T252">нд</text:span><text:span text:style-name="T255">ов</text:span><text:span text:style-name="T252">, </text:span><text:span text:style-name="T256">но</text:span><text:span text:style-name="T252"> обычно </text:span><text:span text:style-name="T255">это</text:span><text:span text:style-name="T252"> </text:span><text:span text:style-name="T264">0</text:span><text:span text:style-name="T252"> (или </text:span><text:span text:style-name="T264">EVFLAG_AUTO</text:span><text:span text:style-name="T252">).</text:span></text:p>
      <text:p text:style-name="P80"><text:span text:style-name="T388">Доступны </text:span>следующие флаги:</text:p>
      <text:p text:style-name="Heading"><text:span text:style-name="Source_20_Text"><text:span text:style-name="T376">EVFLAG_AUTO</text:span></text:span></text:p>
      <text:p text:style-name="P13"><text:span text:style-name="Source_20_Text"><text:span text:style-name="T24">Значение flags по умолчанию. Используйте его, если у вас не</text:span></text:span><text:span text:style-name="Source_20_Text"><text:span text:style-name="T25">т</text:span></text:span><text:span text:style-name="Source_20_Text"><text:span text:style-name="T24"> подсказки (это </text:span></text:span><text:span text:style-name="Source_20_Text"><text:span text:style-name="T25">правильный</text:span></text:span><text:span text:style-name="Source_20_Text"><text:span text:style-name="T24"> выбор, поверьте мне).</text:span></text:span></text:p>
      <text:p text:style-name="Heading"><text:span text:style-name="Source_20_Text">EVFLAG_NOENV</text:span></text:p>
      <text:p text:style-name="P15"><text:span text:style-name="Source_20_Text"><text:span text:style-name="T26">Если бит этого флага присутствует в значении (или программа выполняет setupid или setgid) то libev </text:span></text:span><text:span text:style-name="Source_20_Text"><text:span text:style-name="T30">не будет</text:span></text:span><text:span text:style-name="Source_20_Text"><text:span text:style-name="T26"> просматривать переменную окружения </text:span></text:span><text:span text:style-name="Source_20_Text"><text:span text:style-name="T30">LIBEV_FLAGS</text:span></text:span><text:span text:style-name="Source_20_Text"><text:span text:style-name="T70">. В противном случае (по умолчанию), эта переменная окружения переопределит флаг</text:span></text:span><text:span text:style-name="Source_20_Text"><text:span text:style-name="T78">и</text:span></text:span><text:span text:style-name="Source_20_Text"><text:span text:style-name="T70"> целиком, если будет найдена в окружении. </text:span></text:span><text:span text:style-name="Source_20_Text"><text:span text:style-name="T71">Это применяется для тестирования </text:span></text:span><text:span text:style-name="Source_20_Text"><text:span text:style-name="T80">производительности </text:span></text:span><text:span text:style-name="Source_20_Text"><text:span text:style-name="T71">бэкэндов </text:span></text:span><text:span text:style-name="Source_20_Text"><text:span text:style-name="T80">и</text:span></text:span><text:span text:style-name="Source_20_Text"><text:span text:style-name="T71"> работы над багами, или </text:span></text:span><text:span text:style-name="Source_20_Text"><text:span text:style-name="T75">д</text:span></text:span><text:span text:style-name="Source_20_Text"><text:span text:style-name="T71">ля того чтобы сделать libev потокобезопасной (обращение к переменным окружения не может быть произведено потокобезопастным образом, но обычно такой подход работает, если друг</text:span></text:span><text:span text:style-name="Source_20_Text"><text:span text:style-name="T78">ой</text:span></text:span><text:span text:style-name="Source_20_Text"><text:span text:style-name="T71"> процесс не модифициру</text:span></text:span><text:span text:style-name="Source_20_Text"><text:span text:style-name="T78">е</text:span></text:span><text:span text:style-name="Source_20_Text"><text:span text:style-name="T71">т </text:span></text:span><text:span text:style-name="Source_20_Text"><text:span text:style-name="T78">их</text:span></text:span><text:span text:style-name="Source_20_Text"><text:span text:style-name="T71">).</text:span></text:span></text:p>
      <text:p text:style-name="Heading"><text:span text:style-name="Source_20_Text">EVFLAG_FORKCHECK</text:span></text:p>
      <text:p text:style-name="P16"><text:span text:style-name="Source_20_Text"><text:span text:style-name="T120">Вместо </text:span></text:span><text:span text:style-name="Source_20_Text"><text:span text:style-name="T183">ручного</text:span></text:span><text:span text:style-name="Source_20_Text"><text:span text:style-name="T120"> вызова </text:span></text:span><text:span text:style-name="Source_20_Text"><text:span text:style-name="T67">ev_loop_fork</text:span></text:span><text:span text:style-name="Source_20_Text"><text:span text:style-name="T120"> после </text:span></text:span><text:span text:style-name="Source_20_Text"><text:span text:style-name="T44">fork</text:span></text:span><text:span text:style-name="Source_20_Text"><text:span text:style-name="T71">, вы можете заставить libev делать проверку </text:span></text:span><text:span text:style-name="Source_20_Text"><text:span text:style-name="T73">на </text:span></text:span><text:span text:style-name="Source_20_Text"><text:span text:style-name="T31">fork</text:span></text:span><text:span text:style-name="Source_20_Text"><text:span text:style-name="T71"> в каждой итерации по средствам включения этого флага.</text:span></text:span></text:p>
      <text:p text:style-name="P17"><text:span text:style-name="Source_20_Text"><text:span text:style-name="T71">Это </text:span></text:span><text:span text:style-name="Source_20_Text"><text:span text:style-name="T76">достигается</text:span></text:span><text:span text:style-name="Source_20_Text"><text:span text:style-name="T71"> вызов</text:span></text:span><text:span text:style-name="Source_20_Text"><text:span text:style-name="T76">ом</text:span></text:span><text:span text:style-name="Source_20_Text"><text:span text:style-name="T71"> </text:span></text:span><text:span text:style-name="Source_20_Text"><text:span text:style-name="T31">getpid()</text:span></text:span><text:span text:style-name="Source_20_Text"><text:span text:style-name="T71"> на каждой итерации цикла, и по правде это сильно замедляет ваш цикл обработки событий, если вы делаете множество итераций и мало ре</text:span></text:span><text:span text:style-name="Source_20_Text"><text:span text:style-name="T72">а</text:span></text:span><text:span text:style-name="Source_20_Text"><text:span text:style-name="T71">льной работы, </text:span></text:span><text:span text:style-name="Source_20_Text"><text:span text:style-name="T74">однако</text:span></text:span><text:span text:style-name="Source_20_Text"><text:span text:style-name="T72"> это обычно незаметно (на моём GNU/Linux например, </text:span></text:span><text:span text:style-name="Source_20_Text"><text:span text:style-name="T32">getpid()</text:span></text:span><text:span text:style-name="Source_20_Text"><text:span text:style-name="T72"> на самом деле простая 5-и </text:span></text:span><text:span text:style-name="Source_20_Text"><text:span text:style-name="T79">шаговая</text:span></text:span><text:span text:style-name="Source_20_Text"><text:span text:style-name="T72"> последовательность без системн</text:span></text:span><text:span text:style-name="Source_20_Text"><text:span text:style-name="T79">ых</text:span></text:span><text:span text:style-name="Source_20_Text"><text:span text:style-name="T72"> вызов</text:span></text:span><text:span text:style-name="Source_20_Text"><text:span text:style-name="T79">о</text:span></text:span><text:span text:style-name="Source_20_Text"><text:span text:style-name="T80">в</text:span></text:span><text:span text:style-name="Source_20_Text"><text:span text:style-name="T72"> и </text:span></text:span><text:span text:style-name="Source_20_Text"><text:span text:style-name="T73">она </text:span></text:span><text:span text:style-name="Source_20_Text"><text:span text:style-name="T72">очень быстра, но мой GNU/Linux также </text:span></text:span><text:span text:style-name="Source_20_Text"><text:span text:style-name="T74">поддерживает </text:span></text:span><text:span text:style-name="Source_20_Text"><text:span text:style-name="T32">pthread_atfork</text:span></text:span><text:span text:style-name="Source_20_Text"><text:span text:style-name="T72"> который ещё быстрее). (Обновление: в glibc версии 2.25 </text:span></text:span><text:span text:style-name="Source_20_Text"><text:span text:style-name="T73">оптимизация </text:span></text:span><text:span text:style-name="Source_20_Text"><text:span text:style-name="T33">getpid() </text:span></text:span><text:span text:style-name="Source_20_Text"><text:span text:style-name="T73">снова удалена</text:span></text:span><text:span text:style-name="Source_20_Text"><text:span text:style-name="T72">).</text:span></text:span></text:p>
      <text:p text:style-name="P17"><text:span text:style-name="Source_20_Text"><text:span text:style-name="T73">Большое преимущество этого флага — то, что вы можете забыть о </text:span></text:span><text:span text:style-name="Source_20_Text"><text:span text:style-name="T33">fork </text:span></text:span><text:span text:style-name="Source_20_Text"><text:span text:style-name="T73">(и </text:span></text:span><text:span text:style-name="Source_20_Text"><text:span text:style-name="T80">вы </text:span></text:span><text:span text:style-name="Source_20_Text"><text:span text:style-name="T73">забы</text:span></text:span><text:span text:style-name="Source_20_Text"><text:span text:style-name="T80">ли</text:span></text:span><text:span text:style-name="Source_20_Text"><text:span text:style-name="T73"> о том, что забыли сообщить libev о </text:span></text:span><text:span text:style-name="Source_20_Text"><text:span text:style-name="T33">fork</text:span></text:span><text:span text:style-name="Source_20_Text"><text:span text:style-name="T73">инге, </text:span></text:span><text:bookmark text:name="result_box6"/><text:span text:style-name="Source_20_Text"><text:span text:style-name="T122">хотя вам все равно придется игнорировать </text:span></text:span><text:span text:style-name="Source_20_Text"><text:span text:style-name="T157">SIGPIPE</text:span></text:span><text:span text:style-name="Source_20_Text"><text:span text:style-name="T122">) когда используете этот флаг.</text:span></text:span></text:p>
      <text:p text:style-name="P17"><text:span text:style-name="Source_20_Text"><text:span text:style-name="T122">Этот флаг не может быть переопределён или установлен в переменной окружения </text:span></text:span><text:span text:style-name="Source_20_Text"><text:span text:style-name="T157">LIBEV_FLAGS</text:span></text:span><text:span text:style-name="Source_20_Text"><text:span text:style-name="T122">.</text:span></text:span></text:p>
      <text:p text:style-name="Heading"><text:span text:style-name="Source_20_Text">EVFLAG_NOINOTIFY</text:span></text:p>
      <text:p text:style-name="P18"><text:span text:style-name="Source_20_Text"><text:span text:style-name="T123">Когда этот флаг установлен, libev не будет пытаться использовать </text:span></text:span><text:span text:style-name="Source_20_Text"><text:span text:style-name="T163">inotify</text:span></text:span><text:span text:style-name="Source_20_Text"><text:span text:style-name="T123"> API для </text:span></text:span><text:span text:style-name="Source_20_Text"><text:span text:style-name="T164">ev_stat</text:span></text:span><text:span text:style-name="Source_20_Text"><text:span text:style-name="T158"> </text:span></text:span><text:span text:style-name="Source_20_Text"><text:span text:style-name="T130">стражей</text:span></text:span><text:span text:style-name="Source_20_Text"><text:span text:style-name="T123">. </text:span></text:span><text:bookmark text:name="result_box7"/><text:span text:style-name="Source_20_Text"><text:span text:style-name="T123">Помимо отладки и тестирования, этот флаг может быть полезен для </text:span></text:span><text:span text:style-name="Source_20_Text"><text:span text:style-name="T129">экономии</text:span></text:span><text:span text:style-name="Source_20_Text"><text:span text:style-name="T123"> </text:span></text:span><text:span text:style-name="Source_20_Text"><text:span text:style-name="T158">inotify</text:span></text:span><text:span text:style-name="Source_20_Text"><text:span text:style-name="T123"> файловых дескрипторов, поскольку в противном случае каждый цикл, использующий </text:span></text:span><text:span text:style-name="Source_20_Text"><text:span text:style-name="T158">ev_stat</text:span></text:span><text:span text:style-name="Source_20_Text"><text:span text:style-name="T123"> </text:span></text:span><text:span text:style-name="Source_20_Text"><text:span text:style-name="T128">наблюдатели</text:span></text:span><text:span text:style-name="Source_20_Text"><text:span text:style-name="T123">, потребляет один </text:span></text:span><text:span text:style-name="Source_20_Text"><text:span text:style-name="T158">inotify</text:span></text:span><text:span text:style-name="Source_20_Text"><text:span text:style-name="T123"> дескриптор.</text:span></text:span></text:p>
      <text:p text:style-name="Heading"><text:soft-page-break/><text:span text:style-name="Source_20_Text">EVFLAG_SIGNALFD</text:span></text:p>
      <text:p text:style-name="P7"><text:bookmark text:name="result_box8"/><text:span text:style-name="Source_20_Text"><text:span text:style-name="T15">Когда этот флаг </text:span></text:span><text:span text:style-name="Source_20_Text"><text:span text:style-name="T184">установлен</text:span></text:span><text:span text:style-name="Source_20_Text"><text:span text:style-name="T15">, libev будет пытаться использовать </text:span></text:span><text:span text:style-name="Source_20_Text"><text:span text:style-name="T39">signalfd</text:span></text:span><text:span text:style-name="Source_20_Text"><text:span text:style-name="T15"> API для своих </text:span></text:span><text:span text:style-name="Source_20_Text"><text:span text:style-name="T245">стражей</text:span></text:span><text:span text:style-name="Source_20_Text"><text:span text:style-name="T15"> </text:span></text:span><text:span text:style-name="Source_20_Text"><text:span text:style-name="T64">ev_signal</text:span></text:span><text:span text:style-name="Source_20_Text"><text:span text:style-name="T15"> (и </text:span></text:span><text:span text:style-name="Source_20_Text"><text:span text:style-name="T64">ev_child</text:span></text:span><text:span text:style-name="Source_20_Text"><text:span text:style-name="T15">). Этот API </text:span></text:span><text:span text:style-name="Source_20_Text"><text:span text:style-name="T217">доставляет</text:span></text:span><text:span text:style-name="Source_20_Text"><text:span text:style-name="T15"> сигналы синхронно, что делает его как быстрее, так и позволяет получать данные в виде очереди. Он также может упростить обработку сигналов потоками, если вы правильно блокируете сигналы в своих потоках, которые не заинтересованы в их обработке.</text:span></text:span></text:p>
      <text:p text:style-name="P44"><text:span text:style-name="Source_20_Text"><text:span text:style-name="T37">Signal</text:span></text:span><text:span text:style-name="Source_20_Text"><text:span text:style-name="T38">f</text:span></text:span><text:span text:style-name="Source_20_Text"><text:span text:style-name="T37">d</text:span></text:span><text:span text:style-name="Source_20_Text"><text:span text:style-name="T15"> не будет использоваться по умолчанию, так как это изменит вашу маску сигна</text:span></text:span><text:span text:style-name="Source_20_Text"><text:span text:style-name="T218">лов</text:span></text:span><text:span text:style-name="Source_20_Text"><text:span text:style-name="T15">, и есть много дрянных библиотек и программ (например, threadpool </text:span></text:span><text:span text:style-name="Source_20_Text"><text:span text:style-name="T184">из </text:span></text:span><text:span text:style-name="Source_20_Text"><text:span text:style-name="T15">glib), которые не могут правильно инициализировать свои маски сигнал</text:span></text:span><text:span text:style-name="Source_20_Text"><text:span text:style-name="T218">ов</text:span></text:span><text:span text:style-name="Source_20_Text"><text:span text:style-name="T15">.</text:span></text:span></text:p>
      <text:p text:style-name="Heading"><text:span text:style-name="Source_20_Text">EVFLAG_NOSIGMASK</text:span></text:p>
      <text:p text:style-name="P19"><text:bookmark text:name="result_box9"/><text:span text:style-name="Source_20_Text"><text:span text:style-name="T15">Когда этот флаг </text:span></text:span><text:span text:style-name="Source_20_Text"><text:span text:style-name="T185">установлен</text:span></text:span><text:span text:style-name="Source_20_Text"><text:span text:style-name="T15">, libev </text:span></text:span><text:span text:style-name="Source_20_Text"><text:span text:style-name="T185">будет </text:span></text:span><text:span text:style-name="Source_20_Text"><text:span text:style-name="T15">избе</text:span></text:span><text:span text:style-name="Source_20_Text"><text:span text:style-name="T185">гать</text:span></text:span><text:span text:style-name="Source_20_Text"><text:span text:style-name="T15"> изменения маски сигнала. В частности, это означает, что вы должны убедиться, что сигналы разблокированы, когда вы хотите их получить.</text:span></text:span></text:p>
      <text:p text:style-name="P19"><text:span text:style-name="Source_20_Text"><text:span text:style-name="T15">Такое поведение полезно, когда вы хотите выполнять собственную обработку сигналов или хотите обрабатывать сигналы только в определенных потоках и хотите избежать разблокиров</text:span></text:span><text:span text:style-name="Source_20_Text"><text:span text:style-name="T219">ки</text:span></text:span><text:span text:style-name="Source_20_Text"><text:span text:style-name="T15"> сигналов libev.</text:span></text:span></text:p>
      <text:p text:style-name="P19"><text:span text:style-name="Source_20_Text"><text:span text:style-name="T219">Т</text:span></text:span><text:span text:style-name="Source_20_Text"><text:span text:style-name="T15">акже требуется </text:span></text:span><text:span text:style-name="Source_20_Text"><text:span text:style-name="T219">для </text:span></text:span><text:span text:style-name="Source_20_Text"><text:span text:style-name="T15">POSIX в потоковой программе, так как libev вызывает </text:span></text:span><text:span text:style-name="Source_20_Text"><text:span text:style-name="T39">sigprocmask</text:span></text:span><text:span text:style-name="Source_20_Text"><text:span text:style-name="T15">, поведение которого официально не </text:span></text:span><text:span text:style-name="Source_20_Text"><text:span text:style-name="T186">определено</text:span></text:span><text:span text:style-name="Source_20_Text"><text:span text:style-name="T15">.</text:span></text:span></text:p>
      <text:p text:style-name="P19"><text:span text:style-name="Source_20_Text"><text:span text:style-name="T15">Поведение этого флага станет </text:span></text:span><text:span text:style-name="Source_20_Text"><text:span text:style-name="T186">умолчанием </text:span></text:span><text:span text:style-name="Source_20_Text"><text:span text:style-name="T15">в будущих версиях libev.</text:span></text:span></text:p>
      <text:p text:style-name="P2"><text:span text:style-name="Source_20_Text">EVBACKEND_SELECT</text:span><text:span text:style-name="Source_20_Text"><text:span text:style-name="T15"> </text:span></text:span><text:span text:style-name="Source_20_Text"><text:span text:style-name="T220">(</text:span></text:span><text:span text:style-name="Source_20_Text"><text:span text:style-name="T223">значение</text:span></text:span><text:span text:style-name="Source_20_Text"><text:span text:style-name="T220"> 1, </text:span></text:span><text:span text:style-name="Source_20_Text"><text:span text:style-name="T222">портируемый</text:span></text:span><text:span text:style-name="Source_20_Text"><text:span text:style-name="T220"> </text:span></text:span><text:span text:style-name="Source_20_Text"><text:span text:style-name="T222">бэкенд </text:span></text:span><text:span text:style-name="Source_20_Text"><text:span text:style-name="T220">select)</text:span></text:span></text:p>
      <text:p text:style-name="P46"><text:span text:style-name="Source_20_Text"><text:span text:style-name="T186">Это стандартный бэкэнд </text:span></text:span><text:span text:style-name="Source_20_Text"><text:span text:style-name="T45">select(2). Не полностью</text:span></text:span><text:span text:style-name="Source_20_Text"><text:span text:style-name="T91"> стандартный, так как libev </text:span></text:span><text:span text:style-name="Source_20_Text"><text:span text:style-name="T92">пытается </text:span></text:span><text:span text:style-name="Source_20_Text"><text:span text:style-name="T98">использовать</text:span></text:span><text:span text:style-name="Source_20_Text"><text:span text:style-name="T92"> </text:span></text:span><text:span text:style-name="Source_20_Text"><text:span text:style-name="T98">свой </text:span></text:span><text:span text:style-name="Source_20_Text"><text:span text:style-name="T92">собственный fd_set без ограничений количества fd, при использовании этого бэк</text:span></text:span><text:span text:style-name="Source_20_Text"><text:span text:style-name="T104">е</text:span></text:span><text:span text:style-name="Source_20_Text"><text:span text:style-name="T92">нда. Он </text:span></text:span><text:span text:style-name="Source_20_Text"><text:span text:style-name="T101">не очень хорошо</text:span></text:span><text:span text:style-name="Source_20_Text"><text:span text:style-name="T92"> </text:span></text:span><text:span text:style-name="Source_20_Text"><text:span text:style-name="T101">масштабируется</text:span></text:span><text:span text:style-name="Source_20_Text"><text:span text:style-name="T92"> (O(</text:span></text:span><text:span text:style-name="Source_20_Text"><text:span text:style-name="T102">N</text:span></text:span><text:span text:style-name="Source_20_Text"><text:span text:style-name="T92">_fd)), но обычно это быстрейший бэк</text:span></text:span><text:span text:style-name="Source_20_Text"><text:span text:style-name="T104">е</text:span></text:span><text:span text:style-name="Source_20_Text"><text:span text:style-name="T92">нд для небольшого количества fd.</text:span></text:span></text:p>
      <text:p text:style-name="P20"><text:span text:style-name="Source_20_Text"><text:span text:style-name="T92">Для получения хорошей производительности от этого бэк</text:span></text:span><text:span text:style-name="Source_20_Text"><text:span text:style-name="T104">е</text:span></text:span><text:span text:style-name="Source_20_Text"><text:span text:style-name="T92">нда вам потребуется большое количество параллелизма (большинство дискрипторов должны быть заняты). Если вы пишите сервер, вам надо выполнять </text:span></text:span><text:span text:style-name="Source_20_Text"><text:span text:style-name="T46">accept() </text:span></text:span><text:span text:style-name="Source_20_Text"><text:span text:style-name="T92">в цикле на как можно большем количестве соединений </text:span></text:span><text:span text:style-name="Source_20_Text"><text:span text:style-name="T93">за одну итерацию. Вы могли бы также обратить внимание на </text:span></text:span><text:span text:style-name="Source_20_Text"><text:span text:style-name="T66">ev_set_io_collect_interval()</text:span></text:span><text:span text:style-name="Source_20_Text"><text:span text:style-name="T93"> для увеличения количества готовых к </text:span></text:span><text:span text:style-name="Source_20_Text"><text:span text:style-name="T99">чтению дескрипторов</text:span></text:span><text:span text:style-name="Source_20_Text"><text:span text:style-name="T93"> за одну итерацию.</text:span></text:span></text:p>
      <text:p text:style-name="P34"><text:span text:style-name="Source_20_Text"><text:span text:style-name="T93">Этот бэкэнд сопоставляет </text:span></text:span><text:span text:style-name="Source_20_Text"><text:span text:style-name="T47">EV_READ</text:span></text:span><text:span text:style-name="Source_20_Text"><text:span text:style-name="T93"> c множеством readfd и </text:span></text:span><text:span text:style-name="Source_20_Text"><text:span text:style-name="T47">EV_WRITE</text:span></text:span><text:span text:style-name="Source_20_Text"><text:span text:style-name="T93"> с множеством writefd (и для </text:span></text:span><text:span text:style-name="Source_20_Text"><text:span text:style-name="T109">обхода</text:span></text:span><text:span text:style-name="Source_20_Text"><text:span text:style-name="T93"> ошибок на Microsoft Windows, также на exceptfd</text:span></text:span><text:span text:style-name="Source_20_Text"><text:span text:style-name="T99">s</text:span></text:span><text:span text:style-name="Source_20_Text"><text:span text:style-name="T93"> </text:span></text:span><text:span text:style-name="Source_20_Text"><text:span text:style-name="T109">для </text:span></text:span><text:span text:style-name="Source_20_Text"><text:span text:style-name="T104">э</text:span></text:span><text:span text:style-name="Source_20_Text"><text:span text:style-name="T93">той платформ</text:span></text:span><text:span text:style-name="Source_20_Text"><text:span text:style-name="T109">ы</text:span></text:span><text:span text:style-name="Source_20_Text"><text:span text:style-name="T93">).</text:span></text:span></text:p>
      <text:p text:style-name="P2"><text:span text:style-name="Source_20_Text"><text:span text:style-name="T284">EVBACKEND_POLL</text:span></text:span><text:span text:style-name="Source_20_Text"><text:span text:style-name="T93"> </text:span></text:span><text:span text:style-name="Source_20_Text"><text:span text:style-name="T111">(</text:span></text:span><text:span text:style-name="Source_20_Text"><text:span text:style-name="T113">значение</text:span></text:span><text:span text:style-name="Source_20_Text"><text:span text:style-name="T112"> 2, poll </text:span></text:span><text:span text:style-name="Source_20_Text"><text:span text:style-name="T113">бэкенд</text:span></text:span><text:span text:style-name="Source_20_Text"><text:span text:style-name="T112">, доступен везде, кроме windows</text:span></text:span><text:span text:style-name="Source_20_Text"><text:span text:style-name="T111">)</text:span></text:span></text:p>
      <text:p text:style-name="P45"><text:span text:style-name="Source_20_Text"><text:span text:style-name="T99">Э</text:span></text:span><text:span text:style-name="Source_20_Text"><text:span text:style-name="T94">то стандартный бэк</text:span></text:span><text:span text:style-name="Source_20_Text"><text:span text:style-name="T105">е</text:span></text:span><text:span text:style-name="Source_20_Text"><text:span text:style-name="T94">нд </text:span></text:span><text:span text:style-name="Source_20_Text"><text:span text:style-name="T48">poll</text:span></text:span><text:span text:style-name="Source_20_Text"><text:span text:style-name="T94">(2). Он более сложен чем </text:span></text:span><text:span text:style-name="Source_20_Text"><text:span text:style-name="T48">select</text:span></text:span><text:span text:style-name="Source_20_Text"><text:span text:style-name="T94">, но обрабатывает </text:span></text:span><text:span text:style-name="Source_20_Text"><text:span text:style-name="T101">разбросанные </text:span></text:span><text:span text:style-name="Source_20_Text"><text:span text:style-name="T94">fd</text:span></text:span><text:span text:style-name="Source_20_Text"><text:span text:style-name="T100">s</text:span></text:span><text:span text:style-name="Source_20_Text"><text:span text:style-name="T94"> лучше и не имеет искусственного </text:span></text:span><text:span text:style-name="Source_20_Text"><text:span text:style-name="T100">ограничения </text:span></text:span><text:span text:style-name="Source_20_Text"><text:span text:style-name="T94">количества fd которые вы можете использовать (за исключением падения производительности с большим количеством </text:span></text:span><text:soft-page-break/><text:span text:style-name="Source_20_Text"><text:span text:style-name="T94">неактивных fd). Он </text:span></text:span><text:span text:style-name="Source_20_Text"><text:span text:style-name="T110">масштабируется</text:span></text:span><text:span text:style-name="Source_20_Text"><text:span text:style-name="T94"> аналоги</text:span></text:span><text:span text:style-name="Source_20_Text"><text:span text:style-name="T101">чно</text:span></text:span><text:span text:style-name="Source_20_Text"><text:span text:style-name="T94"> с </text:span></text:span><text:span text:style-name="Source_20_Text"><text:span text:style-name="T48">select</text:span></text:span><text:span text:style-name="Source_20_Text"><text:span text:style-name="T94">, то есть O(</text:span></text:span><text:span text:style-name="Source_20_Text"><text:span text:style-name="T102">N</text:span></text:span><text:span text:style-name="Source_20_Text"><text:span text:style-name="T94">_fds). </text:span></text:span><text:span text:style-name="Source_20_Text"><text:span text:style-name="T116">Смотреть заметку </text:span></text:span><text:span text:style-name="Source_20_Text"><text:span text:style-name="T117">о</text:span></text:span><text:span text:style-name="Source_20_Text"><text:span text:style-name="T116"> </text:span></text:span><text:span text:style-name="Source_20_Text"><text:span text:style-name="T65">EVBACKEND_SELECT</text:span></text:span><text:span text:style-name="Source_20_Text"><text:span text:style-name="T94">, выше, </text:span></text:span><text:bookmark text:name="result_box10"/><text:span text:style-name="Source_20_Text"><text:span text:style-name="T132">для рекомендаций по производительности.</text:span></text:span></text:p>
      <text:p text:style-name="P34"><text:span text:style-name="Source_20_Text"><text:span text:style-name="T133">Бэк</text:span></text:span><text:span text:style-name="Source_20_Text"><text:span text:style-name="T149">е</text:span></text:span><text:span text:style-name="Source_20_Text"><text:span text:style-name="T133">нды </text:span></text:span><text:span text:style-name="Source_20_Text"><text:span text:style-name="T149">соотносятся</text:span></text:span><text:span text:style-name="Source_20_Text"><text:span text:style-name="T133"> </text:span></text:span><text:span text:style-name="Source_20_Text"><text:span text:style-name="T368">EV_READ</text:span></text:span><text:span text:style-name="Source_20_Text"><text:span text:style-name="T166"> </text:span></text:span><text:span text:style-name="Source_20_Text"><text:span text:style-name="T147">с</text:span></text:span><text:span text:style-name="Source_20_Text"><text:span text:style-name="T166"> </text:span></text:span><text:span text:style-name="Source_20_Text"><text:span text:style-name="T368">POLLIN | POLLERR | POLLHUP</text:span></text:span><text:span text:style-name="Source_20_Text"><text:span text:style-name="T133">, и </text:span></text:span><text:span text:style-name="Source_20_Text"><text:span text:style-name="T368">EV_WRITE</text:span></text:span><text:span text:style-name="Source_20_Text"><text:span text:style-name="T166"> к </text:span></text:span><text:span text:style-name="Source_20_Text"><text:span text:style-name="T368">POLLOUT | POLLERR | POLLHUP</text:span></text:span><text:span text:style-name="Source_20_Text"><text:span text:style-name="T133">.</text:span></text:span></text:p>
      <text:p text:style-name="Heading"><text:span text:style-name="Source_20_Text"><text:span text:style-name="T345">EVBACKEND_EPOLL</text:span></text:span><text:span text:style-name="Source_20_Text"><text:span text:style-name="T133"> </text:span></text:span><text:span text:style-name="Source_20_Text"><text:span text:style-name="T153">(</text:span></text:span><text:span text:style-name="Source_20_Text"><text:span text:style-name="T154">значение</text:span></text:span><text:span text:style-name="Source_20_Text"><text:span text:style-name="T153"> 4, Linux)</text:span></text:span></text:p>
      <text:p text:style-name="P22"><text:span text:style-name="Source_20_Text"><text:span text:style-name="T187">Использование специфичного </text:span></text:span><text:span text:style-name="Source_20_Text"><text:span text:style-name="T189">для </text:span></text:span><text:span text:style-name="Source_20_Text"><text:span text:style-name="T187">Linux </text:span></text:span><text:span text:style-name="Source_20_Text"><text:span text:style-name="T49">epoll(7)</text:span></text:span><text:span text:style-name="Source_20_Text"><text:span text:style-name="T187"> интерфейса (для обоих до- и после- 2.6.9 kernel).</text:span></text:span></text:p>
      <text:p text:style-name="P21"><text:span text:style-name="Source_20_Text"><text:span text:style-name="T188">Для </text:span></text:span><text:span text:style-name="Source_20_Text"><text:span text:style-name="T191">небольшого количества</text:span></text:span><text:span text:style-name="Source_20_Text"><text:span text:style-name="T188"> fd, этот бэкэнд немного медленнее чем poll и select, но он феноменально </text:span></text:span><text:span text:style-name="Source_20_Text"><text:span text:style-name="T228">хорошо </text:span></text:span><text:span text:style-name="Source_20_Text"><text:span text:style-name="T188">масштабируется. В то время как poll и select обычно </text:span></text:span><text:span text:style-name="Source_20_Text"><text:span text:style-name="T237">масштабируются</text:span></text:span><text:span text:style-name="Source_20_Text"><text:span text:style-name="T188"> как O(</text:span></text:span><text:span text:style-name="Source_20_Text"><text:span text:style-name="T228">N</text:span></text:span><text:span text:style-name="Source_20_Text"><text:span text:style-name="T188">_fd), где </text:span></text:span><text:span text:style-name="Source_20_Text"><text:span text:style-name="T247">N</text:span></text:span><text:span text:style-name="Source_20_Text"><text:span text:style-name="T188">_fd является количеством fd (или наибольшим fd), epoll масштабируется как O(1) или как O(active_fd).</text:span></text:span></text:p>
      <text:p text:style-name="P25"><text:span text:style-name="Source_20_Text"><text:span text:style-name="T189">Механизм </text:span></text:span><text:span text:style-name="Source_20_Text"><text:span text:style-name="T51">epoll</text:span></text:span><text:span text:style-name="Source_20_Text"><text:span text:style-name="T189"> заслуживает отдельного упоминания как наиболее </text:span></text:span><text:span text:style-name="Source_20_Text"><text:span text:style-name="T204">кривой</text:span></text:span><text:span text:style-name="Source_20_Text"><text:span text:style-name="T189"> из </text:span></text:span><text:span text:style-name="Source_20_Text"><text:span text:style-name="T190">продвинутых механизмов</text:span></text:span><text:span text:style-name="Source_20_Text"><text:span text:style-name="T189"> </text:span></text:span><text:span text:style-name="Source_20_Text"><text:span text:style-name="T190">обработки событий</text:span></text:span><text:span text:style-name="Source_20_Text"><text:span text:style-name="T189">: </text:span></text:span><text:span text:style-name="Source_20_Text"><text:span text:style-name="T190">откровенн</text:span></text:span><text:span text:style-name="Source_20_Text"><text:span text:style-name="T192">ую</text:span></text:span><text:span text:style-name="Source_20_Text"><text:span text:style-name="T190"> </text:span></text:span><text:span text:style-name="Source_20_Text"><text:span text:style-name="T192">досаду</text:span></text:span><text:span text:style-name="Source_20_Text"><text:span text:style-name="T190"> вызывает незаметный сброс </text:span></text:span><text:span text:style-name="Source_20_Text"><text:span text:style-name="T192">файловых </text:span></text:span><text:span text:style-name="Source_20_Text"><text:span text:style-name="T190">дескрипторов, треб</text:span></text:span><text:span text:style-name="Source_20_Text"><text:span text:style-name="T199">ование</text:span></text:span><text:span text:style-name="Source_20_Text"><text:span text:style-name="T190"> системного вызова </text:span></text:span><text:span text:style-name="Source_20_Text"><text:span text:style-name="T192">при каждом изменении каждого файлового дескриптора (и ненужное угадывание параметров), </text:span></text:span><text:span text:style-name="Source_20_Text"><text:span text:style-name="T193">проблемы с дублированием, возвращения до значения тайм аута, что приводит к дополнительным итерациям (и даёт только 5мс точность, при том, что </text:span></text:span><text:span text:style-name="Source_20_Text"><text:span text:style-name="T50">select</text:span></text:span><text:span text:style-name="Source_20_Text"><text:span text:style-name="T193"> на той же самой платформе даёт 0.1 мс точность) и так далее. </text:span></text:span><text:span text:style-name="Source_20_Text"><text:span text:style-name="T194">Наибольшие претензии вызывает fork race, — если программа вызывает fork тогда </text:span></text:span><text:span text:style-name="Source_20_Text"><text:span text:style-name="T53">оба</text:span></text:span><text:span text:style-name="Source_20_Text"><text:span text:style-name="T194">, родительский и дочерний процессы, должны пересоздать </text:span></text:span><text:span text:style-name="Source_20_Text"><text:span text:style-name="T53">epoll</text:span></text:span><text:span text:style-name="Source_20_Text"><text:span text:style-name="T194"> </text:span></text:span><text:span text:style-name="Source_20_Text"><text:span text:style-name="T199">набор</text:span></text:span><text:span text:style-name="Source_20_Text"><text:span text:style-name="T194">, что может занять определённое время (один </text:span></text:span><text:span text:style-name="Source_20_Text"><text:span text:style-name="T199">системный </text:span></text:span><text:span text:style-name="Source_20_Text"><text:span text:style-name="T194">вызов на каждый файловый дескриптор) и это конечно сложно отследить.</text:span></text:span></text:p>
      <text:p text:style-name="P23"><text:span text:style-name="Source_20_Text"><text:span text:style-name="T52">Epoll</text:span></text:span><text:span text:style-name="Source_20_Text"><text:span text:style-name="T195"> также общеизвестно </text:span></text:span><text:span text:style-name="Source_20_Text"><text:span text:style-name="T237">глюченный</text:span></text:span><text:span text:style-name="Source_20_Text"><text:span text:style-name="T195"> — встраивание </text:span></text:span><text:span text:style-name="Source_20_Text"><text:span text:style-name="T52">epoll</text:span></text:span><text:span text:style-name="Source_20_Text"><text:span text:style-name="T195"> fd </text:span></text:span><text:span text:style-name="Source_20_Text"><text:span text:style-name="T52">должно</text:span></text:span><text:span text:style-name="Source_20_Text"><text:span text:style-name="T195"> работать, но конечно же </text:span></text:span><text:span text:style-name="Source_20_Text"><text:span text:style-name="T52">не работает</text:span></text:span><text:span text:style-name="Source_20_Text"><text:span text:style-name="T195">, и </text:span></text:span><text:span text:style-name="Source_20_Text"><text:span text:style-name="T52">epoll</text:span></text:span><text:span text:style-name="Source_20_Text"><text:span text:style-name="T195"> любит сообщать о событиях для полностью </text:span></text:span><text:span text:style-name="Source_20_Text"><text:span text:style-name="T198">несоответствующих</text:span></text:span><text:span text:style-name="Source_20_Text"><text:span text:style-name="T195"> файловых дескрипторов </text:span></text:span><text:span text:style-name="Source_20_Text"><text:span text:style-name="T196">(даже для уже закрытых, поэтому их даже не получается удалить из набора) чем зарегистрированы в наборе (особенно на SMP системах). </text:span></text:span><text:span text:style-name="Source_20_Text"><text:span text:style-name="T247">l</text:span></text:span><text:span text:style-name="Source_20_Text"><text:span text:style-name="T196">ibev пытается </text:span></text:span><text:span text:style-name="Source_20_Text"><text:span text:style-name="T200">сосчитать</text:span></text:span><text:span text:style-name="Source_20_Text"><text:span text:style-name="T196"> </text:span></text:span><text:span text:style-name="Source_20_Text"><text:span text:style-name="T197">такие ложные уведомления по средствам внедрения дополнительного счётчика </text:span></text:span><text:span text:style-name="Source_20_Text"><text:span text:style-name="T198">и сопоставления его с событиями для фильтрации ложных, когда это необходимо. </text:span></text:span><text:bookmark text:name="result_box11"/><text:span text:style-name="Source_20_Text"><text:span text:style-name="T167">Epoll</text:span></text:span><text:span text:style-name="Source_20_Text"><text:span text:style-name="T173"> также ошибочно округляет тайм ауты, но не сообщает, когда и на сколько, поэтому иногда вам приходится </text:span></text:span><text:span text:style-name="Source_20_Text"><text:span text:style-name="T177">получать</text:span></text:span><text:span text:style-name="Source_20_Text"><text:span text:style-name="T173"> задержки, потому что </text:span></text:span><text:span text:style-name="Source_20_Text"><text:span text:style-name="T167">epoll</text:span></text:span><text:span text:style-name="Source_20_Text"><text:span text:style-name="T173"> возвращается сразу, несмотря на ненулевой тайм-аут. И, наконец, </text:span></text:span><text:span text:style-name="Source_20_Text"><text:span text:style-name="T177">но </text:span></text:span><text:span text:style-name="Source_20_Text"><text:span text:style-name="T173">не </text:span></text:span><text:span text:style-name="Source_20_Text"><text:span text:style-name="T177">последнее</text:span></text:span><text:span text:style-name="Source_20_Text"><text:span text:style-name="T173">, он также отказывается работать с некоторыми файловыми дескрипторами, </text:span></text:span><text:span text:style-name="Source_20_Text"><text:span text:style-name="T177">с </text:span></text:span><text:span text:style-name="Source_20_Text"><text:span text:style-name="T173">которы</text:span></text:span><text:span text:style-name="Source_20_Text"><text:span text:style-name="T177">ми</text:span></text:span><text:span text:style-name="Source_20_Text"><text:span text:style-name="T173"> отлично работа</text:span></text:span><text:span text:style-name="Source_20_Text"><text:span text:style-name="T177">ет</text:span></text:span><text:span text:style-name="Source_20_Text"><text:span text:style-name="T173"> </text:span></text:span><text:span text:style-name="Source_20_Text"><text:span text:style-name="T167">select</text:span></text:span><text:span text:style-name="Source_20_Text"><text:span text:style-name="T173"> (файлы, многие символьные устройства ...).</text:span></text:span></text:p>
      <text:p text:style-name="P24"><text:span text:style-name="Source_20_Text"><text:span text:style-name="T167">Epoll — </text:span></text:span><text:span text:style-name="Source_20_Text"><text:span text:style-name="T134">катастрофа среди механизмов опроса событий, франкенполл, собранный в спешке, с не продуманным дизайном </text:span></text:span><text:span text:style-name="Source_20_Text"><text:span text:style-name="T144">и интерфейсом</text:span></text:span><text:span text:style-name="Source_20_Text"><text:span text:style-name="T134">. О, боль, когда же это закончится …</text:span></text:span></text:p>
      <text:p text:style-name="P26"><text:span text:style-name="Source_20_Text"><text:span text:style-name="T137">Во время о</text:span></text:span><text:span text:style-name="Source_20_Text"><text:span text:style-name="T135">становк</text:span></text:span><text:span text:style-name="Source_20_Text"><text:span text:style-name="T137">и</text:span></text:span><text:span text:style-name="Source_20_Text"><text:span text:style-name="T135">, настройк</text:span></text:span><text:span text:style-name="Source_20_Text"><text:span text:style-name="T151">и</text:span></text:span><text:span text:style-name="Source_20_Text"><text:span text:style-name="T135"> и запуск</text:span></text:span><text:span text:style-name="Source_20_Text"><text:span text:style-name="T151">а</text:span></text:span><text:span text:style-name="Source_20_Text"><text:span text:style-name="T135"> </text:span></text:span><text:span text:style-name="Source_20_Text"><text:span text:style-name="T151">стражей</text:span></text:span><text:span text:style-name="Source_20_Text"><text:span text:style-name="T135"> I/O </text:span></text:span><text:span text:style-name="Source_20_Text"><text:span text:style-name="T137">в</text:span></text:span><text:span text:style-name="Source_20_Text"><text:span text:style-name="T135"> одной итерации приведёт к </text:span></text:span><text:span text:style-name="Source_20_Text"><text:span text:style-name="T136">некоторому </text:span></text:span><text:span text:style-name="Source_20_Text"><text:span text:style-name="T135">кешированию, </text:span></text:span><text:span text:style-name="Source_20_Text"><text:span text:style-name="T137">тем не менее</text:span></text:span><text:span text:style-name="Source_20_Text"><text:span text:style-name="T135"> существует системный вызов </text:span></text:span><text:span text:style-name="Source_20_Text"><text:span text:style-name="T136">на</text:span></text:span><text:span text:style-name="Source_20_Text"><text:span text:style-name="T135"> такой </text:span></text:span><text:span text:style-name="Source_20_Text"><text:span text:style-name="T137">случай </text:span></text:span><text:span text:style-name="Source_20_Text"><text:span text:style-name="T136">(</text:span></text:span><text:span text:style-name="Source_20_Text"><text:span text:style-name="T137">т. к.</text:span></text:span><text:span text:style-name="Source_20_Text"><text:span text:style-name="T136"> тот же файл</text:span></text:span><text:span text:style-name="Source_20_Text"><text:span text:style-name="T137">овый</text:span></text:span><text:span text:style-name="Source_20_Text"><text:span text:style-name="T136"> дескриптор может указывать </text:span></text:span><text:span text:style-name="Source_20_Text"><text:span text:style-name="T137">на другие файловые дескрипторы</text:span></text:span><text:span text:style-name="Source_20_Text"><text:span text:style-name="T136">), </text:span></text:span><text:span text:style-name="Source_20_Text"><text:span text:style-name="T137">поэтому лучше избегать этого. Также, </text:span></text:span><text:span text:style-name="Source_20_Text"><text:span text:style-name="T168">dup() </text:span></text:span><text:span text:style-name="Source_20_Text"><text:span text:style-name="T137">файловый дескриптор может не работать </text:span></text:span><text:span text:style-name="Source_20_Text"><text:span text:style-name="T150">правильно</text:span></text:span><text:span text:style-name="Source_20_Text"><text:span text:style-name="T137"> если вы зарегистрировали событие на об</text:span></text:span><text:span text:style-name="Source_20_Text"><text:span text:style-name="T144">а</text:span></text:span><text:span text:style-name="Source_20_Text"><text:span text:style-name="T137"> файловых дескриптора.</text:span></text:span></text:p>
      <text:p text:style-name="P27"><text:soft-page-break/><text:span text:style-name="Source_20_Text"><text:span text:style-name="T138">Лучшая производительность от этого бэк</text:span></text:span><text:span text:style-name="Source_20_Text"><text:span text:style-name="T150">е</text:span></text:span><text:span text:style-name="Source_20_Text"><text:span text:style-name="T138">нда достигается по средствам дерегистрации всех </text:span></text:span><text:span text:style-name="Source_20_Text"><text:span text:style-name="T151">стражей</text:span></text:span><text:span text:style-name="Source_20_Text"><text:span text:style-name="T138"> для файлового дескриптора до того как он б</text:span></text:span><text:span text:style-name="Source_20_Text"><text:span text:style-name="T148">удет</text:span></text:span><text:span text:style-name="Source_20_Text"><text:span text:style-name="T138"> закрыт, если </text:span></text:span><text:span text:style-name="Source_20_Text"><text:span text:style-name="T144">это </text:span></text:span><text:span text:style-name="Source_20_Text"><text:span text:style-name="T138">возможно, т. е. </text:span></text:span><text:span text:style-name="Source_20_Text"><text:span text:style-name="T144">использование</text:span></text:span><text:span text:style-name="Source_20_Text"><text:span text:style-name="T138"> как минимум одного активного </text:span></text:span><text:span text:style-name="Source_20_Text"><text:span text:style-name="T151">стража</text:span></text:span><text:span text:style-name="Source_20_Text"><text:span text:style-name="T138"> на файловый дескриптор </text:span></text:span><text:span text:style-name="Source_20_Text"><text:span text:style-name="T139">всё время. Остановка и запуск </text:span></text:span><text:span text:style-name="Source_20_Text"><text:span text:style-name="T151">стража</text:span></text:span><text:span text:style-name="Source_20_Text"><text:span text:style-name="T139"> (без переназначения) также обычно не вызывает дополнительные накладные расходы. Fork может привести к ложным </text:span></text:span><text:span text:style-name="Source_20_Text"><text:span text:style-name="T151">сробатываниям</text:span></text:span><text:span text:style-name="Source_20_Text"><text:span text:style-name="T139">, а также заставляет libev удалить и пересоздать объект </text:span></text:span><text:span text:style-name="Source_20_Text"><text:span text:style-name="T159">epoll, </text:span></text:span><text:span text:style-name="Source_20_Text"><text:span text:style-name="T124">что займёт продолжительное время и следовательно этого </text:span></text:span><text:span text:style-name="Source_20_Text"><text:span text:style-name="T126">надо</text:span></text:span><text:span text:style-name="Source_20_Text"><text:span text:style-name="T124"> избегать.</text:span></text:span></text:p>
      <text:p text:style-name="P28"><text:span text:style-name="Source_20_Text"><text:span text:style-name="T125">Это значит, что на практике, </text:span></text:span><text:span text:style-name="Source_20_Text"><text:span text:style-name="T160">EVBACKEND_SELECT</text:span></text:span><text:span text:style-name="Source_20_Text"><text:span text:style-name="T125"> может оказаться быстрее чем </text:span></text:span><text:span text:style-name="Source_20_Text"><text:span text:style-name="T160">epoll</text:span></text:span><text:span text:style-name="Source_20_Text"><text:span text:style-name="T125"> для возможно сотен файловых дескрипторов, в зависимости от использования. Как печально.</text:span></text:span></text:p>
      <text:p text:style-name="P1"><text:span text:style-name="Source_20_Text"><text:span text:style-name="T131">Н</text:span></text:span><text:span text:style-name="Source_20_Text"><text:span text:style-name="T125">оминально встраивается в другие </text:span></text:span><text:span text:style-name="Source_20_Text"><text:span text:style-name="T131">ЦС</text:span></text:span><text:span text:style-name="Source_20_Text"><text:span text:style-name="T125">, эта возможность не </text:span></text:span><text:span text:style-name="Source_20_Text"><text:span text:style-name="T127">работает</text:span></text:span><text:span text:style-name="Source_20_Text"><text:span text:style-name="T125"> во </text:span></text:span><text:span text:style-name="Source_20_Text"><text:span text:style-name="T131">многих </text:span></text:span><text:span text:style-name="Source_20_Text"><text:span text:style-name="T125">проверенных версиях ядра, </text:span></text:span><text:span text:style-name="Source_20_Text"><text:span text:style-name="T131">но возможно в текущей всё исправленно</text:span></text:span><text:span text:style-name="Source_20_Text"><text:span text:style-name="T125">.</text:span></text:span></text:p>
      <text:p text:style-name="P111"><text:span text:style-name="Source_20_Text"><text:span text:style-name="T125">Это бэкэнд сопоставляет </text:span></text:span><text:span text:style-name="Source_20_Text"><text:span text:style-name="T160">EV_READ</text:span></text:span><text:span text:style-name="Source_20_Text"><text:span text:style-name="T125"> и </text:span></text:span><text:span text:style-name="Source_20_Text"><text:span text:style-name="T160">EV_WRITE</text:span></text:span><text:span text:style-name="Source_20_Text"><text:span text:style-name="T125"> одинаковым образом как </text:span></text:span><text:span text:style-name="Source_20_Text"><text:span text:style-name="T160">EVBACKEND_PO</text:span></text:span><text:span text:style-name="Source_20_Text"><text:span text:style-name="T162">L</text:span></text:span><text:span text:style-name="Source_20_Text"><text:span text:style-name="T160">L</text:span></text:span><text:span text:style-name="Source_20_Text"><text:span text:style-name="T125">.</text:span></text:span></text:p>
      <text:p text:style-name="P4"><text:span text:style-name="Source_20_Text"><text:span text:style-name="T423">EVBACKEND_LINUXAIO </text:span></text:span><text:span text:style-name="Source_20_Text"><text:span text:style-name="T227">(значение 64, Linux)</text:span></text:span></text:p>
      <text:p text:style-name="P84"><text:span text:style-name="Source_20_Text"><text:span text:style-name="T246">Использование Linux-специфичного Linux AIO (</text:span></text:span><text:span text:style-name="Source_20_Text"><text:span text:style-name="T227">не </text:span></text:span><text:span text:style-name="Source_20_Text"><text:span text:style-name="T246">aio(7), а io_submit(2)) доступен в ядрах после 4.18 (но libev пытается его использовать c версии 4.19+).</text:span></text:span></text:p>
      <text:p text:style-name="P84"><text:span text:style-name="Source_20_Text"><text:span text:style-name="T246">Это еще один провальный Linux-специфичный ЦС.</text:span></text:span></text:p>
      <text:p text:style-name="P7"><text:span text:style-name="Source_20_Text"><text:span text:style-name="T404">Если этот бэкэнд работает </text:span></text:span><text:span text:style-name="Source_20_Text"><text:span text:style-name="T405">у </text:span></text:span><text:span text:style-name="Source_20_Text"><text:span text:style-name="T404">вас (на момент написания статьи он был очень экспериментальным), это лучший интерфейс событий, доступный в Linux, и, возможно, его стоит включить — если он не доступен </text:span></text:span><text:span text:style-name="Source_20_Text"><text:span text:style-name="T407">на</text:span></text:span><text:span text:style-name="Source_20_Text"><text:span text:style-name="T404"> вашем ядре, это будет обнаружено, и это </text:span></text:span><text:span text:style-name="Source_20_Text"><text:span text:style-name="T405">б</text:span></text:span><text:span text:style-name="Source_20_Text"><text:span text:style-name="T404">экэнд будет пропущен.</text:span></text:span></text:p>
      <text:p text:style-name="P55"><text:span text:style-name="Source_20_Text"><text:span text:style-name="T406">Этот бэкенд может выполнять пакетные запросы и поддерживает кольцевой буфер в пользовательском адресном пространстве для доставки событий. Он также не страдает от большинства недостатков в дизайне характерных для </text:span></text:span><text:span text:style-name="Source_20_Text"><text:span text:style-name="T413">epoll </text:span></text:span><text:span text:style-name="Source_20_Text"><text:span text:style-name="T408">(таких как не возможность удаления источника сообщений из набора </text:span></text:span><text:span text:style-name="Source_20_Text"><text:span text:style-name="T413">epoll</text:span></text:span><text:span text:style-name="Source_20_Text"><text:span text:style-name="T408">), это звучит слишком хорошо чтобы быть правдой. Но этот бэкенд страдает от целого ряда новых ограничений, заставляя вас вернуться к </text:span></text:span><text:span text:style-name="Source_20_Text"><text:span text:style-name="T413">epoll</text:span></text:span><text:span text:style-name="Source_20_Text"><text:span text:style-name="T408">, </text:span></text:span><text:span text:style-name="Source_20_Text"><text:span text:style-name="T411">несмотря на </text:span></text:span><text:span text:style-name="Source_20_Text"><text:span text:style-name="T408">все его проблемы с дизайном.</text:span></text:span></text:p>
      <text:p text:style-name="P55"><text:span text:style-name="Source_20_Text"><text:span text:style-name="T408">Во-первых, он непросто встраивается (но это может быть сделано </text:span></text:span><text:span text:style-name="Source_20_Text"><text:span text:style-name="T409">с дополнительными издержками). На него также распространяются ограничение всей системы, которые можно настроить в /proc/sys/fs/aio-max-nr. Если ни одного AIO запроса не осталось, этот бэкенд будет пропущен во время инициализации, и будет заменён на </text:span></text:span><text:span text:style-name="Source_20_Text"><text:span text:style-name="T414">epoll</text:span></text:span><text:span text:style-name="Source_20_Text"><text:span text:style-name="T409">, когда ЦС активен.</text:span></text:span></text:p>
      <text:p text:style-name="P57"><text:span text:style-name="Source_20_Text"><text:span text:style-name="T410">Однако на практике наиболее проблематичным является то, что не все файловые дескрипторы работают с ним. Например Linux 5.1 поддерживает TCP сокеты, </text:span></text:span><text:span text:style-name="Source_20_Text"><text:span text:style-name="T411">пайпы, </text:span></text:span><text:span text:style-name="Source_20_Text"><text:span text:style-name="T412">событийные дескрипторы, файлы, </text:span></text:span><text:span text:style-name="Source_20_Text"><text:span text:style-name="T415">dev/null,</text:span></text:span><text:span text:style-name="Source_20_Text"><text:span text:style-name="T412">и многое другое, но tty не работает правильно (известный </text:span></text:span><text:a xlink:type="simple" xlink:href="https://lore.kernel.org/patchwork/patch/1047453/" text:style-name="Internet_20_link" text:visited-style-name="Visited_20_Internet_20_Link"><text:span text:style-name="Source_20_Text">баг</text:span></text:a><text:span text:style-name="Source_20_Text"><text:span text:style-name="T412"> который совсем не заботит разработчиков), так что это не (пока?) ЦС общего назначения.</text:span></text:span></text:p>
      <text:p text:style-name="P56"><text:span text:style-name="Source_20_Text"><text:span text:style-name="T416">В целом, похоже, разработчики Linux просто не хотят, чтобы существовал общий механизм обработки событий, кроме select или poll.</text:span></text:span></text:p>
      <text:p text:style-name="P56"><text:soft-page-break/><text:span text:style-name="Source_20_Text"><text:span text:style-name="T416">Чтобы обойти все эти проблемы, текущая версия libev использует бэкэнд epoll как запасной вариант для типов файловых дескрипторов, которые не работают c AIO. Или полностью возвращается к epoll, если ядро не поддерживается.</text:span></text:span></text:p>
      <text:p text:style-name="P112"><text:span text:style-name="Source_20_Text"><text:span text:style-name="T417">Это бэкэнд сопоставляет </text:span></text:span><text:span text:style-name="Source_20_Text"><text:span text:style-name="T418">EV_READ</text:span></text:span><text:span text:style-name="Source_20_Text"><text:span text:style-name="T417"> и </text:span></text:span><text:span text:style-name="Source_20_Text"><text:span text:style-name="T418">EV_WRITE</text:span></text:span><text:span text:style-name="Source_20_Text"><text:span text:style-name="T417"> одинаковым образом как </text:span></text:span><text:span text:style-name="Source_20_Text"><text:span text:style-name="T418">EVBACKEND_PO</text:span></text:span><text:span text:style-name="Source_20_Text"><text:span text:style-name="T419">L</text:span></text:span><text:span text:style-name="Source_20_Text"><text:span text:style-name="T418">L</text:span></text:span><text:span text:style-name="Source_20_Text"><text:span text:style-name="T417">.</text:span></text:span></text:p>
      <text:p text:style-name="P110"><text:span text:style-name="Source_20_Text">EVBACKEND_KQUEUE </text:span><text:span text:style-name="Source_20_Text"><text:span text:style-name="T220">(</text:span></text:span><text:span text:style-name="Source_20_Text"><text:span text:style-name="T224">значение </text:span></text:span><text:span text:style-name="Source_20_Text"><text:span text:style-name="T220">8, </text:span></text:span><text:span text:style-name="Source_20_Text"><text:span text:style-name="T224">большинство </text:span></text:span><text:span text:style-name="Source_20_Text"><text:span text:style-name="T220">BSD </text:span></text:span><text:span text:style-name="Source_20_Text"><text:span text:style-name="T224">клонов</text:span></text:span><text:span text:style-name="Source_20_Text"><text:span text:style-name="T220">)</text:span></text:span></text:p>
      <text:p text:style-name="P29"><text:span text:style-name="Source_20_Text"><text:span text:style-name="T59">k</text:span></text:span><text:span text:style-name="Source_20_Text"><text:span text:style-name="T55">queue</text:span></text:span><text:span text:style-name="Source_20_Text"><text:span text:style-name="T201"> заслуживает отдельного упоминания, в момент написания, он ломался на всех BSD за исключением NetBSD (обычно он не работает надёжно ни с чем кроме сокетов, пайпов, за исключением на Darwin, где он конечно абсолютно не востребован). </text:span></text:span><text:bookmark text:name="result_box14"/><text:span text:style-name="Source_20_Text"><text:span text:style-name="T174">В отличие от epoll, чь</text:span></text:span><text:span text:style-name="Source_20_Text"><text:span text:style-name="T175">я проблема в дизайне, </text:span></text:span><text:span text:style-name="Source_20_Text"><text:span text:style-name="T169">kqueue</text:span></text:span><text:span text:style-name="Source_20_Text"><text:span text:style-name="T175"> баги могут (и со временем будут) будут </text:span></text:span><text:span text:style-name="Source_20_Text"><text:span text:style-name="T181">ис</text:span></text:span><text:span text:style-name="Source_20_Text"><text:span text:style-name="T175">правлены без изменения API для уже существующих программ. По этой причине </text:span></text:span><text:span text:style-name="Source_20_Text"><text:span text:style-name="T169">k</text:span></text:span><text:span text:style-name="Source_20_Text"><text:span text:style-name="T172">queue</text:span></text:span><text:span text:style-name="Source_20_Text"><text:span text:style-name="T174"> </text:span></text:span><text:span text:style-name="Source_20_Text"><text:span text:style-name="T175">не определяется автоматически пока вы явно не укажите его флаг (то есть используя </text:span></text:span><text:span text:style-name="Source_20_Text"><text:span text:style-name="T169">EVBACKEND_KQUEUE</text:span></text:span><text:span text:style-name="Source_20_Text"><text:span text:style-name="T175">) или libev была скомпилирована на хорошо известной системе как NetBSD.</text:span></text:span></text:p>
      <text:p text:style-name="P30"><text:span text:style-name="Source_20_Text"><text:span text:style-name="T175">Вы можете встроить </text:span></text:span><text:span text:style-name="Source_20_Text"><text:span text:style-name="T169">kqueue</text:span></text:span><text:span text:style-name="Source_20_Text"><text:span text:style-name="T175"> в обычный </text:span></text:span><text:span text:style-name="Source_20_Text"><text:span text:style-name="T140">бэк</text:span></text:span><text:span text:style-name="Source_20_Text"><text:span text:style-name="T150">е</text:span></text:span><text:span text:style-name="Source_20_Text"><text:span text:style-name="T140">нд</text:span></text:span><text:span text:style-name="Source_20_Text"><text:span text:style-name="T169"> poll </text:span></text:span><text:span text:style-name="Source_20_Text"><text:span text:style-name="T175">или </text:span></text:span><text:span text:style-name="Source_20_Text"><text:span text:style-name="T169">select</text:span></text:span><text:span text:style-name="Source_20_Text"><text:span text:style-name="T140"> и использовать его только для сокетов (после того как убедитесь, что сокеты работают </text:span></text:span><text:span text:style-name="Source_20_Text"><text:span text:style-name="T141">с </text:span></text:span><text:span text:style-name="Source_20_Text"><text:span text:style-name="T169">kqueue</text:span></text:span><text:span text:style-name="Source_20_Text"><text:span text:style-name="T141"> </text:span></text:span><text:span text:style-name="Source_20_Text"><text:span text:style-name="T140">правильно на целевой платформе). См. </text:span></text:span><text:span text:style-name="Source_20_Text"><text:span text:style-name="T391">ev_embed</text:span></text:span><text:span text:style-name="Source_20_Text"><text:span text:style-name="T155"> </text:span></text:span><text:span text:style-name="Source_20_Text"><text:span text:style-name="T156">страж</text:span></text:span><text:span text:style-name="Source_20_Text"><text:span text:style-name="T150"> </text:span></text:span><text:span text:style-name="Source_20_Text"><text:span text:style-name="T140">для большей информации.</text:span></text:span></text:p>
      <text:p text:style-name="P31"><text:span text:style-name="Source_20_Text"><text:span text:style-name="T142">Она масштабируется таким же образом как и </text:span></text:span><text:span text:style-name="Source_20_Text"><text:span text:style-name="T161">epoll</text:span></text:span><text:span text:style-name="Source_20_Text"><text:span text:style-name="T142">, но интерфейс к ядру более эффективен (что ничего не </text:span></text:span><text:span text:style-name="Source_20_Text"><text:span text:style-name="T152">говорит</text:span></text:span><text:span text:style-name="Source_20_Text"><text:span text:style-name="T142"> о скорости </text:span></text:span><text:span text:style-name="Source_20_Text"><text:span text:style-name="T152">работы</text:span></text:span><text:span text:style-name="Source_20_Text"><text:span text:style-name="T142">, конечно же). Во время остановки, настройки и запуска I/O </text:span></text:span><text:span text:style-name="Source_20_Text"><text:span text:style-name="T152">стражей</text:span></text:span><text:span text:style-name="Source_20_Text"><text:span text:style-name="T142"> н</text:span></text:span><text:span text:style-name="Source_20_Text"><text:span text:style-name="T145">е</text:span></text:span><text:span text:style-name="Source_20_Text"><text:span text:style-name="T142"> требуется никаких дополнительных системных вызовов как с </text:span></text:span><text:span text:style-name="Source_20_Text"><text:span text:style-name="T170">EVBACKEND_EPOLL</text:span></text:span><text:span text:style-name="Source_20_Text"><text:span text:style-name="T142">, </text:span></text:span><text:span text:style-name="Source_20_Text"><text:span text:style-name="T145">он </text:span></text:span><text:span text:style-name="Source_20_Text"><text:span text:style-name="T143">по-прежнему </text:span></text:span><text:span text:style-name="Source_20_Text"><text:span text:style-name="T142">добавляет до двух </text:span></text:span><text:span text:style-name="Source_20_Text"><text:span text:style-name="T143">изменений событи</text:span></text:span><text:span text:style-name="Source_20_Text"><text:span text:style-name="T145">й</text:span></text:span><text:span text:style-name="Source_20_Text"><text:span text:style-name="T143"> за </text:span></text:span><text:span text:style-name="Source_20_Text"><text:span text:style-name="T145">раз</text:span></text:span><text:span text:style-name="Source_20_Text"><text:span text:style-name="T143">. Поддержка </text:span></text:span><text:span text:style-name="Source_20_Text"><text:span text:style-name="T171">fork() </text:span></text:span><text:span text:style-name="Source_20_Text"><text:span text:style-name="T143">очень плоха (вы можете получить утечку fd при </text:span></text:span><text:span text:style-name="Source_20_Text"><text:span text:style-name="T171">fork(), </text:span></text:span><text:span text:style-name="Source_20_Text"><text:span text:style-name="T143">но это более разумно чем в </text:span></text:span><text:span text:style-name="Source_20_Text"><text:span text:style-name="T171">epoll</text:span></text:span><text:span text:style-name="Source_20_Text"><text:span text:style-name="T143">) и </text:span></text:span><text:bookmark text:name="result_box15"/><text:span text:style-name="Source_20_Text"><text:span text:style-name="T143">он автоматически отключает fds в подобных </text:span></text:span><text:span text:style-name="Source_20_Text"><text:span text:style-name="T146">сложнообноруживаемых случаях</text:span></text:span><text:span text:style-name="Source_20_Text"><text:span text:style-name="T143">.</text:span></text:span></text:p>
      <text:p text:style-name="P7"><text:bookmark text:name="result_box16"/><text:span text:style-name="Source_20_Text"><text:span text:style-name="T15">Этот бэк</text:span></text:span><text:span text:style-name="Source_20_Text"><text:span text:style-name="T238">е</text:span></text:span><text:span text:style-name="Source_20_Text"><text:span text:style-name="T15">нд обычно хорош в большинстве </text:span></text:span><text:span text:style-name="Source_20_Text"><text:span text:style-name="T205">ситуаций</text:span></text:span><text:span text:style-name="Source_20_Text"><text:span text:style-name="T15">.</text:span></text:span></text:p>
      <text:p text:style-name="P47"><text:bookmark text:name="result_box17"/><text:span text:style-name="Source_20_Text"><text:span text:style-name="T15">Хотя номинально встраивается в другие циклы событий, это не </text:span></text:span><text:span text:style-name="Source_20_Text"><text:span text:style-name="T205">всегда </text:span></text:span><text:span text:style-name="Source_20_Text"><text:span text:style-name="T15">работает, поэтому может потребоваться провер</text:span></text:span><text:span text:style-name="Source_20_Text"><text:span text:style-name="T202">ка</text:span></text:span><text:span text:style-name="Source_20_Text"><text:span text:style-name="T15">. И поскольку он </text:span></text:span><text:span text:style-name="Source_20_Text"><text:span text:style-name="T202">ломается </text:span></text:span><text:span text:style-name="Source_20_Text"><text:span text:style-name="T15">почти </text:span></text:span><text:span text:style-name="Source_20_Text"><text:span text:style-name="T205">везде</text:span></text:span><text:span text:style-name="Source_20_Text"><text:span text:style-name="T15">, вы должны использовать его только тогда, когда у вас много сокетов (для которых он обычно работает), вст</text:span></text:span><text:span text:style-name="Source_20_Text"><text:span text:style-name="T202">роив</text:span></text:span><text:span text:style-name="Source_20_Text"><text:span text:style-name="T15"> его в другой цикл событий </text:span></text:span><text:span text:style-name="Source_20_Text"><text:span text:style-name="T203">(например </text:span></text:span><text:span text:style-name="Source_20_Text"><text:span text:style-name="T54">EVBACKEND_SELECT</text:span></text:span><text:span text:style-name="Source_20_Text"><text:span text:style-name="T203"> или </text:span></text:span><text:span text:style-name="Source_20_Text"><text:span text:style-name="T54">EVBACKEND_POLL</text:span></text:span><text:span text:style-name="Source_20_Text"><text:span text:style-name="T203"> (но poll конечно также ломается на OS X)) и, как я и сказал используйте его только для сокетов.</text:span></text:span></text:p>
      <text:p text:style-name="P34"><text:span text:style-name="Source_20_Text"><text:span text:style-name="T203">Этот бэкэед со</text:span></text:span><text:span text:style-name="Source_20_Text"><text:span text:style-name="T248">относит</text:span></text:span><text:span text:style-name="Source_20_Text"><text:span text:style-name="T203"> </text:span></text:span><text:span text:style-name="Source_20_Text"><text:span text:style-name="T54">EV_READ</text:span></text:span><text:span text:style-name="Source_20_Text"><text:span text:style-name="T203"> </text:span></text:span><text:span text:style-name="Source_20_Text"><text:span text:style-name="T248">как</text:span></text:span><text:span text:style-name="Source_20_Text"><text:span text:style-name="T54"> EVFILT_READ</text:span></text:span><text:span text:style-name="Source_20_Text"><text:span text:style-name="T203"> </text:span></text:span><text:span text:style-name="Source_20_Text"><text:span text:style-name="T205">kevent</text:span></text:span><text:span text:style-name="Source_20_Text"><text:span text:style-name="T203"> с </text:span></text:span><text:span text:style-name="Source_20_Text"><text:span text:style-name="T54">NOTE_EOF</text:span></text:span><text:span text:style-name="Source_20_Text"><text:span text:style-name="T203">, и </text:span></text:span><text:span text:style-name="Source_20_Text"><text:span text:style-name="T54">EV_WRITE</text:span></text:span><text:span text:style-name="Source_20_Text"><text:span text:style-name="T203"> </text:span></text:span><text:span text:style-name="Source_20_Text"><text:span text:style-name="T248">как</text:span></text:span><text:span text:style-name="Source_20_Text"><text:span text:style-name="T203"> </text:span></text:span><text:span text:style-name="Source_20_Text"><text:span text:style-name="T54">EVFILT_WRITE</text:span></text:span><text:span text:style-name="Source_20_Text"><text:span text:style-name="T203"> </text:span></text:span><text:span text:style-name="Source_20_Text"><text:span text:style-name="T205">kevent </text:span></text:span><text:span text:style-name="Source_20_Text"><text:span text:style-name="T203">с </text:span></text:span><text:span text:style-name="Source_20_Text"><text:span text:style-name="T54">NOTE_EOF</text:span></text:span><text:span text:style-name="Source_20_Text"><text:span text:style-name="T203">.</text:span></text:span></text:p>
      <text:p text:style-name="P3"><text:span text:style-name="Source_20_Text"><text:span text:style-name="T379">EVBACKEND_DEVPOLL</text:span></text:span><text:span text:style-name="Source_20_Text"><text:span text:style-name="T203"> </text:span></text:span><text:span text:style-name="Source_20_Text"><text:span text:style-name="T221">(</text:span></text:span><text:span text:style-name="Source_20_Text"><text:span text:style-name="T225">значение</text:span></text:span><text:span text:style-name="Source_20_Text"><text:span text:style-name="T221"> 16, Solaris 8)</text:span></text:span></text:p>
      <text:p text:style-name="P32"><text:span text:style-name="Source_20_Text"><text:span text:style-name="T203">Пока не реализовано (и скорее всего не будет, до тех пор пока вы не пришлёте мне реализацию). </text:span></text:span><text:bookmark text:name="result_box18"/><text:span text:style-name="Source_20_Text"><text:span text:style-name="T176">Согласно сообщениям, /dev/poll поддерживает только сокеты и не встраивается, что очень сильно ограничи</text:span></text:span><text:span text:style-name="Source_20_Text"><text:span text:style-name="T182">вает</text:span></text:span><text:span text:style-name="Source_20_Text"><text:span text:style-name="T176"> полезность этого бэк</text:span></text:span><text:span text:style-name="Source_20_Text"><text:span text:style-name="T180">е</text:span></text:span><text:span text:style-name="Source_20_Text"><text:span text:style-name="T176">нда.</text:span></text:span></text:p>
      <text:p text:style-name="Heading"><text:soft-page-break/><text:span text:style-name="Source_20_Text"><text:span text:style-name="T375">EVBACKEND_PORT</text:span></text:span><text:span text:style-name="Source_20_Text"><text:span text:style-name="T176"> </text:span></text:span><text:span text:style-name="Source_20_Text"><text:span text:style-name="T178">(</text:span></text:span><text:span text:style-name="Source_20_Text"><text:span text:style-name="T179">знаечение</text:span></text:span><text:span text:style-name="Source_20_Text"><text:span text:style-name="T178"> 32, Solaris 10)</text:span></text:span></text:p>
      <text:p text:style-name="P51"><text:span text:style-name="Source_20_Text"><text:span text:style-name="T206">Этот</text:span></text:span><text:span text:style-name="Source_20_Text"><text:span text:style-name="T15"> механизм использует </text:span></text:span><text:span text:style-name="Source_20_Text"><text:span text:style-name="T249">event </text:span></text:span><text:span text:style-name="Source_20_Text"><text:span text:style-name="T85">port</text:span></text:span><text:span text:style-name="Source_20_Text"><text:span text:style-name="T60"> </text:span></text:span><text:span text:style-name="Source_20_Text"><text:span text:style-name="T15">Solaris 10. Как и вс</text:span></text:span><text:span text:style-name="Source_20_Text"><text:span text:style-name="T206">ё </text:span></text:span><text:span text:style-name="Source_20_Text"><text:span text:style-name="T15">на Solaris, он очень медленный, но он очень хорошо масштабируется (O (active_fds)).</text:span></text:span></text:p>
      <text:p text:style-name="P33"><text:span text:style-name="Source_20_Text"><text:span text:style-name="T15">Хотя этот бэк</text:span></text:span><text:span text:style-name="Source_20_Text"><text:span text:style-name="T238">е</text:span></text:span><text:span text:style-name="Source_20_Text"><text:span text:style-name="T15">нд хорошо масштабируется, он требует одного системного вызова для каждого активного дескриптора файла для каждой итерации цикла. Для небольш</text:span></text:span><text:span text:style-name="Source_20_Text"><text:span text:style-name="T206">ого</text:span></text:span><text:span text:style-name="Source_20_Text"><text:span text:style-name="T15"> и средн</text:span></text:span><text:span text:style-name="Source_20_Text"><text:span text:style-name="T206">его</text:span></text:span><text:span text:style-name="Source_20_Text"><text:span text:style-name="T15"> <text:s/></text:span></text:span><text:span text:style-name="Source_20_Text"><text:span text:style-name="T206">количества</text:span></text:span><text:span text:style-name="Source_20_Text"><text:span text:style-name="T15"> файловых дескрипторов может работать медленн</text:span></text:span><text:span text:style-name="Source_20_Text"><text:span text:style-name="T249">ее чем</text:span></text:span><text:span text:style-name="Source_20_Text"><text:span text:style-name="T15"> </text:span></text:span><text:span text:style-name="Source_20_Text"><text:span text:style-name="T39">EVBACKEND_SELECT </text:span></text:span><text:span text:style-name="Source_20_Text"><text:span text:style-name="T15">и </text:span></text:span><text:span text:style-name="Source_20_Text"><text:span text:style-name="T39">EVBACKEND_POLL</text:span></text:span><text:span text:style-name="Source_20_Text"><text:span text:style-name="T15">.</text:span></text:span></text:p>
      <text:p text:style-name="P33"><text:span text:style-name="Source_20_Text"><text:span text:style-name="T249">П</text:span></text:span><text:span text:style-name="Source_20_Text"><text:span text:style-name="T15">оложительн</text:span></text:span><text:span text:style-name="Source_20_Text"><text:span text:style-name="T249">ая</text:span></text:span><text:span text:style-name="Source_20_Text"><text:span text:style-name="T15"> сторон</text:span></text:span><text:span text:style-name="Source_20_Text"><text:span text:style-name="T249">а</text:span></text:span><text:span text:style-name="Source_20_Text"><text:span text:style-name="T15"> это</text:span></text:span><text:span text:style-name="Source_20_Text"><text:span text:style-name="T249">го</text:span></text:span><text:span text:style-name="Source_20_Text"><text:span text:style-name="T15"> бэк</text:span></text:span><text:span text:style-name="Source_20_Text"><text:span text:style-name="T238">е</text:span></text:span><text:span text:style-name="Source_20_Text"><text:span text:style-name="T15">нд</text:span></text:span><text:span text:style-name="Source_20_Text"><text:span text:style-name="T249">а — </text:span></text:span><text:span text:style-name="Source_20_Text"><text:span text:style-name="T15">полно</text:span></text:span><text:span text:style-name="Source_20_Text"><text:span text:style-name="T249">е</text:span></text:span><text:span text:style-name="Source_20_Text"><text:span text:style-name="T15"> выполн</text:span></text:span><text:span text:style-name="Source_20_Text"><text:span text:style-name="T249">ение</text:span></text:span><text:span text:style-name="Source_20_Text"><text:span text:style-name="T15"> спецификаци</text:span></text:span><text:span text:style-name="Source_20_Text"><text:span text:style-name="T249">й</text:span></text:span><text:span text:style-name="Source_20_Text"><text:span text:style-name="T15"> во всех тестах и полн</text:span></text:span><text:span text:style-name="Source_20_Text"><text:span text:style-name="T249">ая </text:span></text:span><text:span text:style-name="Source_20_Text"><text:span text:style-name="T206">встраивае</text:span></text:span><text:span text:style-name="Source_20_Text"><text:span text:style-name="T249">мость</text:span></text:span><text:span text:style-name="Source_20_Text"><text:span text:style-name="T15">, что редк</text:span></text:span><text:span text:style-name="Source_20_Text"><text:span text:style-name="T249">о для </text:span></text:span><text:span text:style-name="Source_20_Text"><text:span text:style-name="T238">специ</text:span></text:span><text:span text:style-name="Source_20_Text"><text:span text:style-name="T249">ализированных</text:span></text:span><text:span text:style-name="Source_20_Text"><text:span text:style-name="T15"> бэк</text:span></text:span><text:span text:style-name="Source_20_Text"><text:span text:style-name="T238">е</text:span></text:span><text:span text:style-name="Source_20_Text"><text:span text:style-name="T15">ндов (я предпочитаю п</text:span></text:span><text:span text:style-name="Source_20_Text"><text:span text:style-name="T249">редсказуемость</text:span></text:span><text:span text:style-name="Source_20_Text"><text:span text:style-name="T15"> </text:span></text:span><text:span text:style-name="Source_20_Text"><text:span text:style-name="T249">обходным путям</text:span></text:span><text:span text:style-name="Source_20_Text"><text:span text:style-name="T15">).</text:span></text:span></text:p>
      <text:p text:style-name="P33"><text:span text:style-name="Source_20_Text"><text:span text:style-name="T249">О</text:span></text:span><text:span text:style-name="Source_20_Text"><text:span text:style-name="T15">трицательн</text:span></text:span><text:span text:style-name="Source_20_Text"><text:span text:style-name="T249">ая</text:span></text:span><text:span text:style-name="Source_20_Text"><text:span text:style-name="T15"> сторо</text:span></text:span><text:span text:style-name="Source_20_Text"><text:span text:style-name="T249">на — </text:span></text:span><text:span text:style-name="Source_20_Text"><text:span text:style-name="T27">причудли</text:span></text:span><text:span text:style-name="Source_20_Text"><text:span text:style-name="T36">вость. Он </text:span></text:span><text:span text:style-name="Source_20_Text"><text:span text:style-name="T15">настолько странный, что даже сам </text:span></text:span><text:span text:style-name="Source_20_Text"><text:span text:style-name="T229">sun</text:span></text:span><text:span text:style-name="Source_20_Text"><text:span text:style-name="T15"> ошибается в своих примерах кода: функция опроса событий иногда </text:span></text:span><text:span text:style-name="Source_20_Text"><text:span text:style-name="T229">передаёт </text:span></text:span><text:span text:style-name="Source_20_Text"><text:span text:style-name="T15">события вызывающему, даже если произошла ошибка, но без указания, </text:span></text:span><text:span text:style-name="Source_20_Text"><text:span text:style-name="T206">была ли ошибка или нет</text:span></text:span><text:span text:style-name="Source_20_Text"><text:span text:style-name="T15"> (да, это даже документировано именно так) —</text:span></text:span><text:span text:style-name="Source_20_Text"><text:span text:style-name="T249"> очень </text:span></text:span><text:span text:style-name="Source_20_Text"><text:span text:style-name="T15">опасно для пограничных интерфейсов, где вам абсолютно необходимо знать, произошло ли событие или нет, потому что вам нужно повторно </text:span></text:span><text:span text:style-name="Source_20_Text"><text:span text:style-name="T206">активировать</text:span></text:span><text:span text:style-name="Source_20_Text"><text:span text:style-name="T15"> </text:span></text:span><text:span text:style-name="Source_20_Text"><text:span text:style-name="T249">стража</text:span></text:span><text:span text:style-name="Source_20_Text"><text:span text:style-name="T15">.</text:span></text:span></text:p>
      <text:p text:style-name="P33"><text:span text:style-name="Source_20_Text"><text:span text:style-name="T15">К счастью, </text:span></text:span><text:span text:style-name="Source_20_Text"><text:span text:style-name="T206">libev</text:span></text:span><text:span text:style-name="Source_20_Text"><text:span text:style-name="T15">, похоже, способен обойти эт</text:span></text:span><text:span text:style-name="Source_20_Text"><text:span text:style-name="T229">от</text:span></text:span><text:span text:style-name="Source_20_Text"><text:span text:style-name="T15"> идиот</text:span></text:span><text:span text:style-name="Source_20_Text"><text:span text:style-name="T229">изм</text:span></text:span><text:span text:style-name="Source_20_Text"><text:span text:style-name="T15">.</text:span></text:span></text:p>
      <text:p text:style-name="P33"><text:span text:style-name="Source_20_Text"><text:span text:style-name="T15">Этот бэк</text:span></text:span><text:span text:style-name="Source_20_Text"><text:span text:style-name="T238">е</text:span></text:span><text:span text:style-name="Source_20_Text"><text:span text:style-name="T15">нд сопоставляет </text:span></text:span><text:span text:style-name="Source_20_Text"><text:span text:style-name="T39">EV_READ</text:span></text:span><text:span text:style-name="Source_20_Text"><text:span text:style-name="T15"> и </text:span></text:span><text:span text:style-name="Source_20_Text"><text:span text:style-name="T39">EV_WRITE</text:span></text:span><text:span text:style-name="Source_20_Text"><text:span text:style-name="T15"> так же, как </text:span></text:span><text:span text:style-name="Source_20_Text"><text:span text:style-name="T39">EVBACKEND_POLL</text:span></text:span><text:span text:style-name="Source_20_Text"><text:span text:style-name="T15">.</text:span></text:span></text:p>
      <text:p text:style-name="Heading"><text:span text:style-name="Source_20_Text">EVBACKEND_ALL</text:span></text:p>
      <text:p text:style-name="P35"><text:bookmark text:name="result_box20"/><text:span text:style-name="Source_20_Text"><text:span text:style-name="T15">Пробу</text:span></text:span><text:span text:style-name="Source_20_Text"><text:span text:style-name="T207">е</text:span></text:span><text:span text:style-name="Source_20_Text"><text:span text:style-name="T15">т все бэкэнды (даже потенциально сломанные, которые не будут проверяться с помощью </text:span></text:span><text:span text:style-name="Source_20_Text"><text:span text:style-name="T39">EVFLAG_AUTO</text:span></text:span><text:span text:style-name="Source_20_Text"><text:span text:style-name="T15">). Поскольку это маска, вы можете делать такие вещи, как </text:span></text:span><text:span text:style-name="Source_20_Text"><text:span text:style-name="T39">EVBACKEND_ALL</text:span></text:span><text:span text:style-name="Source_20_Text"><text:span text:style-name="T15"> &amp; ~ </text:span></text:span><text:span text:style-name="Source_20_Text"><text:span text:style-name="T39">EVBACKEND_KQUEUE</text:span></text:span><text:span text:style-name="Source_20_Text"><text:span text:style-name="T15">.</text:span></text:span></text:p>
      <text:p text:style-name="P35"><text:span text:style-name="Source_20_Text"><text:span text:style-name="T15">Определенно не рекомендуется использовать этот флаг, использовать все, что </text:span></text:span><text:span text:style-name="Source_20_Text"><text:span text:style-name="T39">ev_recommended_backends ()</text:span></text:span><text:span text:style-name="Source_20_Text"><text:span text:style-name="T15"> возвращает, или просто не указывать бэк</text:span></text:span><text:span text:style-name="Source_20_Text"><text:span text:style-name="T238">е</text:span></text:span><text:span text:style-name="Source_20_Text"><text:span text:style-name="T15">нд вообще.</text:span></text:span></text:p>
      <text:p text:style-name="Heading"><text:span text:style-name="Source_20_Text">EVBACKEND_MASK</text:span></text:p>
      <text:p text:style-name="P7"><text:bookmark text:name="result_box21"/><text:span text:style-name="Source_20_Text"><text:span text:style-name="T15">Это не бэк</text:span></text:span><text:span text:style-name="Source_20_Text"><text:span text:style-name="T239">е</text:span></text:span><text:span text:style-name="Source_20_Text"><text:span text:style-name="T15">нд, а маска для выбора всех бэкэнд-битов из значения флагов, если вы хотите замаскировать любые бэк</text:span></text:span><text:span text:style-name="Source_20_Text"><text:span text:style-name="T239">е</text:span></text:span><text:span text:style-name="Source_20_Text"><text:span text:style-name="T15">нды из значения флагов (например, при изменении переменной среды </text:span></text:span><text:span text:style-name="Source_20_Text"><text:span text:style-name="T39">LIBEV_FLAGS</text:span></text:span><text:span text:style-name="Source_20_Text"><text:span text:style-name="T15">).</text:span></text:span></text:p>
      <text:p text:style-name="P7"><text:bookmark text:name="result_box22"/><text:span text:style-name="Source_20_Text"><text:span text:style-name="T15">Если один или несколько флагов бэкэнда указаны в значении флагов, тогда будут проверяться только эти бэк</text:span></text:span><text:span text:style-name="Source_20_Text"><text:span text:style-name="T239">е</text:span></text:span><text:span text:style-name="Source_20_Text"><text:span text:style-name="T15">нд</text:span></text:span><text:span text:style-name="Source_20_Text"><text:span text:style-name="T207">ы</text:span></text:span><text:span text:style-name="Source_20_Text"><text:span text:style-name="T15"> (в обратном порядке, как указано здесь). Если ни один из них не указан, будут проверены все бэк</text:span></text:span><text:span text:style-name="Source_20_Text"><text:span text:style-name="T239">е</text:span></text:span><text:span text:style-name="Source_20_Text"><text:span text:style-name="T15">нды в </text:span></text:span><text:span text:style-name="Source_20_Text"><text:span text:style-name="T39">ev_recommended_backends()</text:span></text:span><text:span text:style-name="Source_20_Text"><text:span text:style-name="T15">.</text:span></text:span></text:p>
      <text:p text:style-name="P7"><text:span text:style-name="Source_20_Text"><text:span text:style-name="T15">Пример. Попробуйте создать цикл событий, который использует epoll и ничего другого.</text:span></text:span></text:p>
      <text:p text:style-name="P88"><text:span text:style-name="Source_20_Text"><text:span text:style-name="T380">struct ev_loop *epoller = ev_loop_new (EVBACKEND_EPOLL | EVFLAG_NOENV);</text:span></text:span></text:p>
      <text:p text:style-name="P91"><text:s text:c="3"/>if (!epoller)</text:p>
      <text:p text:style-name="P104"><text:s text:c="5"/>fatal ("no epoll found here, maybe it hides under your chair");</text:p>
      <text:p text:style-name="Text_20_body"><text:bookmark text:name="result_box23"/><text:span text:style-name="Source_20_Text"><text:span text:style-name="T121">Пример: используйте все, что предлагает libev, но убедитесь, что </text:span></text:span><text:span text:style-name="Source_20_Text"><text:span text:style-name="T165">kqueue</text:span></text:span><text:span text:style-name="Source_20_Text"><text:span text:style-name="T121"> используется, если доступно.</text:span></text:span></text:p>
      <text:p text:style-name="P106"><text:soft-page-break/><text:span text:style-name="Source_20_Text"><text:span text:style-name="T380"><text:s/>struct ev_loop *loop = ev_loop_new (ev_recommended_backends () | EVBACKEND_KQUEUE);</text:span></text:span></text:p>
      <text:p text:style-name="P106"><text:span text:style-name="Source_20_Text"><text:span text:style-name="T380"/></text:span></text:p>
      <text:h text:style-name="Heading_20_3" text:outline-level="3"><text:bookmark-start text:name="__RefHeading___Toc399_1213527551"/><text:span text:style-name="Source_20_Text">ev_loop_destroy (loop)</text:span><text:bookmark-end text:name="__RefHeading___Toc399_1213527551"/></text:h>
      <text:p text:style-name="P36"><text:bookmark text:name="result_box24"/><text:span text:style-name="Source_20_Text"><text:span text:style-name="T15">Уничтожает объект цикла события (освобождает всю память и состояние ядра и т. </text:span></text:span><text:span text:style-name="Source_20_Text"><text:span text:style-name="T208">д</text:span></text:span><text:span text:style-name="Source_20_Text"><text:span text:style-name="T15">.). Ни один из активных </text:span></text:span><text:span text:style-name="Source_20_Text"><text:span text:style-name="T240">наблюдателей за</text:span></text:span><text:span text:style-name="Source_20_Text"><text:span text:style-name="T15"> событи</text:span></text:span><text:span text:style-name="Source_20_Text"><text:span text:style-name="T240">ями</text:span></text:span><text:span text:style-name="Source_20_Text"><text:span text:style-name="T15"> не будет остановлен в обычном смысле, так, например, </text:span></text:span><text:span text:style-name="Source_20_Text"><text:span text:style-name="T39">ev_is_active</text:span></text:span><text:span text:style-name="Source_20_Text"><text:span text:style-name="T15"> может по-прежнему возвращать true. Это ваша обязанность либо полностью остановить все </text:span></text:span><text:span text:style-name="Source_20_Text"><text:span text:style-name="T240">наблюдатели</text:span></text:span><text:span text:style-name="Source_20_Text"><text:span text:style-name="T15">, прежде чем </text:span></text:span><text:span text:style-name="Source_20_Text"><text:span text:style-name="T230">вызывать</text:span></text:span><text:span text:style-name="Source_20_Text"><text:span text:style-name="T15"> эту функцию, либо справиться с этим фактом (как правило, это самая простая вещь, вы можете просто игнорировать </text:span></text:span><text:span text:style-name="Source_20_Text"><text:span text:style-name="T240">наблюдатели</text:span></text:span><text:span text:style-name="Source_20_Text"><text:span text:style-name="T15"> и/или </text:span></text:span><text:span text:style-name="Source_20_Text"><text:span text:style-name="T56">free</text:span></text:span><text:span text:style-name="Source_20_Text"><text:span text:style-name="T39">()</text:span></text:span><text:span text:style-name="Source_20_Text"><text:span text:style-name="T15"> их, например).</text:span></text:span></text:p>
      <text:p text:style-name="P36"><text:span text:style-name="Source_20_Text"><text:span text:style-name="T15">Обратите внимание, что определенное глобальное состояние, такое как состояние сигнала (и установленные обработчики сигналов), не будет освобожден</text:span></text:span><text:span text:style-name="Source_20_Text"><text:span text:style-name="T208">ы</text:span></text:span><text:span text:style-name="Source_20_Text"><text:span text:style-name="T15"> этой функцией, </text:span></text:span><text:span text:style-name="Source_20_Text"><text:span text:style-name="T208">как </text:span></text:span><text:span text:style-name="Source_20_Text"><text:span text:style-name="T15">и связанные </text:span></text:span><text:span text:style-name="Source_20_Text"><text:span text:style-name="T240">наблюдатели</text:span></text:span><text:span text:style-name="Source_20_Text"><text:span text:style-name="T15"> (такие как </text:span></text:span><text:span text:style-name="Source_20_Text"><text:span text:style-name="T240">наблюдатели </text:span></text:span><text:span text:style-name="Source_20_Text"><text:span text:style-name="T15">сигнал</text:span></text:span><text:span text:style-name="Source_20_Text"><text:span text:style-name="T208">ов</text:span></text:span><text:span text:style-name="Source_20_Text"><text:span text:style-name="T15"> и </text:span></text:span><text:span text:style-name="Source_20_Text"><text:span text:style-name="T208">потомков</text:span></text:span><text:span text:style-name="Source_20_Text"><text:span text:style-name="T15">) должны быть остановлены вручную.</text:span></text:span></text:p>
      <text:p text:style-name="P36"><text:span text:style-name="Source_20_Text"><text:span text:style-name="T15">Эта функция обычно используется для объектов цикла, выделенных </text:span></text:span><text:span text:style-name="Source_20_Text"><text:span text:style-name="T39">ev_loop_new</text:span></text:span><text:span text:style-name="Source_20_Text"><text:span text:style-name="T15">, но также может использоваться </text:span></text:span><text:span text:style-name="Source_20_Text"><text:span text:style-name="T208">для</text:span></text:span><text:span text:style-name="Source_20_Text"><text:span text:style-name="T15"> цикл</text:span></text:span><text:span text:style-name="Source_20_Text"><text:span text:style-name="T208">а</text:span></text:span><text:span text:style-name="Source_20_Text"><text:span text:style-name="T15"> по умолчанию, возвращаемом </text:span></text:span><text:span text:style-name="Source_20_Text"><text:span text:style-name="T39">ev_default_loop</text:span></text:span><text:span text:style-name="Source_20_Text"><text:span text:style-name="T15">, и в этом случае он</text:span></text:span><text:span text:style-name="Source_20_Text"><text:span text:style-name="T208">а</text:span></text:span><text:span text:style-name="Source_20_Text"><text:span text:style-name="T15"> не является потокобезопас</text:span></text:span><text:span text:style-name="Source_20_Text"><text:span text:style-name="T208">ой</text:span></text:span><text:span text:style-name="Source_20_Text"><text:span text:style-name="T15">.</text:span></text:span></text:p>
      <text:p text:style-name="P36"><text:span text:style-name="Source_20_Text"><text:span text:style-name="T15">Обратите внимание, что не рекомендуется </text:span></text:span><text:span text:style-name="Source_20_Text"><text:span text:style-name="T208">вы</text:span></text:span><text:span text:style-name="Source_20_Text"><text:span text:style-name="T15">зывать эту функцию </text:span></text:span><text:span text:style-name="Source_20_Text"><text:span text:style-name="T230">для</text:span></text:span><text:span text:style-name="Source_20_Text"><text:span text:style-name="T15"> цикл</text:span></text:span><text:span text:style-name="Source_20_Text"><text:span text:style-name="T230">а</text:span></text:span><text:span text:style-name="Source_20_Text"><text:span text:style-name="T15"> по умолчанию, за исключением редкого случая, когда вам действительно нужно освобождать свои ресурсы. Если вам нужны динамически выделенные </text:span></text:span><text:span text:style-name="Source_20_Text"><text:span text:style-name="T208">циклы</text:span></text:span><text:span text:style-name="Source_20_Text"><text:span text:style-name="T15">, лучше использовать </text:span></text:span><text:span text:style-name="Source_20_Text"><text:span text:style-name="T39">ev_loop_new</text:span></text:span><text:span text:style-name="Source_20_Text"><text:span text:style-name="T15"> и </text:span></text:span><text:span text:style-name="Source_20_Text"><text:span text:style-name="T39">ev_loop_destroy</text:span></text:span><text:span text:style-name="Source_20_Text"><text:span text:style-name="T15">.</text:span></text:span></text:p>
      <text:h text:style-name="Heading_20_3" text:outline-level="3"><text:bookmark-start text:name="__RefHeading___Toc401_1213527551"/><text:span text:style-name="Source_20_Text">ev_loop_fork (loop)</text:span><text:bookmark-end text:name="__RefHeading___Toc401_1213527551"/></text:h>
      <text:p text:style-name="P37"><text:bookmark text:name="result_box25"/><text:span text:style-name="Source_20_Text"><text:span text:style-name="T15">Эта функция устанавливает флаг, который вызывает последующие итерации </text:span></text:span><text:span text:style-name="Source_20_Text"><text:span text:style-name="T39">ev_run</text:span></text:span><text:span text:style-name="Source_20_Text"><text:span text:style-name="T15"> <text:s/>повторной инициализации состояния ядра для бэк</text:span></text:span><text:span text:style-name="Source_20_Text"><text:span text:style-name="T241">е</text:span></text:span><text:span text:style-name="Source_20_Text"><text:span text:style-name="T15">ндов. Несмотря на название, вы можете вызывать его в любое время, когда вам разрешено запускать или останавливать </text:span></text:span><text:span text:style-name="Source_20_Text"><text:span text:style-name="T208">watcher`</text:span></text:span><text:span text:style-name="Source_20_Text"><text:span text:style-name="T209">ов</text:span></text:span><text:span text:style-name="Source_20_Text"><text:span text:style-name="T15"> (за исключением внутри обратного вызова </text:span></text:span><text:span text:style-name="Source_20_Text"><text:span text:style-name="T39">ev_prepare</text:span></text:span><text:span text:style-name="Source_20_Text"><text:span text:style-name="T15">), но наибольший смысл после fork в дочернем процессе. Вы должны </text:span></text:span><text:span text:style-name="Source_20_Text"><text:span text:style-name="T209">вызвать</text:span></text:span><text:span text:style-name="Source_20_Text"><text:span text:style-name="T15"> его (или использовать </text:span></text:span><text:span text:style-name="Source_20_Text"><text:span text:style-name="T39">EVFLAG_FORKCHECK</text:span></text:span><text:span text:style-name="Source_20_Text"><text:span text:style-name="T15">) </text:span></text:span><text:span text:style-name="Source_20_Text"><text:span text:style-name="T209">в потомке </text:span></text:span><text:span text:style-name="Source_20_Text"><text:span text:style-name="T15">перед возобновлением или вызовом </text:span></text:span><text:span text:style-name="Source_20_Text"><text:span text:style-name="T39">ev_run</text:span></text:span><text:span text:style-name="Source_20_Text"><text:span text:style-name="T15">.</text:span></text:span></text:p>
      <text:p text:style-name="P37"><text:span text:style-name="Source_20_Text"><text:span text:style-name="T15">Кроме того, если вы хотите повторно использовать цикл (через эту функцию или </text:span></text:span><text:span text:style-name="Source_20_Text"><text:span text:style-name="T39">EVFLAG_FORKCHECK</text:span></text:span><text:span text:style-name="Source_20_Text"><text:span text:style-name="T15">), вы также должны игнорировать </text:span></text:span><text:span text:style-name="Source_20_Text"><text:span text:style-name="T39">SIGPIPE</text:span></text:span><text:span text:style-name="Source_20_Text"><text:span text:style-name="T15">.</text:span></text:span></text:p>
      <text:p text:style-name="P37"><text:span text:style-name="Source_20_Text"><text:span text:style-name="T15">Опять же, вы должны вызвать его </text:span></text:span><text:span text:style-name="Source_20_Text"><text:span text:style-name="T210">для</text:span></text:span><text:span text:style-name="Source_20_Text"><text:span text:style-name="T15"> любо</text:span></text:span><text:span text:style-name="Source_20_Text"><text:span text:style-name="T210">го</text:span></text:span><text:span text:style-name="Source_20_Text"><text:span text:style-name="T15"> цикл</text:span></text:span><text:span text:style-name="Source_20_Text"><text:span text:style-name="T210">а</text:span></text:span><text:span text:style-name="Source_20_Text"><text:span text:style-name="T15">, который хотите повторно использовать после </text:span></text:span><text:span text:style-name="Source_20_Text"><text:span text:style-name="T209">fork</text:span></text:span><text:span text:style-name="Source_20_Text"><text:span text:style-name="T15">, даже если вы не планируете использовать цикл в </text:span></text:span><text:span text:style-name="Source_20_Text"><text:span text:style-name="T209">родителе</text:span></text:span><text:span text:style-name="Source_20_Text"><text:span text:style-name="T15">. Это связано с тем, что некоторые интерфейсы ядра * cough * kqueue * cough * делают забавные вещи во время fork.</text:span></text:span></text:p>
      <text:p text:style-name="P37"><text:span text:style-name="Source_20_Text"><text:span text:style-name="T15">С другой стороны, вам нужно только вызвать эту функцию в дочернем процессе, если и только если вы хотите использовать цикл событи</text:span></text:span><text:span text:style-name="Source_20_Text"><text:span text:style-name="T210">й</text:span></text:span><text:span text:style-name="Source_20_Text"><text:span text:style-name="T15"> в дочернем </text:span></text:span><text:span text:style-name="Source_20_Text"><text:span text:style-name="T210">процессе</text:span></text:span><text:span text:style-name="Source_20_Text"><text:span text:style-name="T15">. Если вы просто fork + exec или создаете новый цикл в дочернем элементе, вам не нужно его вообще </text:span></text:span><text:span text:style-name="Source_20_Text"><text:span text:style-name="T209">вызывать </text:span></text:span><text:span text:style-name="Source_20_Text"><text:span text:style-name="T15">(на самом деле </text:span></text:span><text:span text:style-name="Source_20_Text"><text:span text:style-name="T39">epoll </text:span></text:span><text:span text:style-name="Source_20_Text"><text:span text:style-name="T15">настолько сильно </text:span></text:span><text:span text:style-name="Source_20_Text"><text:span text:style-name="T231">кривой</text:span></text:span><text:span text:style-name="Source_20_Text"><text:span text:style-name="T15">, что он </text:span></text:span><text:span text:style-name="Source_20_Text"><text:span text:style-name="T231">создаёт </text:span></text:span><text:span text:style-name="Source_20_Text"><text:span text:style-name="T210">отлич</text:span></text:span><text:span text:style-name="Source_20_Text"><text:span text:style-name="T231">ие</text:span></text:span><text:span text:style-name="Source_20_Text"><text:span text:style-name="T15">, но libev обычно сам обнаруживает это и выполн</text:span></text:span><text:span text:style-name="Source_20_Text"><text:span text:style-name="T231">чяет</text:span></text:span><text:span text:style-name="Source_20_Text"><text:span text:style-name="T15"> дорогостоящий сброс бэкэнда).</text:span></text:span></text:p>
      <text:p text:style-name="P37"><text:soft-page-break/><text:span text:style-name="Source_20_Text"><text:span text:style-name="T15">Сама функция довольно быстрая, и обычно это не проблема </text:span></text:span><text:span text:style-name="Source_20_Text"><text:span text:style-name="T210">вызвать </text:span></text:span><text:span text:style-name="Source_20_Text"><text:span text:style-name="T15">е</text:span></text:span><text:span text:style-name="Source_20_Text"><text:span text:style-name="T210">ё</text:span></text:span><text:span text:style-name="Source_20_Text"><text:span text:style-name="T15"> на всякий случай после </text:span></text:span><text:span text:style-name="Source_20_Text"><text:span text:style-name="T210">fork</text:span></text:span><text:span text:style-name="Source_20_Text"><text:span text:style-name="T15">.</text:span></text:span></text:p>
      <text:p text:style-name="P37"><text:span text:style-name="Source_20_Text"><text:span text:style-name="T15">Пример: автоматизация вызова </text:span></text:span><text:span text:style-name="Source_20_Text"><text:span text:style-name="T39">ev_loop_fork</text:span></text:span><text:span text:style-name="Source_20_Text"><text:span text:style-name="T15"> в цикле по умолчанию при использовании pthreads.</text:span></text:span></text:p>
      <text:p text:style-name="P88"><text:span text:style-name="Source_20_Text"><text:span text:style-name="T380"><text:s text:c="3"/>static void</text:span></text:span></text:p>
      <text:p text:style-name="P91"><text:s text:c="3"/>post_fork_child (void)</text:p>
      <text:p text:style-name="P91"><text:s text:c="3"/>{</text:p>
      <text:p text:style-name="P91"><text:s text:c="5"/>ev_loop_fork (EV_DEFAULT);</text:p>
      <text:p text:style-name="P91"><text:s text:c="3"/>}</text:p>
      <text:p text:style-name="P91"/>
      <text:p text:style-name="P91"><text:s text:c="3"/>...</text:p>
      <text:p text:style-name="P104"><text:s text:c="3"/>pthread_atfork (0, 0, post_fork_child);</text:p>
      <text:h text:style-name="Heading_20_3" text:outline-level="3"><text:bookmark-start text:name="__RefHeading___Toc403_1213527551"/><text:span text:style-name="Source_20_Text">int ev_is_default_loop (loop)</text:span><text:bookmark-end text:name="__RefHeading___Toc403_1213527551"/></text:h>
      <text:p text:style-name="P7"><text:bookmark text:name="result_box26"/><text:span text:style-name="Source_20_Text"><text:span text:style-name="T15">Возвращает true, если данный цикл является, по сути, циклом по умолчанию, и false в противном случае.</text:span></text:span></text:p>
      <text:h text:style-name="Heading_20_3" text:outline-level="3"><text:bookmark-start text:name="__RefHeading___Toc405_1213527551"/><text:span text:style-name="Source_20_Text">unsigned int ev_iteration (loop)</text:span><text:bookmark-end text:name="__RefHeading___Toc405_1213527551"/></text:h>
      <text:p text:style-name="P38"><text:bookmark text:name="result_box27"/><text:span text:style-name="Source_20_Text"><text:span text:style-name="T15">Возвращает текущий счетчик итераций для цикла событий, который идентичен количеству раз, libev сделал</text:span></text:span><text:span text:style-name="Source_20_Text"><text:span text:style-name="T211">а</text:span></text:span><text:span text:style-name="Source_20_Text"><text:span text:style-name="T15"> опрос новых событий. Он начинается с 0 и </text:span></text:span><text:span text:style-name="Source_20_Text"><text:span text:style-name="T211">работает</text:span></text:span><text:span text:style-name="Source_20_Text"><text:span text:style-name="T15"> с достаточным количеством итераций.</text:span></text:span></text:p>
      <text:p text:style-name="P38"><text:span text:style-name="Source_20_Text"><text:span text:style-name="T15">Это значение иногда может быть полезно как счетчик генерации сортиров</text:span></text:span><text:span text:style-name="Source_20_Text"><text:span text:style-name="T211">ок</text:span></text:span><text:span text:style-name="Source_20_Text"><text:span text:style-name="T15"> (он «гасит» число итераций цикла), поскольку он примерно соответствует вызовам </text:span></text:span><text:span text:style-name="Source_20_Text"><text:span text:style-name="T39">ev_prepare</text:span></text:span><text:span text:style-name="Source_20_Text"><text:span text:style-name="T15"> и </text:span></text:span><text:span text:style-name="Source_20_Text"><text:span text:style-name="T39">ev_check — </text:span></text:span><text:span text:style-name="Source_20_Text"><text:span text:style-name="T15">и увеличивается между этапами подготовки и проверки.</text:span></text:span></text:p>
      <text:h text:style-name="Heading_20_3" text:outline-level="3"><text:bookmark-start text:name="__RefHeading___Toc407_1213527551"/><text:span text:style-name="Source_20_Text">unsigned int ev_depth (loop)</text:span><text:bookmark-end text:name="__RefHeading___Toc407_1213527551"/></text:h>
      <text:p text:style-name="P39"><text:bookmark text:name="result_box28"/><text:span text:style-name="Source_20_Text"><text:span text:style-name="T15">Возвращает количество раз, </text:span></text:span><text:span text:style-name="Source_20_Text"><text:span text:style-name="T39">ev_run</text:span></text:span><text:span text:style-name="Source_20_Text"><text:span text:style-name="T15"> был введен за вычетом количества раз, когда </text:span></text:span><text:span text:style-name="Source_20_Text"><text:span text:style-name="T39">ev_run</text:span></text:span><text:span text:style-name="Source_20_Text"><text:span text:style-name="T15"> был нормально завершен, другими словами, глубина рекурсии.</text:span></text:span></text:p>
      <text:p text:style-name="P39"><text:span text:style-name="Source_20_Text"><text:span text:style-name="T15">Вне </text:span></text:span><text:span text:style-name="Source_20_Text"><text:span text:style-name="T39">ev_run</text:span></text:span><text:span text:style-name="Source_20_Text"><text:span text:style-name="T15"> это число равно нулю. В обратном вызове это число равно 1, если </text:span></text:span><text:span text:style-name="Source_20_Text"><text:span text:style-name="T39">ev_run</text:span></text:span><text:span text:style-name="Source_20_Text"><text:span text:style-name="T15"> не был вызван рекурсивно (или из другого потока), в </text:span></text:span><text:span text:style-name="Source_20_Text"><text:span text:style-name="T211">таком </text:span></text:span><text:span text:style-name="Source_20_Text"><text:span text:style-name="T15">случае он выше.</text:span></text:span></text:p>
      <text:p text:style-name="P39"><text:span text:style-name="Source_20_Text"><text:span text:style-name="T15">Оставля</text:span></text:span><text:span text:style-name="Source_20_Text"><text:span text:style-name="T211">ть</text:span></text:span><text:span text:style-name="Source_20_Text"><text:span text:style-name="T15"> </text:span></text:span><text:span text:style-name="Source_20_Text"><text:span text:style-name="T39">ev_run</text:span></text:span><text:span text:style-name="Source_20_Text"><text:span text:style-name="T15"> ненормальн</text:span></text:span><text:span text:style-name="Source_20_Text"><text:span text:style-name="T211">ым</text:span></text:span><text:span text:style-name="Source_20_Text"><text:span text:style-name="T15"> (setjmp / longjmp, отменяя поток, бросая исключение и т. </text:span></text:span><text:span text:style-name="Source_20_Text"><text:span text:style-name="T211">д</text:span></text:span><text:span text:style-name="Source_20_Text"><text:span text:style-name="T15">.), </text:span></text:span><text:span text:style-name="Source_20_Text"><text:span text:style-name="T211">н</text:span></text:span><text:span text:style-name="Source_20_Text"><text:span text:style-name="T15">е считается «выходом» - считайте это как подсказку, чтобы избежать такого </text:span></text:span><text:span text:style-name="Source_20_Text"><text:span text:style-name="T211">не</text:span></text:span><text:span text:style-name="Source_20_Text"><text:span text:style-name="T15">джентльмен</text:span></text:span><text:span text:style-name="Source_20_Text"><text:span text:style-name="T211">ского </text:span></text:span><text:span text:style-name="Source_20_Text"><text:span text:style-name="T15">поведения.</text:span></text:span></text:p>
      <text:h text:style-name="Heading_20_3" text:outline-level="3"><text:bookmark-start text:name="__RefHeading___Toc409_1213527551"/><text:span text:style-name="Source_20_Text">unsigned int ev_backend (loop)</text:span><text:bookmark-end text:name="__RefHeading___Toc409_1213527551"/></text:h>
      <text:p text:style-name="P7"><text:bookmark text:name="result_box29"/><text:span text:style-name="Source_20_Text"><text:span text:style-name="T15">Возвращает один из флагов </text:span></text:span><text:span text:style-name="Source_20_Text"><text:span text:style-name="T39">EVBACKEND_ *</text:span></text:span><text:span text:style-name="Source_20_Text"><text:span text:style-name="T15">, указывающий используемый бэкэнд события.</text:span></text:span></text:p>
      <text:h text:style-name="Heading_20_3" text:outline-level="3"><text:bookmark-start text:name="__RefHeading___Toc411_1213527551"/><text:span text:style-name="Source_20_Text">ev_tstamp ev_now (loop)</text:span><text:bookmark-end text:name="__RefHeading___Toc411_1213527551"/></text:h>
      <text:p text:style-name="P7"><text:bookmark text:name="result_box30"/><text:span text:style-name="Source_20_Text"><text:span text:style-name="T15">Возвращает текущее «время цикла события», которое является временем, когда цикл событий получил события и начал их обрабатывать. Эт</text:span></text:span><text:span text:style-name="Source_20_Text"><text:span text:style-name="T212">о</text:span></text:span><text:span text:style-name="Source_20_Text"><text:span text:style-name="T15"> врем</text:span></text:span><text:span text:style-name="Source_20_Text"><text:span text:style-name="T212">я</text:span></text:span><text:span text:style-name="Source_20_Text"><text:span text:style-name="T15"> не изменяется, пока обрабатываются обратные вызовы, и это также базовое время, используемое для относительных таймеров. Вы можете рассматривать его как временную отметку происходящего события (или, вернее, libev, узна</text:span></text:span><text:span text:style-name="Source_20_Text"><text:span text:style-name="T212">ла</text:span></text:span><text:span text:style-name="Source_20_Text"><text:span text:style-name="T15"> о </text:span></text:span><text:span text:style-name="Source_20_Text"><text:span text:style-name="T212">нём</text:span></text:span><text:span text:style-name="Source_20_Text"><text:span text:style-name="T15">).</text:span></text:span></text:p>
      <text:h text:style-name="Heading_20_3" text:outline-level="3"><text:bookmark-start text:name="__RefHeading___Toc413_1213527551"/><text:soft-page-break/><text:span text:style-name="Source_20_Text">ev_now_update (loop)</text:span><text:bookmark-end text:name="__RefHeading___Toc413_1213527551"/></text:h>
      <text:p text:style-name="P40"><text:bookmark text:name="result_box31"/><text:span text:style-name="Source_20_Text"><text:span text:style-name="T15">Устанавливает текущее время, запрашивая ядро, обновляя время, возвращаемое </text:span></text:span><text:span text:style-name="Source_20_Text"><text:span text:style-name="T39">ev_now()</text:span></text:span><text:span text:style-name="Source_20_Text"><text:span text:style-name="T15"> в</text:span></text:span><text:span text:style-name="Source_20_Text"><text:span text:style-name="T213">о время работы</text:span></text:span><text:span text:style-name="Source_20_Text"><text:span text:style-name="T15">. Это дорогостоящая операция и обычно выполняется автоматически в </text:span></text:span><text:span text:style-name="Source_20_Text"><text:span text:style-name="T39">ev_run()</text:span></text:span><text:span text:style-name="Source_20_Text"><text:span text:style-name="T15">.<text:line-break/>Эта функция редко бывает полезной, но когда какой-либо обратный вызов работает очень долго, не входя в цикл событий, обнов</text:span></text:span><text:span text:style-name="Source_20_Text"><text:span text:style-name="T213">ить</text:span></text:span><text:span text:style-name="Source_20_Text"><text:span text:style-name="T15"> текуще</text:span></text:span><text:span text:style-name="Source_20_Text"><text:span text:style-name="T213">е</text:span></text:span><text:span text:style-name="Source_20_Text"><text:span text:style-name="T15"> врем</text:span></text:span><text:span text:style-name="Source_20_Text"><text:span text:style-name="T213">я</text:span></text:span><text:span text:style-name="Source_20_Text"><text:span text:style-name="T15"> </text:span></text:span><text:span text:style-name="Source_20_Text"><text:span text:style-name="T214">l</text:span></text:span><text:span text:style-name="Source_20_Text"><text:span text:style-name="T15">ibev является хорошей идеей.</text:span></text:span></text:p>
      <text:p text:style-name="P40"><text:span text:style-name="Source_20_Text"><text:span text:style-name="T15">См. Также </text:span></text:span><text:span text:style-name="Source_20_Text"><text:span text:style-name="T17">Особая проблема обновления времени</text:span></text:span><text:span text:style-name="Source_20_Text"><text:span text:style-name="T15"> в разделе </text:span></text:span><text:span text:style-name="Source_20_Text"><text:span text:style-name="T39">ev_timer</text:span></text:span><text:span text:style-name="Source_20_Text"><text:span text:style-name="T15">.</text:span></text:span></text:p>
      <text:h text:style-name="Heading_20_3" text:outline-level="3"><text:bookmark-start text:name="__RefHeading___Toc415_1213527551"/><text:span text:style-name="Source_20_Text">ev_suspend (loop)</text:span><text:bookmark-end text:name="__RefHeading___Toc415_1213527551"/></text:h>
      <text:h text:style-name="Heading_20_3" text:outline-level="3"><text:bookmark-start text:name="__RefHeading___Toc417_1213527551"/><text:span text:style-name="Source_20_Text">ev_resume (loop)</text:span><text:bookmark-end text:name="__RefHeading___Toc417_1213527551"/></text:h>
      <text:p text:style-name="P40"><text:bookmark text:name="result_box32"/><text:span text:style-name="Source_20_Text"><text:span text:style-name="T15">Эти две функции приостанавливают и возобновляют цикл событий, для использования, когда цикл не используется некоторое время, а тайм-ауты не должны обрабатываться.<text:line-break/>Типичным примером использования будет интерактивная программа, такая как игра: когда пользователь нажимает ^Z, чтобы приостановить игру и возобновит ее через час, было бы лучше обработать тайм-ауты, как если бы время не прошло, пока программа была приостановлена. Этого можно достичь, вызвав </text:span></text:span><text:span text:style-name="Source_20_Text"><text:span text:style-name="T39">ev_suspend</text:span></text:span><text:span text:style-name="Source_20_Text"><text:span text:style-name="T15"> в вашем обработчике </text:span></text:span><text:span text:style-name="Source_20_Text"><text:span text:style-name="T39">SIGTSTP</text:span></text:span><text:span text:style-name="Source_20_Text"><text:span text:style-name="T15">, отправив себе </text:span></text:span><text:span text:style-name="Source_20_Text"><text:span text:style-name="T39">SIGSTOP</text:span></text:span><text:span text:style-name="Source_20_Text"><text:span text:style-name="T15"> и вызвав </text:span></text:span><text:span text:style-name="Source_20_Text"><text:span text:style-name="T39">ev_resume</text:span></text:span><text:span text:style-name="Source_20_Text"><text:span text:style-name="T15"> непосредственно после этого, чтобы возобновить обработку таймера.</text:span></text:span></text:p>
      <text:p text:style-name="P48"><text:span text:style-name="Source_20_Text"><text:span text:style-name="T15">Фактически, все </text:span></text:span><text:span text:style-name="Source_20_Text"><text:span text:style-name="T232">watcher`ы</text:span></text:span><text:span text:style-name="Source_20_Text"><text:span text:style-name="T15"> </text:span></text:span><text:span text:style-name="Source_20_Text"><text:span text:style-name="T39">ev_timer</text:span></text:span><text:span text:style-name="Source_20_Text"><text:span text:style-name="T15"> будут задержаны </text:span></text:span><text:span text:style-name="Source_20_Text"><text:span text:style-name="T232">на </text:span></text:span><text:span text:style-name="Source_20_Text"><text:span text:style-name="T15">врем</text:span></text:span><text:span text:style-name="Source_20_Text"><text:span text:style-name="T232">я</text:span></text:span><text:span text:style-name="Source_20_Text"><text:span text:style-name="T15">, между </text:span></text:span><text:span text:style-name="Source_20_Text"><text:span text:style-name="T232">вызовами </text:span></text:span><text:span text:style-name="Source_20_Text"><text:span text:style-name="T39">ev_suspend</text:span></text:span><text:span text:style-name="Source_20_Text"><text:span text:style-name="T15"> и </text:span></text:span><text:span text:style-name="Source_20_Text"><text:span text:style-name="T39">ev_resume</text:span></text:span><text:span text:style-name="Source_20_Text"><text:span text:style-name="T15">, и все ev_</text:span></text:span><text:span text:style-name="Source_20_Text"><text:span text:style-name="T232">periodic watcher`ы</text:span></text:span><text:span text:style-name="Source_20_Text"><text:span text:style-name="T15"> будут перенесены (то есть они потеряют любые события, которые произошли бы во время приостановления).</text:span></text:span></text:p>
      <text:p text:style-name="P40"><text:span text:style-name="Source_20_Text"><text:span text:style-name="T15">После вызова </text:span></text:span><text:span text:style-name="Source_20_Text"><text:span text:style-name="T39">ev_suspend</text:span></text:span><text:span text:style-name="Source_20_Text"><text:span text:style-name="T15"> вы не должны вызывать </text:span></text:span><text:span text:style-name="Source_20_Text"><text:span text:style-name="T232">никакую</text:span></text:span><text:span text:style-name="Source_20_Text"><text:span text:style-name="T15"> функцию в данном цикле, отличную от </text:span></text:span><text:span text:style-name="Source_20_Text"><text:span text:style-name="T39">ev_resume</text:span></text:span><text:span text:style-name="Source_20_Text"><text:span text:style-name="T15">, и вы не должны вызывать </text:span></text:span><text:span text:style-name="Source_20_Text"><text:span text:style-name="T39">ev_resume</text:span></text:span><text:span text:style-name="Source_20_Text"><text:span text:style-name="T15"> без </text:span></text:span><text:span text:style-name="Source_20_Text"><text:span text:style-name="T232">предшествующего </text:span></text:span><text:span text:style-name="Source_20_Text"><text:span text:style-name="T15">вызова </text:span></text:span><text:span text:style-name="Source_20_Text"><text:span text:style-name="T39">ev_suspend</text:span></text:span><text:span text:style-name="Source_20_Text"><text:span text:style-name="T15">.</text:span></text:span></text:p>
      <text:p text:style-name="P40"><text:span text:style-name="Source_20_Text"><text:span text:style-name="T15">Вызов </text:span></text:span><text:span text:style-name="Source_20_Text"><text:span text:style-name="T39">ev_suspend</text:span></text:span><text:span text:style-name="Source_20_Text"><text:span text:style-name="T15">/</text:span></text:span><text:span text:style-name="Source_20_Text"><text:span text:style-name="T39">ev_resume</text:span></text:span><text:span text:style-name="Source_20_Text"><text:span text:style-name="T15"> </text:span></text:span><text:span text:style-name="Source_20_Text"><text:span text:style-name="T232">в качестве </text:span></text:span><text:span text:style-name="Source_20_Text"><text:span text:style-name="T15">побочн</text:span></text:span><text:span text:style-name="Source_20_Text"><text:span text:style-name="T232">ого</text:span></text:span><text:span text:style-name="Source_20_Text"><text:span text:style-name="T15"> эффект</text:span></text:span><text:span text:style-name="Source_20_Text"><text:span text:style-name="T232">а имеет</text:span></text:span><text:span text:style-name="Source_20_Text"><text:span text:style-name="T15"> </text:span></text:span><text:span text:style-name="Source_20_Text"><text:span text:style-name="T232">влияет на</text:span></text:span><text:span text:style-name="Source_20_Text"><text:span text:style-name="T15"> врем</text:span></text:span><text:span text:style-name="Source_20_Text"><text:span text:style-name="T232">я</text:span></text:span><text:span text:style-name="Source_20_Text"><text:span text:style-name="T15"> цикла события (</text:span></text:span><text:span text:style-name="Source_20_Text"><text:span text:style-name="T17">см. </text:span></text:span><text:span text:style-name="Source_20_Text"><text:span text:style-name="T63">e</text:span></text:span><text:span text:style-name="Source_20_Text"><text:span text:style-name="T62">v_now_update</text:span></text:span><text:span text:style-name="Source_20_Text"><text:span text:style-name="T17">)</text:span></text:span><text:span text:style-name="Source_20_Text"><text:span text:style-name="T15">.</text:span></text:span></text:p>
      <text:h text:style-name="Heading_20_3" text:outline-level="3"><text:span text:style-name="Source_20_Text">bool ev_run (loop, int flags)</text:span></text:h>
      <text:p text:style-name="P49"><text:span text:style-name="Source_20_Text"><text:span text:style-name="T15">Наконец, обработчик событий. Эта функция обычно вызывается после того, как вы инициализировали все свои </text:span></text:span><text:span text:style-name="Source_20_Text"><text:span text:style-name="T233">watcher`ы</text:span></text:span><text:span text:style-name="Source_20_Text"><text:span text:style-name="T15"> и хотите начать обработку событий. Он</text:span></text:span><text:span text:style-name="Source_20_Text"><text:span text:style-name="T233">а</text:span></text:span><text:span text:style-name="Source_20_Text"><text:span text:style-name="T15"> </text:span></text:span><text:span text:style-name="Source_20_Text"><text:span text:style-name="T233">будет </text:span></text:span><text:span text:style-name="Source_20_Text"><text:span text:style-name="T15">запр</text:span></text:span><text:span text:style-name="Source_20_Text"><text:span text:style-name="T233">ашивать</text:span></text:span><text:span text:style-name="Source_20_Text"><text:span text:style-name="T15"> у операционной системы новые события, вызывать обратные вызовы </text:span></text:span><text:span text:style-name="Source_20_Text"><text:span text:style-name="T233">watcher`а</text:span></text:span><text:span text:style-name="Source_20_Text"><text:span text:style-name="T15">, а затем бесконечно повторять весь процесс: вот почему циклы событий называются циклами.</text:span></text:span></text:p>
      <text:p text:style-name="P49"><text:span text:style-name="Source_20_Text"><text:span text:style-name="T15">Если аргумент flags указан как 0, он будет обрабатывать события до тех пор, пока будут активны </text:span></text:span><text:span text:style-name="Source_20_Text"><text:span text:style-name="T234">watcher`ы</text:span></text:span><text:span text:style-name="Source_20_Text"><text:span text:style-name="T15"> событий или не будет вызван </text:span></text:span><text:span text:style-name="Source_20_Text"><text:span text:style-name="T27">ev_break</text:span></text:span><text:span text:style-name="Source_20_Text"><text:span text:style-name="T15">.</text:span></text:span></text:p>
      <text:p text:style-name="P49"><text:span text:style-name="Source_20_Text"><text:span text:style-name="T15">Возвращаемое значение - false, если больше нет активных </text:span></text:span><text:span text:style-name="Source_20_Text"><text:span text:style-name="T234">watacher`ов </text:span></text:span><text:span text:style-name="Source_20_Text"><text:span text:style-name="T15">(что обычно означает «все задания </text:span></text:span><text:span text:style-name="Source_20_Text"><text:span text:style-name="T234">выполнены</text:span></text:span><text:span text:style-name="Source_20_Text"><text:span text:style-name="T15">» или «взаимоблокировка»), и true во всех других случаях (что обычно означает «вам следует снова вызвать </text:span></text:span><text:span text:style-name="Source_20_Text"><text:span text:style-name="T27">ev_run</text:span></text:span><text:span text:style-name="Source_20_Text"><text:span text:style-name="T15">»).</text:span></text:span></text:p>
      <text:p text:style-name="P49"><text:span text:style-name="Source_20_Text"><text:span text:style-name="T15">Обратите внимание, что явный </text:span></text:span><text:span text:style-name="Source_20_Text"><text:span text:style-name="T27">ev_break</text:span></text:span><text:span text:style-name="Source_20_Text"><text:span text:style-name="T15"> обычно лучше, чем полагаться на то, что все </text:span></text:span><text:span text:style-name="Source_20_Text"><text:span text:style-name="T234">watcher`ы</text:span></text:span><text:span text:style-name="Source_20_Text"><text:span text:style-name="T15"> будут остановлены при принятии решения о завершении программы (особенно в интерактивных программах), но иметь программу, которая автоматически зацикливается </text:span></text:span><text:span text:style-name="Source_20_Text"><text:span text:style-name="T235">на </text:span></text:span><text:soft-page-break/><text:span text:style-name="Source_20_Text"><text:span text:style-name="T15">столько, </text:span></text:span><text:span text:style-name="Source_20_Text"><text:span text:style-name="T234">на </text:span></text:span><text:span text:style-name="Source_20_Text"><text:span text:style-name="T15">сколько</text:span></text:span><text:span text:style-name="Source_20_Text"><text:span text:style-name="T234"> </text:span></text:span><text:span text:style-name="Source_20_Text"><text:span text:style-name="T15">требуется и </text:span></text:span><text:span text:style-name="Source_20_Text"><text:span text:style-name="T234">не </text:span></text:span><text:span text:style-name="Source_20_Text"><text:span text:style-name="T15">больше, благодаря то</text:span></text:span><text:span text:style-name="Source_20_Text"><text:span text:style-name="T234">му</text:span></text:span><text:span text:style-name="Source_20_Text"><text:span text:style-name="T15">, что е</text:span></text:span><text:span text:style-name="Source_20_Text"><text:span text:style-name="T234">ё</text:span></text:span><text:span text:style-name="Source_20_Text"><text:span text:style-name="T15"> </text:span></text:span><text:span text:style-name="Source_20_Text"><text:span text:style-name="T234">watcher`ы</text:span></text:span><text:span text:style-name="Source_20_Text"><text:span text:style-name="T15"> останавливаются </text:span></text:span><text:span text:style-name="Source_20_Text"><text:span text:style-name="T234">вовремя</text:span></text:span><text:span text:style-name="Source_20_Text"><text:span text:style-name="T15">, это действительно крас</text:span></text:span><text:span text:style-name="Source_20_Text"><text:span text:style-name="T234">иво</text:span></text:span><text:span text:style-name="Source_20_Text"><text:span text:style-name="T15">.</text:span></text:span></text:p>
      <text:p text:style-name="P49"><text:span text:style-name="Source_20_Text"><text:span text:style-name="T15">Эта функция в основном безопасна для исключений - вы можете выйти из вызова </text:span></text:span><text:span text:style-name="Source_20_Text"><text:span text:style-name="T39">ev_run</text:span></text:span><text:span text:style-name="Source_20_Text"><text:span text:style-name="T15">, вызвав longjmp в обратном вызове, вызвав исключение C++ и так далее. Это не уменьшает значение </text:span></text:span><text:span text:style-name="Source_20_Text"><text:span text:style-name="T27">ev_depth</text:span></text:span><text:span text:style-name="Source_20_Text"><text:span text:style-name="T15"> и не сбрасывает ожидающие </text:span></text:span><text:span text:style-name="Source_20_Text"><text:span text:style-name="T39">EVBREAK_ONE</text:span></text:span><text:span text:style-name="Source_20_Text"><text:span text:style-name="T15">.</text:span></text:span></text:p>
      <text:p text:style-name="P50"><text:span text:style-name="Source_20_Text"><text:span text:style-name="T15">Значение флага </text:span></text:span><text:span text:style-name="Source_20_Text"><text:span text:style-name="T39">EVRUN_NOWAIT</text:span></text:span><text:span text:style-name="Source_20_Text"><text:span text:style-name="T15"> будет искать новые события, обрабатывать эти события и любые уже ожидающие, но не будет ждать и блокировать ваш процесс в случае отсутствия событий и вернется после одной итерации цикла. Это иногда полезно для опроса и обработки новых событий при выполнении длительных вычислений, чтобы обеспечить отзывчивость программы.</text:span></text:span></text:p>
      <text:p text:style-name="P50"><text:span text:style-name="Source_20_Text"><text:span text:style-name="T15">Значение флага </text:span></text:span><text:span text:style-name="Source_20_Text"><text:span text:style-name="T39">EVRUN_ONCE</text:span></text:span><text:span text:style-name="Source_20_Text"><text:span text:style-name="T15"> будет искать новые события (ожид</text:span></text:span><text:span text:style-name="Source_20_Text"><text:span text:style-name="T235">ать</text:span></text:span><text:span text:style-name="Source_20_Text"><text:span text:style-name="T15"> при необходимости) и обрабатывать те и любые уже ожидающие. </text:span></text:span><text:span text:style-name="Source_20_Text"><text:span text:style-name="T235">Б</text:span></text:span><text:span text:style-name="Source_20_Text"><text:span text:style-name="T15">удет блокировать ваш процесс до тех пор, пока не будет получено хотя бы одно новое событие (которое может быть внутренним для самого libev, поэтому нет гарантии, что будет вызван зарегистрированный пользователем обратный вызов), и вернется после одной итерации цикла.</text:span></text:span></text:p>
      <text:p text:style-name="P50"><text:span text:style-name="Source_20_Text"><text:span text:style-name="T15">Это полезно, если вы ожидаете какое-то внешнее событие в сочетании с чем-то, что не может быть выражено с помощью других </text:span></text:span><text:span text:style-name="Source_20_Text"><text:span text:style-name="T235">watcher`ов</text:span></text:span><text:span text:style-name="Source_20_Text"><text:span text:style-name="T15"> libev (т.е. "roll your own ev_run"). Однако пара </text:span></text:span><text:span text:style-name="Source_20_Text"><text:span text:style-name="T235">watcher`ов</text:span></text:span><text:span text:style-name="Source_20_Text"><text:span text:style-name="T15"> </text:span></text:span><text:span text:style-name="Source_20_Text"><text:span text:style-name="T39">ev_prepare / ev_check</text:span></text:span><text:span text:style-name="Source_20_Text"><text:span text:style-name="T15"> обычно является лучшим подходом для такого рода вещей.</text:span></text:span></text:p>
      <text:p text:style-name="P49"><text:span text:style-name="Source_20_Text"><text:span text:style-name="T15">Вот ужасные подробности того, что делает </text:span></text:span><text:span text:style-name="Source_20_Text"><text:span text:style-name="T27">ev_run</text:span></text:span><text:span text:style-name="Source_20_Text"><text:span text:style-name="T15"> (это для вашего понимания, а не гарантия того, что в будущих версиях все будет именно так):</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5:40:30.616510279</meta:creation-date>
    <dc:date>2019-07-08T10:48:03.667715084</dc:date>
    <meta:editing-duration>P4DT2H55M</meta:editing-duration>
    <meta:editing-cycles>158</meta:editing-cycles>
    <meta:generator>LibreOffice/6.2.3.2$Linux_X86_64 LibreOffice_project/aecc05fe267cc68dde00352a451aa867b3b546ac</meta:generator>
    <meta:document-statistic meta:table-count="0" meta:image-count="0" meta:object-count="0" meta:page-count="18" meta:paragraph-count="327" meta:word-count="5350" meta:character-count="39325" meta:non-whitespace-character-count="33862"/>
  </office:meta>
</office:document-meta>
</file>